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emf" manifest:media-type=""/>
  <manifest:file-entry manifest:full-path="media/image2.jpeg" manifest:media-type="image/jpeg"/>
  <manifest:file-entry manifest:full-path="media/image3.emf"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solid" draw:fill-color="#cccccc" draw:opacity="100%" draw:stroke="none"/>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3">
      <style:drawing-page-properties draw:fill="solid" draw:fill-color="#76b9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76b9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76b900"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76b900"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9">
      <style:graphic-properties draw:fill="solid" draw:fill-color="#d6d6d6" draw:opacity="100%" draw:stroke="non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solid" draw:fill-color="#cccccc" draw:opacity="100%" draw:stroke="none"/>
    </style:style>
    <style:style style:family="presentation" style:name="a6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solid" draw:fill-color="#cccccc" draw:opacity="100%" draw:stroke="non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8">
      <style:graphic-properties draw:fill="solid" draw:fill-color="#d6d6d6" draw:opacity="100%" draw:stroke="none"/>
    </style:style>
    <style:style style:family="presentation" style:name="a649">
      <style:graphic-properties draw:fill="solid" draw:fill-color="#cccccc" draw:opacity="100%"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Verdana" fo:font-size="0.17361in" style:font-size-asian="0.17361in" style:font-size-complex="0.1736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19">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4">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8" draw:style-name="a582" draw:master-page-name="Master1-Layout1-cust-Titelfolie" presentation:presentation-page-layout-name="Master1-PPL1" draw:id="Slide-273">
        <draw:frame draw:id="id97" presentation:style-name="a586" draw:name="Titel 1" svg:x="1.1413in" svg:y="5.71872in" svg:width="7.06424in" svg:height="0.94499in" presentation:class="title" presentation:placeholder="false">
          <draw:text-box>
            <text:p text:style-name="a585" text:class-names="" text:cond-style-name=""><text:span text:style-name="a583" text:class-names="">Ecommerce<text:line-break/>Mobil Anwendung</text:span><text:span text:style-name="a584" text:class-names=""/></text:p>
          </draw:text-box>
          <svg:title/>
          <svg:desc/>
        </draw:frame>
        <draw:frame draw:id="id98" draw:style-name="a591" draw:name="TextBox 3" svg:x="8.62245in" svg:y="7.21033in" svg:width="2.28372in" svg:height="0.2861in">
          <draw:text-box>
            <text:p text:style-name="a590" text:class-names="" text:cond-style-name=""><text:span text:style-name="a587" text:class-names="">Jackie<text:s text:c="1"/></text:span><text:span text:style-name="a588" text:class-names="">Kolokou</text:span><text:span text:style-name="a589" text:class-names=""/></text:p>
          </draw:text-box>
          <svg:title/>
          <svg:desc/>
        </draw:frame>
        <draw:frame draw:id="id99" draw:style-name="a598" draw:name="TextBox 4" svg:x="0in" svg:y="7.1935in" svg:width="3.86877in" svg:height="0.30293in">
          <draw:text-box>
            <text:p text:style-name="a597" text:class-names="" text:cond-style-name=""><text:span text:style-name="a592" text:class-names="">Dozent</text:span><text:span text:style-name="a593" text:class-names="">: Prof. dr.<text:s text:c="1"/></text:span><text:span text:style-name="a594" text:class-names="">ing</text:span><text:span text:style-name="a595" text:class-names="">. Dipl. Neumann</text:span><text:span text:style-name="a596" text:class-names=""/></text:p>
          </draw:text-box>
          <svg:title/>
          <svg:desc/>
        </draw:frame>
      </draw:page>
      <draw:page draw:name="Slide11" draw:style-name="a599" draw:master-page-name="Master1-Layout3-cust-Titel,-Bild-und-Text" presentation:presentation-page-layout-name="Master1-PPL3" draw:id="Slide-266">
        <draw:frame draw:id="id100" presentation:style-name="a600" draw:name="Titel 2" svg:x="0.38542in" svg:y="2.56944in" svg:width="2.05556in" svg:height="1.90799in" presentation:class="title" presentation:placeholder="true">
          <draw:text-box/>
          <svg:title/>
          <svg:desc/>
        </draw:frame>
        <draw:frame draw:id="id101" presentation:style-name="a605" draw:transform="translate(-2.21528in -0.09896in) rotate(-4.71239) translate(9.86285in 2.26389in)" draw:name="Textplatzhalter 4" svg:width="4.43056in" svg:height="0.19792in" presentation:class="outline" presentation:placeholder="false">
          <draw:text-box>
            <text:list text:style-name="a604">
              <text:list-item>
                <text:p text:style-name="a603" text:class-names="" text:cond-style-name=""><text:span text:style-name="a601" text:class-names="">© Alexander Rentsch</text:span><text:span text:style-name="a602" text:class-names=""/></text:p>
              </text:list-item>
            </text:list>
          </draw:text-box>
          <svg:title/>
          <svg:desc/>
        </draw:frame>
        <draw:frame draw:id="id102" presentation:style-name="a606" draw:name="Picture Placeholder 1" svg:x="2.5191in" svg:y="0in" svg:width="7.4809in" svg:height="4.65625in" presentation:class="graphic" presentation:placeholder="true">
          <svg:title/>
          <svg:desc/>
        </draw:frame>
        <draw:frame draw:id="id103" presentation:style-name="a607" draw:name="Content Placeholder 5" svg:x="2.71701in" svg:y="5.02778in" svg:width="7.04687in" svg:height="2.22569in" presentation:class="outline" presentation:placeholder="true">
          <draw:text-box/>
          <svg:title/>
          <svg:desc/>
        </draw:frame>
      </draw:page>
      <draw:page draw:name="Slide12" draw:style-name="a608" draw:master-page-name="Master1-Layout3-cust-Titel,-Bild-und-Text" presentation:presentation-page-layout-name="Master1-PPL3" draw:id="Slide-267">
        <draw:frame draw:id="id104" presentation:style-name="a612" draw:name="Titel 2" svg:x="0.38542in" svg:y="2.56944in" svg:width="2.05556in" svg:height="1.90799in" presentation:class="title" presentation:placeholder="false">
          <draw:text-box>
            <text:p text:style-name="a611" text:class-names="" text:cond-style-name=""><text:span text:style-name="a609" text:class-names="">Die HTW Berlin <text:line-break/>International</text:span><text:span text:style-name="a610" text:class-names=""/></text:p>
          </draw:text-box>
          <svg:title/>
          <svg:desc/>
        </draw:frame>
        <draw:frame draw:id="id105" draw:style-name="a615" draw:name="Fußzeilenplatzhalter 4" svg:x="0.39236in" svg:y="0.51215in" svg:width="2.04861in" svg:height="0.16319in">
          <draw:text-box>
            <text:p text:style-name="a614" text:class-names="" text:cond-style-name=""><text:span text:style-name="a613" text:class-names="">Referent, Datum</text:span></text:p>
          </draw:text-box>
          <svg:title/>
          <svg:desc/>
        </draw:frame>
        <draw:frame draw:id="id106" presentation:style-name="a620" draw:transform="translate(-2.21528in -0.09896in) rotate(-4.71239) translate(9.86285in 2.26389in)" draw:name="Textplatzhalter 5" svg:width="4.43056in" svg:height="0.19792in" presentation:class="outline" presentation:placeholder="false">
          <draw:text-box>
            <text:list text:style-name="a619">
              <text:list-item>
                <text:p text:style-name="a618" text:class-names="" text:cond-style-name=""><text:span text:style-name="a616" text:class-names="">© Gregor Strutz/Axel Völcker</text:span><text:span text:style-name="a617" text:class-names=""/></text:p>
              </text:list-item>
            </text:list>
          </draw:text-box>
          <svg:title/>
          <svg:desc/>
        </draw:frame>
        <draw:g draw:name="Gruppieren 7" draw:id="id107">
          <svg:title/>
          <svg:desc/>
          <draw:custom-shape svg:x="0.5456in" svg:y="1.54861in" svg:width="1.18703in" svg:height="1.85938in" draw:id="id110" draw:style-name="a625" draw:name="Freeform 28">
            <svg:title/>
            <svg:desc/>
            <text:p text:style-name="a624" text:class-names="" text:cond-style-name=""><text:span text:style-name="a623" text:class-names=""/></text:p>
            <draw:enhanced-geometry xmlns:dr3d="urn:oasis:names:tc:opendocument:xmlns:dr3d:1.0" draw:type="non-primitive" svg:viewBox="0 0 253 396" draw:enhanced-path="M 163 396 C 0 396 0 396 0 396 0 364 0 364 0 364 65 364 65 364 65 364 65 330 65 330 65 330 48 328 31 324 16 318 28 288 28 288 28 288 45 294 63 298 82 298 158 298 221 236 221 159 221 101 185 51 135 31 147 0 147 0 147 0 210 26 253 87 253 159 253 248 185 322 98 330 98 364 98 364 98 364 163 364 163 364 163 364 L 163 396 Z N" draw:text-areas="?f48 ?f50 ?f49 ?f51" draw:glue-points="?f28 ?f29 ?f30 ?f29 ?f30 ?f31 ?f32 ?f31 ?f32 ?f33 ?f34 ?f35 ?f36 ?f37 ?f38 ?f39 ?f40 ?f41 ?f42 ?f43 ?f44 ?f45 ?f46 ?f41 ?f47 ?f33 ?f47 ?f31 ?f28 ?f31 ?f28 ?f2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
              <draw:equation draw:name="f7" draw:formula="?f4 / 396"/>
              <draw:equation draw:name="f8" draw:formula="813342436 * ?f5 / 253"/>
              <draw:equation draw:name="f9" draw:formula="1981530128 * ?f4 / 396"/>
              <draw:equation draw:name="f10" draw:formula="0 * ?f5 / 253"/>
              <draw:equation draw:name="f11" draw:formula="1821406074 * ?f4 / 396"/>
              <draw:equation draw:name="f12" draw:formula="324340255 * ?f5 / 253"/>
              <draw:equation draw:name="f13" draw:formula="1651276225 * ?f4 / 396"/>
              <draw:equation draw:name="f14" draw:formula="79838048 * ?f5 / 253"/>
              <draw:equation draw:name="f15" draw:formula="1591228027 * ?f4 / 396"/>
              <draw:equation draw:name="f16" draw:formula="139714909 * ?f5 / 253"/>
              <draw:equation draw:name="f17" draw:formula="1441112007 * ?f4 / 396"/>
              <draw:equation draw:name="f18" draw:formula="409166366 * ?f5 / 253"/>
              <draw:equation draw:name="f19" draw:formula="1491152172 * ?f4 / 396"/>
              <draw:equation draw:name="f20" draw:formula="1102755080 * ?f5 / 253"/>
              <draw:equation draw:name="f21" draw:formula="795614014 * ?f4 / 396"/>
              <draw:equation draw:name="f22" draw:formula="673627527 * ?f5 / 253"/>
              <draw:equation draw:name="f23" draw:formula="155120037 * ?f4 / 396"/>
              <draw:equation draw:name="f24" draw:formula="733506621 * ?f5 / 253"/>
              <draw:equation draw:name="f25" draw:formula="0 * ?f4 / 396"/>
              <draw:equation draw:name="f26" draw:formula="1262428943 * ?f5 / 253"/>
              <draw:equation draw:name="f27" draw:formula="489004414 * ?f5 / 25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6"/>
              <draw:equation draw:name="f48" draw:formula="0 / ?f6"/>
              <draw:equation draw:name="f49" draw:formula="?f1 / ?f6"/>
              <draw:equation draw:name="f50" draw:formula="0 / ?f7"/>
              <draw:equation draw:name="f51" draw:formula="?f3 / ?f7"/>
            </draw:enhanced-geometry>
          </draw:custom-shape>
          <draw:custom-shape svg:x="0.38889in" svg:y="1.75854in" svg:width="1.077in" svg:height="1.07631in" draw:id="id111" draw:style-name="a628" draw:name="Freeform 29">
            <svg:title/>
            <svg:desc/>
            <text:p text:style-name="a627" text:class-names="" text:cond-style-name=""><text:span text:style-name="a626" text:class-names=""/></text:p>
            <draw:enhanced-geometry xmlns:dr3d="urn:oasis:names:tc:opendocument:xmlns:dr3d:1.0" draw:type="non-primitive" svg:viewBox="0 0 229 229" draw:enhanced-path="M 115 32 C 69 32 33 69 33 114 33 159 69 196 115 196 160 196 196 159 196 114 196 69 160 32 115 32 M 115 0 C 178 0 229 51 229 114 229 177 178 229 115 229 51 229 0 177 0 114 0 51 51 0 115 0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
              <draw:equation draw:name="f7" draw:formula="?f4 / 229"/>
              <draw:equation draw:name="f8" draw:formula="576580722 * ?f5 / 229"/>
              <draw:equation draw:name="f9" draw:formula="160438841 * ?f4 / 229"/>
              <draw:equation draw:name="f10" draw:formula="165454514 * ?f5 / 229"/>
              <draw:equation draw:name="f11" draw:formula="571567288 * ?f4 / 229"/>
              <draw:equation draw:name="f12" draw:formula="982693496 * ?f4 / 229"/>
              <draw:equation draw:name="f13" draw:formula="982693496 * ?f5 / 229"/>
              <draw:equation draw:name="f14" draw:formula="0 * ?f4 / 229"/>
              <draw:equation draw:name="f15" draw:formula="1148148009 * ?f5 / 229"/>
              <draw:equation draw:name="f16" draw:formula="1148148009 * ?f4 / 229"/>
              <draw:equation draw:name="f17" draw:formula="0 * ?f5 / 229"/>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g>
        <draw:frame draw:id="id108" presentation:style-name="a621" draw:name="Picture Placeholder 1" svg:x="2.5191in" svg:y="0in" svg:width="7.4809in" svg:height="4.65625in" presentation:class="graphic" presentation:placeholder="true">
          <svg:title/>
          <svg:desc/>
        </draw:frame>
        <draw:frame draw:id="id109" presentation:style-name="a622" draw:name="Content Placeholder 3" svg:x="2.71701in" svg:y="5.02778in" svg:width="7.04687in" svg:height="2.22569in" presentation:class="outline" presentation:placeholder="true">
          <draw:text-box/>
          <svg:title/>
          <svg:desc/>
        </draw:frame>
      </draw:page>
      <draw:page draw:name="Slide13" draw:style-name="a629" draw:master-page-name="Master1-Layout4-cust-Titel,-2-Bilder-und-Text" presentation:presentation-page-layout-name="Master1-PPL4" draw:id="Slide-268">
        <draw:frame draw:id="id112" presentation:style-name="a633" draw:name="Titel 2" svg:x="0.38542in" svg:y="2.56944in" svg:width="2.05556in" svg:height="1.90799in" presentation:class="title" presentation:placeholder="false">
          <draw:text-box>
            <text:p text:style-name="a632" text:class-names="" text:cond-style-name=""><text:span text:style-name="a630" text:class-names="">Kooperieren mit der HTW Berlin</text:span><text:span text:style-name="a631" text:class-names=""/></text:p>
          </draw:text-box>
          <svg:title/>
          <svg:desc/>
        </draw:frame>
        <draw:frame draw:id="id113" draw:style-name="a636" draw:name="Fußzeilenplatzhalter 4" svg:x="0.39236in" svg:y="0.51215in" svg:width="2.04861in" svg:height="0.16319in">
          <draw:text-box>
            <text:p text:style-name="a635" text:class-names="" text:cond-style-name=""><text:span text:style-name="a634" text:class-names="">Referent, Datum</text:span></text:p>
          </draw:text-box>
          <svg:title/>
          <svg:desc/>
        </draw:frame>
        <draw:frame draw:id="id114" presentation:style-name="a642" draw:transform="translate(-2.21528in -0.09896in) rotate(-4.71239) translate(9.86285in 2.26389in)" draw:name="Textplatzhalter 5" svg:width="4.43056in" svg:height="0.19792in" presentation:class="outline" presentation:placeholder="false">
          <draw:text-box>
            <text:list text:style-name="a641">
              <text:list-item>
                <text:p text:style-name="a640" text:class-names="" text:cond-style-name=""><text:span text:style-name="a637" text:class-names="">© DOM<text:s text:c="1"/></text:span><text:span text:style-name="a638" text:class-names="">publishers</text:span><text:span text:style-name="a639" text:class-names=""/></text:p>
              </text:list-item>
            </text:list>
          </draw:text-box>
          <svg:title/>
          <svg:desc/>
        </draw:frame>
        <draw:frame draw:id="id115" presentation:style-name="a647" draw:transform="translate(-2.21528in -0.09809in) rotate(-4.71239) translate(6.1224in 2.26389in)" draw:name="Textplatzhalter 7" svg:width="4.43056in" svg:height="0.19618in" presentation:class="outline" presentation:placeholder="false">
          <draw:text-box>
            <text:list text:style-name="a646">
              <text:list-item>
                <text:p text:style-name="a645" text:class-names="" text:cond-style-name=""><text:span text:style-name="a643" text:class-names="">© Philipp Meuser</text:span><text:span text:style-name="a644" text:class-names=""/></text:p>
              </text:list-item>
            </text:list>
          </draw:text-box>
          <svg:title/>
          <svg:desc/>
        </draw:frame>
        <draw:frame draw:id="id116" presentation:style-name="a648" draw:name="Picture Placeholder 1" svg:x="2.5191in" svg:y="0in" svg:width="3.74088in" svg:height="4.65625in" presentation:class="graphic" presentation:placeholder="true">
          <svg:title/>
          <svg:desc/>
        </draw:frame>
        <draw:frame draw:id="id117" presentation:style-name="a649" draw:name="Picture Placeholder 3" svg:x="6.25998in" svg:y="0in" svg:width="3.74002in" svg:height="4.65625in" presentation:class="graphic" presentation:placeholder="true">
          <svg:title/>
          <svg:desc/>
        </draw:frame>
        <draw:frame draw:id="id118" presentation:style-name="a650" draw:name="Content Placeholder 6" svg:x="2.71701in" svg:y="5.02778in" svg:width="7.04687in" svg:height="2.22569in" presentation:class="outline" presentation:placeholder="true">
          <draw:text-box/>
          <svg:title/>
          <svg:desc/>
        </draw:frame>
      </draw:page>
      <draw:page draw:name="Slide14" draw:style-name="a651" draw:master-page-name="Master1-Layout4-cust-Titel,-2-Bilder-und-Text" presentation:presentation-page-layout-name="Master1-PPL4" draw:id="Slide-269">
        <draw:frame draw:id="id119" presentation:style-name="a655" draw:name="Titel 2" svg:x="0.38542in" svg:y="2.56944in" svg:width="2.05556in" svg:height="1.90799in" presentation:class="title" presentation:placeholder="false">
          <draw:text-box>
            <text:p text:style-name="a654" text:class-names="" text:cond-style-name=""><text:span text:style-name="a652" text:class-names="">Die HTW Berlin <text:line-break/>International</text:span><text:span text:style-name="a653" text:class-names=""/></text:p>
          </draw:text-box>
          <svg:title/>
          <svg:desc/>
        </draw:frame>
        <draw:frame draw:id="id120" draw:style-name="a658" draw:name="Fußzeilenplatzhalter 4" svg:x="0.39236in" svg:y="0.51215in" svg:width="2.04861in" svg:height="0.16319in">
          <draw:text-box>
            <text:p text:style-name="a657" text:class-names="" text:cond-style-name=""><text:span text:style-name="a656" text:class-names="">Referent, Datum</text:span></text:p>
          </draw:text-box>
          <svg:title/>
          <svg:desc/>
        </draw:frame>
        <draw:frame draw:id="id121" presentation:style-name="a663" draw:transform="translate(-2.21528in -0.09896in) rotate(-4.71239) translate(9.86285in 2.26389in)" draw:name="Textplatzhalter 5" svg:width="4.43056in" svg:height="0.19792in" presentation:class="outline" presentation:placeholder="false">
          <draw:text-box>
            <text:list text:style-name="a662">
              <text:list-item>
                <text:p text:style-name="a661" text:class-names="" text:cond-style-name=""><text:span text:style-name="a659" text:class-names="">© Friederike Coenen</text:span><text:span text:style-name="a660" text:class-names=""/></text:p>
              </text:list-item>
            </text:list>
          </draw:text-box>
          <svg:title/>
          <svg:desc/>
        </draw:frame>
        <draw:frame draw:id="id122" presentation:style-name="a668" draw:transform="translate(-2.21528in -0.09809in) rotate(-4.71239) translate(6.1224in 2.26389in)" draw:name="Textplatzhalter 7" svg:width="4.43056in" svg:height="0.19618in" presentation:class="outline" presentation:placeholder="false">
          <draw:text-box>
            <text:list text:style-name="a667">
              <text:list-item>
                <text:p text:style-name="a666" text:class-names="" text:cond-style-name=""><text:span text:style-name="a664" text:class-names="">© Friederike Coenen</text:span><text:span text:style-name="a665" text:class-names=""/></text:p>
              </text:list-item>
            </text:list>
          </draw:text-box>
          <svg:title/>
          <svg:desc/>
        </draw:frame>
        <draw:g draw:name="Gruppieren 17" draw:id="id123">
          <svg:title/>
          <svg:desc/>
          <draw:custom-shape svg:x="0.37153in" svg:y="1.53993in" svg:width="1.84722in" svg:height="1.56597in" draw:id="id127" draw:style-name="a674" draw:name="Freeform 6">
            <svg:title/>
            <svg:desc/>
            <text:p text:style-name="a673" text:class-names="" text:cond-style-name=""><text:span text:style-name="a672" text:class-names=""/></text:p>
            <draw:enhanced-geometry xmlns:dr3d="urn:oasis:names:tc:opendocument:xmlns:dr3d:1.0" draw:type="non-primitive" svg:viewBox="0 0 411 348" draw:enhanced-path="M 205 0 C 318 0 411 50 411 143 411 204 388 245 333 265 327 308 303 348 253 348 237 348 237 348 237 348 237 283 237 283 237 283 226 284 214 285 205 285 98 285 0 236 0 143 0 50 94 0 205 0 M 205 30 C 97 30 31 79 31 143 31 207 101 255 205 255 221 255 268 249 268 249 268 314 268 314 268 314 297 303 302 266 302 241 358 225 379 203 379 143 379 79 314 30 205 30 N" draw:text-areas="?f50 ?f52 ?f51 ?f53" draw:glue-points="?f29 ?f30 ?f31 ?f32 ?f33 ?f34 ?f35 ?f36 ?f37 ?f36 ?f37 ?f38 ?f29 ?f39 ?f40 ?f32 ?f29 ?f30 ?f29 ?f41 ?f42 ?f32 ?f29 ?f43 ?f44 ?f45 ?f44 ?f46 ?f47 ?f48 ?f49 ?f32 ?f29 ?f4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
              <draw:equation draw:name="f7" draw:formula="?f4 / 348"/>
              <draw:equation draw:name="f8" draw:formula="1021769995 * ?f5 / 411"/>
              <draw:equation draw:name="f9" draw:formula="0 * ?f4 / 348"/>
              <draw:equation draw:name="f10" draw:formula="2048525257 * ?f5 / 411"/>
              <draw:equation draw:name="f11" draw:formula="714491599 * ?f4 / 348"/>
              <draw:equation draw:name="f12" draw:formula="1659754757 * ?f5 / 411"/>
              <draw:equation draw:name="f13" draw:formula="1324057249 * ?f4 / 348"/>
              <draw:equation draw:name="f14" draw:formula="1261013723 * ?f5 / 411"/>
              <draw:equation draw:name="f15" draw:formula="1738762976 * ?f4 / 348"/>
              <draw:equation draw:name="f16" draw:formula="1181267302 * ?f5 / 411"/>
              <draw:equation draw:name="f17" draw:formula="1413993458 * ?f4 / 348"/>
              <draw:equation draw:name="f18" draw:formula="1423987363 * ?f4 / 348"/>
              <draw:equation draw:name="f19" draw:formula="0 * ?f5 / 411"/>
              <draw:equation draw:name="f20" draw:formula="149892936 * ?f4 / 348"/>
              <draw:equation draw:name="f21" draw:formula="154512039 * ?f5 / 411"/>
              <draw:equation draw:name="f22" draw:formula="1274094427 * ?f4 / 348"/>
              <draw:equation draw:name="f23" draw:formula="1335777108 * ?f5 / 411"/>
              <draw:equation draw:name="f24" draw:formula="1244114946 * ?f4 / 348"/>
              <draw:equation draw:name="f25" draw:formula="1568884464 * ?f4 / 348"/>
              <draw:equation draw:name="f26" draw:formula="1505242718 * ?f5 / 411"/>
              <draw:equation draw:name="f27" draw:formula="1204143794 * ?f4 / 348"/>
              <draw:equation draw:name="f28" draw:formula="1889030183 * ?f5 / 411"/>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7"/>
              <draw:equation draw:name="f47" draw:formula="?f26 / ?f6"/>
              <draw:equation draw:name="f48" draw:formula="?f27 / ?f7"/>
              <draw:equation draw:name="f49" draw:formula="?f28 / ?f6"/>
              <draw:equation draw:name="f50" draw:formula="0 / ?f6"/>
              <draw:equation draw:name="f51" draw:formula="?f1 / ?f6"/>
              <draw:equation draw:name="f52" draw:formula="0 / ?f7"/>
              <draw:equation draw:name="f53" draw:formula="?f3 / ?f7"/>
            </draw:enhanced-geometry>
          </draw:custom-shape>
          <draw:custom-shape svg:x="0.9372in" svg:y="2.24941in" svg:width="0.14382in" svg:height="0.14701in" draw:id="id128" draw:style-name="a677" draw:name="Rectangle 7">
            <svg:title/>
            <svg:desc/>
            <text:p text:style-name="a676" text:class-names="" text:cond-style-name=""><text:span text:style-name="a675" text:class-names=""/></text:p>
            <draw:enhanced-geometry xmlns:dr3d="urn:oasis:names:tc:opendocument:xmlns:dr3d:1.0" draw:type="non-primitive" svg:viewBox="0 0 21600 21600" draw:enhanced-path="M 0 0 L 21600 0 21600 21600 0 21600 Z N"/>
          </draw:custom-shape>
          <draw:custom-shape svg:x="1.22163in" svg:y="2.24941in" svg:width="0.14382in" svg:height="0.14701in" draw:id="id129" draw:style-name="a680" draw:name="Rectangle 8">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custom-shape svg:x="1.50926in" svg:y="2.24941in" svg:width="0.13742in" svg:height="0.14701in" draw:id="id130" draw:style-name="a683" draw:name="Rectangle 9">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g>
        <draw:frame draw:id="id124" presentation:style-name="a669" draw:name="Picture Placeholder 1" svg:x="2.5191in" svg:y="0in" svg:width="3.74088in" svg:height="4.65625in" presentation:class="graphic" presentation:placeholder="true">
          <svg:title/>
          <svg:desc/>
        </draw:frame>
        <draw:frame draw:id="id125" presentation:style-name="a670" draw:name="Picture Placeholder 3" svg:x="6.25998in" svg:y="0in" svg:width="3.74002in" svg:height="4.65625in" presentation:class="graphic" presentation:placeholder="true">
          <svg:title/>
          <svg:desc/>
        </draw:frame>
        <draw:frame draw:id="id126" presentation:style-name="a671" draw:name="Content Placeholder 6" svg:x="2.71701in" svg:y="5.02778in" svg:width="7.04687in" svg:height="2.22569in" presentation:class="outline" presentation:placeholder="true">
          <draw:text-box/>
          <svg:title/>
          <svg:desc/>
        </draw:frame>
      </draw:page>
      <draw:page draw:name="Slide15" draw:style-name="a684" draw:master-page-name="Master1-Layout2-cust-Titel-und-Text" presentation:presentation-page-layout-name="Master1-PPL2" draw:id="Slide-270">
        <draw:frame draw:id="id131" presentation:style-name="a688" draw:name="Titel 1" svg:x="0.38542in" svg:y="2.56944in" svg:width="2.05556in" svg:height="1.90799in" presentation:class="title" presentation:placeholder="false">
          <draw:text-box>
            <text:p text:style-name="a687" text:class-names="" text:cond-style-name=""><text:span text:style-name="a685" text:class-names="">Das Profil <text:line-break/>der HTW Berlin</text:span><text:span text:style-name="a686" text:class-names=""/></text:p>
          </draw:text-box>
          <svg:title/>
          <svg:desc/>
        </draw:frame>
        <draw:frame draw:id="id132" draw:style-name="a691" draw:name="Fußzeilenplatzhalter 3" svg:x="0.39236in" svg:y="0.51215in" svg:width="2.04861in" svg:height="0.16319in">
          <draw:text-box>
            <text:p text:style-name="a690" text:class-names="" text:cond-style-name=""><text:span text:style-name="a689" text:class-names="">Referent, Datum</text:span></text:p>
          </draw:text-box>
          <svg:title/>
          <svg:desc/>
        </draw:frame>
        <draw:frame draw:id="id133" presentation:style-name="a692" draw:name="Content Placeholder 2" svg:x="2.71701in" svg:y="5.02778in" svg:width="7.04687in" svg:height="2.22569in" presentation:class="outline" presentation:placeholder="true">
          <draw:text-box/>
          <svg:title/>
          <svg:desc/>
        </draw:frame>
      </draw:page>
      <draw:page draw:name="Slide16" draw:style-name="a693" draw:master-page-name="Master1-Layout7-titleOnly-Ende" presentation:presentation-page-layout-name="Master1-PPL7" draw:id="Slide-271">
        <draw:frame draw:id="id134" presentation:style-name="a697" draw:name="Titel 1" svg:x="2.70139in" svg:y="2.56944in" svg:width="7.0625in" svg:height="2.15625in" presentation:class="title" presentation:placeholder="false">
          <draw:text-box>
            <text:p text:style-name="a696" text:class-names="" text:cond-style-name=""><text:span text:style-name="a694" text:class-names="">Danke fuer Ihre aufmerksamtkeit</text:span><text:span text:style-name="a695" text:class-names=""/></text:p>
          </draw:text-box>
          <svg:title/>
          <svg:desc/>
        </draw:frame>
        <draw:frame draw:id="id135" draw:style-name="a700" draw:name="Fußzeilenplatzhalter 2" svg:x="0.39236in" svg:y="0.51215in" svg:width="2.04861in" svg:height="0.16319in">
          <draw:text-box>
            <text:p text:style-name="a699" text:class-names="" text:cond-style-name=""><text:span text:style-name="a698" text:class-names="">Referent, Datum</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2.70035in" svg:y="5.92393in" svg:width="7.06354in" svg:height="1.41748in"/>
    </style:presentation-page-layout>
    <style:presentation-page-layout style:name="Master1-PPL2" style:display-name="Titel und Text">
      <presentation:placeholder presentation:object="title" svg:x="0.38542in" svg:y="2.56944in" svg:width="2.05556in" svg:height="1.90799in"/>
      <presentation:placeholder presentation:object="object" svg:x="2.71701in" svg:y="5.02778in" svg:width="7.04687in" svg:height="2.22569in"/>
      <presentation:placeholder presentation:object="footer" svg:x="0.39236in" svg:y="0.51215in" svg:width="2.04861in" svg:height="0.16319in"/>
    </style:presentation-page-layout>
    <style:presentation-page-layout style:name="Master1-PPL3" style:display-name="Titel, Bild und Text">
      <presentation:placeholder presentation:object="graphic" svg:x="2.5191in" svg:y="0in" svg:width="7.4809in" svg:height="4.65625in"/>
      <presentation:placeholder presentation:object="title" svg:x="0.38542in" svg:y="2.56944in" svg:width="2.05556in" svg:height="1.90799in"/>
      <presentation:placeholder presentation:object="object" svg:x="2.71701in" svg:y="5.02778in" svg:width="7.04687in" svg:height="2.22569in"/>
      <presentation:placeholder presentation:object="outline" svg:x="7.64728in" svg:y="2.16541in" svg:width="4.43052in" svg:height="0.19729in"/>
      <presentation:placeholder presentation:object="footer" svg:x="0.39236in" svg:y="0.51215in" svg:width="2.04861in" svg:height="0.16319in"/>
    </style:presentation-page-layout>
    <style:presentation-page-layout style:name="Master1-PPL4" style:display-name="Titel, 2 Bilder und Text">
      <presentation:placeholder presentation:object="graphic" svg:x="6.25998in" svg:y="0in" svg:width="3.74002in" svg:height="4.65625in"/>
      <presentation:placeholder presentation:object="title" svg:x="0.38542in" svg:y="2.56944in" svg:width="2.05556in" svg:height="1.90799in"/>
      <presentation:placeholder presentation:object="object" svg:x="2.71701in" svg:y="5.02778in" svg:width="7.04687in" svg:height="2.22569in"/>
      <presentation:placeholder presentation:object="outline" svg:x="7.64728in" svg:y="2.16541in" svg:width="4.43052in" svg:height="0.19729in"/>
      <presentation:placeholder presentation:object="graphic" svg:x="2.5191in" svg:y="0in" svg:width="3.74088in" svg:height="4.65625in"/>
      <presentation:placeholder presentation:object="outline" svg:x="3.90712in" svg:y="2.16541in" svg:width="4.43052in" svg:height="0.19729in"/>
      <presentation:placeholder presentation:object="footer" svg:x="0.39236in" svg:y="0.51215in" svg:width="2.04861in" svg:height="0.16319in"/>
    </style:presentation-page-layout>
    <style:presentation-page-layout style:name="Master1-PPL5" style:display-name="Nur Titel">
      <presentation:placeholder presentation:object="title" svg:x="0.38542in" svg:y="2.56944in" svg:width="2.05556in" svg:height="1.90799in"/>
      <presentation:placeholder presentation:object="footer" svg:x="0.39236in" svg:y="0.51215in" svg:width="2.04861in" svg:height="0.16319in"/>
    </style:presentation-page-layout>
    <style:presentation-page-layout style:name="Master1-PPL6" style:display-name="Leer">
      <presentation:placeholder presentation:object="footer" svg:x="0.39236in" svg:y="0.51215in" svg:width="2.04861in" svg:height="0.16319in"/>
    </style:presentation-page-layout>
    <style:presentation-page-layout style:name="Master1-PPL7" style:display-name="Ende">
      <presentation:placeholder presentation:object="title" svg:x="2.70191in" svg:y="2.56877in" svg:width="7.06198in" svg:height="2.15726in"/>
      <presentation:placeholder presentation:object="footer" svg:x="0.39236in" svg:y="0.51215in" svg:width="2.04861in" svg:height="0.16319in"/>
    </style:presentation-page-layout>
    <style:style style:family="graphic" style:name="Graphics"/>
    <style:default-style style:family="graphic">
      <style:graphic-properties draw:fill="solid" draw:fill-color="#ffffff" draw:opacity="100%" draw:stroke="solid" svg:stroke-width="0.01389in" svg:stroke-color="#000000" svg:stroke-opacity="100%"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76b900"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25">
      <style:text-properties fo:font-variant="normal" fo:text-transform="none" fo:color="#76b900"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28" style:parent-style-name="Graphics">
      <style:graphic-properties draw:fill="none" fo:clip="rect(0in, 0in, 0in, 0in)" draw:stroke="none"/>
    </style:style>
    <style:style style:family="graphic" style:name="a200" style:parent-style-name="Graphics">
      <style:graphic-properties draw:fill="none" fo:clip="rect(0in, 0in, 0in, 0in)" draw:stroke="non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Verdana" fo:font-size="0.36806in" style:font-size-asian="0.36806in" style:font-size-complex="0.3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0.39236in" fo:margin-right="0in" fo:text-indent="-0.392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28" style:parent-style-name="Graphics">
      <style:graphic-properties draw:fill="none" fo:clip="rect(0in, 0in, 0in, 0in)" draw:stroke="non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parent-style-name="Graphics">
      <style:graphic-properties draw:fill="none" fo:clip="rect(0in, 0in, 0in, 0in)" draw:stroke="none"/>
    </style:style>
    <style:style style:family="graphic" style:name="a10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33">
      <style:text-properties fo:font-variant="normal" fo:text-transform="none" fo:color="#76b900"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76b900" style:text-line-through-type="none" style:text-line-through-style="none" style:text-line-through-width="auto" style:text-line-through-color="font-color" style:text-position="0% 100%" fo:font-family="Verdana" fo:font-size="0.36806in" style:font-size-asian="0.36806in" style:font-size-complex="0.3680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76b900" style:text-line-through-type="none" style:text-line-through-style="none" style:text-line-through-width="auto" style:text-line-through-color="font-color" style:text-position="0% 100%" fo:font-family="Verdana" fo:font-size="0.36806in" style:font-size-asian="0.36806in" style:font-size-complex="0.3680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10%" fo:text-align="left" style:tab-stop-distance="1in" fo:margin-left="1.1753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10%" fo:text-align="left" style:tab-stop-distance="1in" fo:margin-left="1.56597in" fo:margin-right="0in" fo:text-indent="-0.388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10%" fo:text-align="left" style:tab-stop-distance="1in" fo:margin-left="1.95833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45">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1" style:parent-style-name="Graphics">
      <style:graphic-properties draw:fill="none" fo:clip="rect(0in, 0in, 0in, 0in)" draw:stroke="non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middle" draw:textarea-horizontal-align="center" draw:fill="solid" draw:fill-color="#cccccc" draw:opacity="100%" draw:stroke="none" draw:auto-grow-width="false" draw:auto-grow-height="fals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0">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10%" fo:text-align="left" style:tab-stop-distance="1in" fo:margin-left="0.39236in" fo:margin-right="0in" fo:text-indent="-0.392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0%" fo:text-align="left" style:tab-stop-distance="1in" fo:margin-left="1.1753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10%" fo:text-align="left" style:tab-stop-distance="1in" fo:margin-left="1.56597in" fo:margin-right="0in" fo:text-indent="-0.388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1.95833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76" style:parent-style-name="Graphics">
      <style:graphic-properties draw:fill="none" fo:clip="rect(0in, 0in, 0in, 0in)" draw:stroke="non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parent-style-name="Graphics">
      <style:graphic-properties draw:fill="none" fo:clip="rect(0in, 0in, 0in, 0in)" draw:stroke="non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center" draw:fill="solid" draw:fill-color="#cccccc" draw:opacity="100%" draw:stroke="none" draw:auto-grow-width="false" draw:auto-grow-height="false"/>
      <style:paragraph-properties style:font-independent-line-spacing="true" style:writing-mode="lr-tb"/>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middle" draw:textarea-horizontal-align="center" draw:fill="solid" draw:fill-color="#d6d6d6"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39236in" fo:margin-right="0in" fo:text-indent="-0.392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10%" fo:text-align="left" style:tab-stop-distance="1in" fo:margin-left="1.1753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1.56597in" fo:margin-right="0in" fo:text-indent="-0.388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10%" fo:text-align="left" style:tab-stop-distance="1in" fo:margin-left="1.95833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Verdana" fo:font-size="0.11806in" style:font-size-asian="0.11806in" style:font-size-complex="0.118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78299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10%" fo:text-align="left" style:tab-stop-distance="1in" fo:margin-left="1.17535in" fo:margin-right="0in" fo:text-indent="-0.3906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1.56597in" fo:margin-right="0in" fo:text-indent="-0.3888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10%" fo:text-align="left" style:tab-stop-distance="1in" fo:margin-left="1.95833in" fo:margin-right="0in" fo:text-indent="-0.38194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Verdana" fo:font-size="0.11806in" style:font-size-asian="0.11806in" style:font-size-complex="0.118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1" style:parent-style-name="Graphics">
      <style:graphic-properties draw:fill="none" fo:clip="rect(0in, 0in, 0in, 0in)" draw:stroke="non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1875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39236in" fo:margin-right="0in" fo:text-indent="-0.3923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39236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5885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7934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2">
      <style:drawing-page-properties draw:fill="solid" draw:fill-color="#76b9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7">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Verdana"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76b900" draw:opacity="100%"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Verdana" style:font-family-generic="swiss" style:font-pitch="variable" fo:font-size="0.11111in" style:font-size-asian="0.11111in" style:font-size-complex="0.1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97743in" fo:margin-right="0in" fo:text-indent="-0.1875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Verdana"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Verdan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fo:clip="rect(0in, 0in, 0in, 0in)" draw:stroke="non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355">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358">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276">
      <text:list-level-style-bullet text:level="1" text:bullet-char="§">
        <style:list-level-properties text:space-before="0in" text:min-label-width="0.39236in"/>
        <style:text-properties fo:color="#76b900" fo:font-family="Wingdings" style:font-pitch="variable" fo:font-size="100%"/>
      </text:list-level-style-bullet>
      <text:list-level-style-bullet text:level="2" text:bullet-char="§">
        <style:list-level-properties text:space-before="0.39063in" text:min-label-width="0.39236in"/>
        <style:text-properties fo:color="#76b900" fo:font-family="Wingdings" style:font-pitch="variable" fo:font-size="100%"/>
      </text:list-level-style-bullet>
      <text:list-level-style-bullet text:level="3" text:bullet-char="§">
        <style:list-level-properties text:space-before="0.78299in" text:min-label-width="0.39236in"/>
        <style:text-properties fo:color="#76b900" fo:font-family="Wingdings" style:font-pitch="variable" fo:font-size="100%"/>
      </text:list-level-style-bullet>
      <text:list-level-style-bullet text:level="4" text:bullet-char="§">
        <style:list-level-properties text:space-before="1.17361in" text:min-label-width="0.39236in"/>
        <style:text-properties fo:color="#76b900" fo:font-family="Wingdings" style:font-pitch="variable" fo:font-size="100%"/>
      </text:list-level-style-bullet>
      <text:list-level-style-bullet text:level="5" text:bullet-char="§">
        <style:list-level-properties text:space-before="1.56597in" text:min-label-width="0.39236in"/>
        <style:text-properties fo:color="#76b900" fo:font-family="Wingdings" style:font-pitch="variable" fo:font-size="100%"/>
      </text:list-level-style-bullet>
      <text:list-level-style-bullet text:level="6" text:bullet-char="§">
        <style:list-level-properties text:space-before="2.35764in" text:min-label-width="0.39236in"/>
        <style:text-properties fo:color="#76b900" fo:font-family="Wingdings" style:font-pitch="variable" fo:font-size="100%"/>
      </text:list-level-style-bullet>
      <text:list-level-style-bullet text:level="7" text:bullet-char="§">
        <style:list-level-properties text:space-before="2.85764in" text:min-label-width="0.39236in"/>
        <style:text-properties fo:color="#76b900" fo:font-family="Wingdings" style:font-pitch="variable" fo:font-size="100%"/>
      </text:list-level-style-bullet>
      <text:list-level-style-bullet text:level="8" text:bullet-char="§">
        <style:list-level-properties text:space-before="3.35764in" text:min-label-width="0.39236in"/>
        <style:text-properties fo:color="#76b900" fo:font-family="Wingdings" style:font-pitch="variable" fo:font-size="100%"/>
      </text:list-level-style-bullet>
      <text:list-level-style-bullet text:level="9" text:bullet-char="§">
        <style:list-level-properties text:space-before="3.85764in" text:min-label-width="0.39236in"/>
        <style:text-properties fo:color="#76b900" fo:font-family="Wingdings" style:font-pitch="variable" fo:font-size="100%"/>
      </text:list-level-style-bullet>
    </text:list-style>
    <text:list-style style:name="a411">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79">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207">
      <text:list-level-style-bullet text:level="1" text:bullet-char="§">
        <style:list-level-properties text:space-before="0in" text:min-label-width="0.39236in"/>
        <style:text-properties fo:color="#76b900" fo:font-family="Wingdings" style:font-pitch="variable" fo:font-size="100%"/>
      </text:list-level-style-bullet>
      <text:list-level-style-bullet text:level="2" text:bullet-char="§">
        <style:list-level-properties text:space-before="0.39063in" text:min-label-width="0.39236in"/>
        <style:text-properties fo:color="#76b900" fo:font-family="Wingdings" style:font-pitch="variable" fo:font-size="100%"/>
      </text:list-level-style-bullet>
      <text:list-level-style-bullet text:level="3" text:bullet-char="§">
        <style:list-level-properties text:space-before="0.78299in" text:min-label-width="0.39236in"/>
        <style:text-properties fo:color="#76b900" fo:font-family="Wingdings" style:font-pitch="variable" fo:font-size="100%"/>
      </text:list-level-style-bullet>
      <text:list-level-style-bullet text:level="4" text:bullet-char="§">
        <style:list-level-properties text:space-before="1.17361in" text:min-label-width="0.39236in"/>
        <style:text-properties fo:color="#76b900" fo:font-family="Wingdings" style:font-pitch="variable" fo:font-size="100%"/>
      </text:list-level-style-bullet>
      <text:list-level-style-bullet text:level="5" text:bullet-char="§">
        <style:list-level-properties text:space-before="1.56597in" text:min-label-width="0.39236in"/>
        <style:text-properties fo:color="#76b900" fo:font-family="Wingdings" style:font-pitch="variable" fo:font-size="100%"/>
      </text:list-level-style-bullet>
      <text:list-level-style-bullet text:level="6" text:bullet-char="§">
        <style:list-level-properties text:space-before="2.35764in" text:min-label-width="0.39236in"/>
        <style:text-properties fo:color="#76b900" fo:font-family="Wingdings" style:font-pitch="variable" fo:font-size="100%"/>
      </text:list-level-style-bullet>
      <text:list-level-style-bullet text:level="7" text:bullet-char="§">
        <style:list-level-properties text:space-before="2.85764in" text:min-label-width="0.39236in"/>
        <style:text-properties fo:color="#76b900" fo:font-family="Wingdings" style:font-pitch="variable" fo:font-size="100%"/>
      </text:list-level-style-bullet>
      <text:list-level-style-bullet text:level="8" text:bullet-char="§">
        <style:list-level-properties text:space-before="3.35764in" text:min-label-width="0.39236in"/>
        <style:text-properties fo:color="#76b900" fo:font-family="Wingdings" style:font-pitch="variable" fo:font-size="100%"/>
      </text:list-level-style-bullet>
      <text:list-level-style-bullet text:level="9" text:bullet-char="§">
        <style:list-level-properties text:space-before="3.85764in" text:min-label-width="0.39236in"/>
        <style:text-properties fo:color="#76b900" fo:font-family="Wingdings" style:font-pitch="variable" fo:font-size="100%"/>
      </text:list-level-style-bullet>
    </text:list-style>
    <text:list-style style:name="a546">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54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12">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383">
      <text:list-level-style-bullet text:level="1" text:bullet-char="§">
        <style:list-level-properties text:space-before="0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9">
      <text:list-level-style-bullet text:level="1" text:bullet-char="§">
        <style:list-level-properties text:space-before="0in" text:min-label-width="0.39236in"/>
        <style:text-properties fo:color="#76b900" fo:font-family="Wingdings" style:font-pitch="variable" fo:font-size="100%"/>
      </text:list-level-style-bullet>
      <text:list-level-style-bullet text:level="2" text:bullet-char="§">
        <style:list-level-properties text:space-before="0.39063in" text:min-label-width="0.39236in"/>
        <style:text-properties fo:color="#76b900" fo:font-family="Wingdings" style:font-pitch="variable" fo:font-size="100%"/>
      </text:list-level-style-bullet>
      <text:list-level-style-bullet text:level="3" text:bullet-char="§">
        <style:list-level-properties text:space-before="0.78299in" text:min-label-width="0.39236in"/>
        <style:text-properties fo:color="#76b900" fo:font-family="Wingdings" style:font-pitch="variable" fo:font-size="100%"/>
      </text:list-level-style-bullet>
      <text:list-level-style-bullet text:level="4" text:bullet-char="§">
        <style:list-level-properties text:space-before="1.17361in" text:min-label-width="0.39236in"/>
        <style:text-properties fo:color="#76b900" fo:font-family="Wingdings" style:font-pitch="variable" fo:font-size="100%"/>
      </text:list-level-style-bullet>
      <text:list-level-style-bullet text:level="5" text:bullet-char="§">
        <style:list-level-properties text:space-before="1.56597in" text:min-label-width="0.39236in"/>
        <style:text-properties fo:color="#76b900" fo:font-family="Wingdings" style:font-pitch="variable" fo:font-size="100%"/>
      </text:list-level-style-bullet>
      <text:list-level-style-bullet text:level="6" text:bullet-char="§">
        <style:list-level-properties text:space-before="2.35764in" text:min-label-width="0.39236in"/>
        <style:text-properties fo:color="#76b900" fo:font-family="Wingdings" style:font-pitch="variable" fo:font-size="100%"/>
      </text:list-level-style-bullet>
      <text:list-level-style-bullet text:level="7" text:bullet-char="§">
        <style:list-level-properties text:space-before="2.85764in" text:min-label-width="0.39236in"/>
        <style:text-properties fo:color="#76b900" fo:font-family="Wingdings" style:font-pitch="variable" fo:font-size="100%"/>
      </text:list-level-style-bullet>
      <text:list-level-style-bullet text:level="8" text:bullet-char="§">
        <style:list-level-properties text:space-before="3.35764in" text:min-label-width="0.39236in"/>
        <style:text-properties fo:color="#76b900" fo:font-family="Wingdings" style:font-pitch="variable" fo:font-size="100%"/>
      </text:list-level-style-bullet>
      <text:list-level-style-bullet text:level="9" text:bullet-char="§">
        <style:list-level-properties text:space-before="3.85764in" text:min-label-width="0.39236in"/>
        <style:text-properties fo:color="#76b900" fo:font-family="Wingdings" style:font-pitch="variable" fo:font-size="100%"/>
      </text:list-level-style-bullet>
    </text:list-style>
    <text:list-style style:name="a173">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15">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176">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11">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18">
      <text:list-level-style-bullet text:level="1" text:bullet-char="§">
        <style:list-level-properties text:space-before="0.00347in" text:min-label-width="0.38889in"/>
        <style:text-properties fo:color="#76b900" fo:font-family="Wingdings" style:font-pitch="variable" fo:font-size="100%"/>
      </text:list-level-style-bullet>
      <text:list-level-style-bullet text:level="2" text:bullet-char="§">
        <style:list-level-properties text:space-before="0.3941in" text:min-label-width="0.38889in"/>
        <style:text-properties fo:color="#76b900" fo:font-family="Wingdings" style:font-pitch="variable" fo:font-size="100%"/>
      </text:list-level-style-bullet>
      <text:list-level-style-bullet text:level="3" text:bullet-char="§">
        <style:list-level-properties text:space-before="0.78646in" text:min-label-width="0.38889in"/>
        <style:text-properties fo:color="#76b900" fo:font-family="Wingdings" style:font-pitch="variable" fo:font-size="100%"/>
      </text:list-level-style-bullet>
      <text:list-level-style-bullet text:level="4" text:bullet-char="§">
        <style:list-level-properties text:space-before="1.17708in" text:min-label-width="0.38889in"/>
        <style:text-properties fo:color="#76b900" fo:font-family="Wingdings" style:font-pitch="variable" fo:font-size="100%"/>
      </text:list-level-style-bullet>
      <text:list-level-style-bullet text:level="5" text:bullet-char="§">
        <style:list-level-properties text:space-before="1.56944in" text:min-label-width="0.38889in"/>
        <style:text-properties fo:color="#76b900" fo:font-family="Wingdings" style:font-pitch="variable" fo:font-size="100%"/>
      </text:list-level-style-bullet>
      <text:list-level-style-bullet text:level="6" text:bullet-char="§">
        <style:list-level-properties text:space-before="2.36111in" text:min-label-width="0.38889in"/>
        <style:text-properties fo:color="#76b900" fo:font-family="Wingdings" style:font-pitch="variable" fo:font-size="100%"/>
      </text:list-level-style-bullet>
      <text:list-level-style-bullet text:level="7" text:bullet-char="§">
        <style:list-level-properties text:space-before="2.86111in" text:min-label-width="0.38889in"/>
        <style:text-properties fo:color="#76b900" fo:font-family="Wingdings" style:font-pitch="variable" fo:font-size="100%"/>
      </text:list-level-style-bullet>
      <text:list-level-style-bullet text:level="8" text:bullet-char="§">
        <style:list-level-properties text:space-before="3.36111in" text:min-label-width="0.38889in"/>
        <style:text-properties fo:color="#76b900" fo:font-family="Wingdings" style:font-pitch="variable" fo:font-size="100%"/>
      </text:list-level-style-bullet>
      <text:list-level-style-bullet text:level="9" text:bullet-char="§">
        <style:list-level-properties text:space-before="3.86111in" text:min-label-width="0.38889in"/>
        <style:text-properties fo:color="#76b900" fo:font-family="Wingdings" style:font-pitch="variable" fo:font-size="100%"/>
      </text:list-level-style-bullet>
    </text:list-style>
    <text:list-style style:name="a17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14">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17">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61">
      <text:list-level-style-bullet text:level="1" text:bullet-char="§">
        <style:list-level-properties text:space-before="0.00347in" text:min-label-width="0.38889in"/>
        <style:text-properties fo:color="#76b900" fo:font-family="Wingdings" style:font-pitch="variable" fo:font-size="100%"/>
      </text:list-level-style-bullet>
      <text:list-level-style-bullet text:level="2" text:bullet-char="§">
        <style:list-level-properties text:space-before="0.3941in" text:min-label-width="0.38889in"/>
        <style:text-properties fo:color="#76b900" fo:font-family="Wingdings" style:font-pitch="variable" fo:font-size="100%"/>
      </text:list-level-style-bullet>
      <text:list-level-style-bullet text:level="3" text:bullet-char="§">
        <style:list-level-properties text:space-before="0.78646in" text:min-label-width="0.38889in"/>
        <style:text-properties fo:color="#76b900" fo:font-family="Wingdings" style:font-pitch="variable" fo:font-size="100%"/>
      </text:list-level-style-bullet>
      <text:list-level-style-bullet text:level="4" text:bullet-char="§">
        <style:list-level-properties text:space-before="1.17708in" text:min-label-width="0.38889in"/>
        <style:text-properties fo:color="#76b900" fo:font-family="Wingdings" style:font-pitch="variable" fo:font-size="100%"/>
      </text:list-level-style-bullet>
      <text:list-level-style-bullet text:level="5" text:bullet-char="§">
        <style:list-level-properties text:space-before="1.56944in" text:min-label-width="0.38889in"/>
        <style:text-properties fo:color="#76b900" fo:font-family="Wingdings" style:font-pitch="variable" fo:font-size="100%"/>
      </text:list-level-style-bullet>
      <text:list-level-style-bullet text:level="6" text:bullet-char="§">
        <style:list-level-properties text:space-before="2.36111in" text:min-label-width="0.38889in"/>
        <style:text-properties fo:color="#76b900" fo:font-family="Wingdings" style:font-pitch="variable" fo:font-size="100%"/>
      </text:list-level-style-bullet>
      <text:list-level-style-bullet text:level="7" text:bullet-char="§">
        <style:list-level-properties text:space-before="2.86111in" text:min-label-width="0.38889in"/>
        <style:text-properties fo:color="#76b900" fo:font-family="Wingdings" style:font-pitch="variable" fo:font-size="100%"/>
      </text:list-level-style-bullet>
      <text:list-level-style-bullet text:level="8" text:bullet-char="§">
        <style:list-level-properties text:space-before="3.36111in" text:min-label-width="0.38889in"/>
        <style:text-properties fo:color="#76b900" fo:font-family="Wingdings" style:font-pitch="variable" fo:font-size="100%"/>
      </text:list-level-style-bullet>
      <text:list-level-style-bullet text:level="9" text:bullet-char="§">
        <style:list-level-properties text:space-before="3.86111in" text:min-label-width="0.38889in"/>
        <style:text-properties fo:color="#76b900" fo:font-family="Wingdings" style:font-pitch="variable" fo:font-size="100%"/>
      </text:list-level-style-bullet>
    </text:list-style>
    <text:list-style style:name="a235">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46">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90">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65">
      <text:list-level-style-bullet text:level="1" text:bullet-char="§">
        <style:list-level-properties text:space-before="0.01042in" text:min-label-width="0.38194in"/>
        <style:text-properties fo:color="#76b900" fo:font-family="Wingdings" style:font-pitch="variable" fo:font-size="100%"/>
      </text:list-level-style-bullet>
      <text:list-level-style-bullet text:level="2" text:bullet-char="§">
        <style:list-level-properties text:space-before="0.40104in" text:min-label-width="0.38194in"/>
        <style:text-properties fo:color="#76b900" fo:font-family="Wingdings" style:font-pitch="variable" fo:font-size="100%"/>
      </text:list-level-style-bullet>
      <text:list-level-style-bullet text:level="3" text:bullet-char="§">
        <style:list-level-properties text:space-before="0.7934in" text:min-label-width="0.38194in"/>
        <style:text-properties fo:color="#76b900" fo:font-family="Wingdings" style:font-pitch="variable" fo:font-size="100%"/>
      </text:list-level-style-bullet>
      <text:list-level-style-bullet text:level="4" text:bullet-char="§">
        <style:list-level-properties text:space-before="1.18403in" text:min-label-width="0.38194in"/>
        <style:text-properties fo:color="#76b900" fo:font-family="Wingdings" style:font-pitch="variable" fo:font-size="100%"/>
      </text:list-level-style-bullet>
      <text:list-level-style-bullet text:level="5" text:bullet-char="§">
        <style:list-level-properties text:space-before="1.57639in" text:min-label-width="0.38194in"/>
        <style:text-properties fo:color="#76b900" fo:font-family="Wingdings" style:font-pitch="variable" fo:font-size="100%"/>
      </text:list-level-style-bullet>
      <text:list-level-style-bullet text:level="6" text:bullet-char="§">
        <style:list-level-properties text:space-before="2.36806in" text:min-label-width="0.38194in"/>
        <style:text-properties fo:color="#76b900" fo:font-family="Wingdings" style:font-pitch="variable" fo:font-size="100%"/>
      </text:list-level-style-bullet>
      <text:list-level-style-bullet text:level="7" text:bullet-char="§">
        <style:list-level-properties text:space-before="2.86806in" text:min-label-width="0.38194in"/>
        <style:text-properties fo:color="#76b900" fo:font-family="Wingdings" style:font-pitch="variable" fo:font-size="100%"/>
      </text:list-level-style-bullet>
      <text:list-level-style-bullet text:level="8" text:bullet-char="§">
        <style:list-level-properties text:space-before="3.36806in" text:min-label-width="0.38194in"/>
        <style:text-properties fo:color="#76b900" fo:font-family="Wingdings" style:font-pitch="variable" fo:font-size="100%"/>
      </text:list-level-style-bullet>
      <text:list-level-style-bullet text:level="9" text:bullet-char="§">
        <style:list-level-properties text:space-before="3.86806in" text:min-label-width="0.38194in"/>
        <style:text-properties fo:color="#76b900" fo:font-family="Wingdings" style:font-pitch="variable" fo:font-size="100%"/>
      </text:list-level-style-bullet>
    </text:list-style>
    <text:list-style style:name="a44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38">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82">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493">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503">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6">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85">
      <text:list-level-style-bullet text:level="1" text:bullet-char="§">
        <style:list-level-properties text:space-before="0.00347in" text:min-label-width="0.38889in"/>
        <style:text-properties fo:color="#76b900" fo:font-family="Wingdings" style:font-pitch="variable" fo:font-size="100%"/>
      </text:list-level-style-bullet>
      <text:list-level-style-bullet text:level="2" text:bullet-char="§">
        <style:list-level-properties text:space-before="0.3941in" text:min-label-width="0.38889in"/>
        <style:text-properties fo:color="#76b900" fo:font-family="Wingdings" style:font-pitch="variable" fo:font-size="100%"/>
      </text:list-level-style-bullet>
      <text:list-level-style-bullet text:level="3" text:bullet-char="§">
        <style:list-level-properties text:space-before="0.78646in" text:min-label-width="0.38889in"/>
        <style:text-properties fo:color="#76b900" fo:font-family="Wingdings" style:font-pitch="variable" fo:font-size="100%"/>
      </text:list-level-style-bullet>
      <text:list-level-style-bullet text:level="4" text:bullet-char="§">
        <style:list-level-properties text:space-before="1.17708in" text:min-label-width="0.38889in"/>
        <style:text-properties fo:color="#76b900" fo:font-family="Wingdings" style:font-pitch="variable" fo:font-size="100%"/>
      </text:list-level-style-bullet>
      <text:list-level-style-bullet text:level="5" text:bullet-char="§">
        <style:list-level-properties text:space-before="1.56944in" text:min-label-width="0.38889in"/>
        <style:text-properties fo:color="#76b900" fo:font-family="Wingdings" style:font-pitch="variable" fo:font-size="100%"/>
      </text:list-level-style-bullet>
      <text:list-level-style-bullet text:level="6" text:bullet-char="§">
        <style:list-level-properties text:space-before="2.36111in" text:min-label-width="0.38889in"/>
        <style:text-properties fo:color="#76b900" fo:font-family="Wingdings" style:font-pitch="variable" fo:font-size="100%"/>
      </text:list-level-style-bullet>
      <text:list-level-style-bullet text:level="7" text:bullet-char="§">
        <style:list-level-properties text:space-before="2.86111in" text:min-label-width="0.38889in"/>
        <style:text-properties fo:color="#76b900" fo:font-family="Wingdings" style:font-pitch="variable" fo:font-size="100%"/>
      </text:list-level-style-bullet>
      <text:list-level-style-bullet text:level="8" text:bullet-char="§">
        <style:list-level-properties text:space-before="3.36111in" text:min-label-width="0.38889in"/>
        <style:text-properties fo:color="#76b900" fo:font-family="Wingdings" style:font-pitch="variable" fo:font-size="100%"/>
      </text:list-level-style-bullet>
      <text:list-level-style-bullet text:level="9" text:bullet-char="§">
        <style:list-level-properties text:space-before="3.86111in" text:min-label-width="0.38889in"/>
        <style:text-properties fo:color="#76b900" fo:font-family="Wingdings" style:font-pitch="variable" fo:font-size="100%"/>
      </text:list-level-style-bullet>
    </text:list-style>
    <text:list-style style:name="a42">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10">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45">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9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13">
      <text:list-level-style-bullet text:level="1" text:bullet-char="§">
        <style:list-level-properties text:space-before="0.00174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289">
      <text:list-level-style-bullet text:level="1" text:bullet-char="§">
        <style:list-level-properties text:space-before="0.01042in" text:min-label-width="0.38194in"/>
        <style:text-properties fo:color="#76b900" fo:font-family="Wingdings" style:font-pitch="variable" fo:font-size="100%"/>
      </text:list-level-style-bullet>
      <text:list-level-style-bullet text:level="2" text:bullet-char="§">
        <style:list-level-properties text:space-before="0.40104in" text:min-label-width="0.38194in"/>
        <style:text-properties fo:color="#76b900" fo:font-family="Wingdings" style:font-pitch="variable" fo:font-size="100%"/>
      </text:list-level-style-bullet>
      <text:list-level-style-bullet text:level="3" text:bullet-char="§">
        <style:list-level-properties text:space-before="0.7934in" text:min-label-width="0.38194in"/>
        <style:text-properties fo:color="#76b900" fo:font-family="Wingdings" style:font-pitch="variable" fo:font-size="100%"/>
      </text:list-level-style-bullet>
      <text:list-level-style-bullet text:level="4" text:bullet-char="§">
        <style:list-level-properties text:space-before="1.18403in" text:min-label-width="0.38194in"/>
        <style:text-properties fo:color="#76b900" fo:font-family="Wingdings" style:font-pitch="variable" fo:font-size="100%"/>
      </text:list-level-style-bullet>
      <text:list-level-style-bullet text:level="5" text:bullet-char="§">
        <style:list-level-properties text:space-before="1.57639in" text:min-label-width="0.38194in"/>
        <style:text-properties fo:color="#76b900" fo:font-family="Wingdings" style:font-pitch="variable" fo:font-size="100%"/>
      </text:list-level-style-bullet>
      <text:list-level-style-bullet text:level="6" text:bullet-char="§">
        <style:list-level-properties text:space-before="2.36806in" text:min-label-width="0.38194in"/>
        <style:text-properties fo:color="#76b900" fo:font-family="Wingdings" style:font-pitch="variable" fo:font-size="100%"/>
      </text:list-level-style-bullet>
      <text:list-level-style-bullet text:level="7" text:bullet-char="§">
        <style:list-level-properties text:space-before="2.86806in" text:min-label-width="0.38194in"/>
        <style:text-properties fo:color="#76b900" fo:font-family="Wingdings" style:font-pitch="variable" fo:font-size="100%"/>
      </text:list-level-style-bullet>
      <text:list-level-style-bullet text:level="8" text:bullet-char="§">
        <style:list-level-properties text:space-before="3.36806in" text:min-label-width="0.38194in"/>
        <style:text-properties fo:color="#76b900" fo:font-family="Wingdings" style:font-pitch="variable" fo:font-size="100%"/>
      </text:list-level-style-bullet>
      <text:list-level-style-bullet text:level="9" text:bullet-char="§">
        <style:list-level-properties text:space-before="3.86806in" text:min-label-width="0.38194in"/>
        <style:text-properties fo:color="#76b900" fo:font-family="Wingdings" style:font-pitch="variable" fo:font-size="100%"/>
      </text:list-level-style-bullet>
    </text:list-style>
    <text:list-style style:name="a552">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8">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16">
      <text:list-level-style-bullet text:level="1" text:bullet-char="§">
        <style:list-level-properties text:space-before="0.00347in" text:min-label-width="0.38889in"/>
        <style:text-properties fo:color="#76b900" fo:font-family="Wingdings" style:font-pitch="variable" fo:font-size="100%"/>
      </text:list-level-style-bullet>
      <text:list-level-style-bullet text:level="2" text:bullet-char="§">
        <style:list-level-properties text:space-before="0.3941in" text:min-label-width="0.38889in"/>
        <style:text-properties fo:color="#76b900" fo:font-family="Wingdings" style:font-pitch="variable" fo:font-size="100%"/>
      </text:list-level-style-bullet>
      <text:list-level-style-bullet text:level="3" text:bullet-char="§">
        <style:list-level-properties text:space-before="0.78646in" text:min-label-width="0.38889in"/>
        <style:text-properties fo:color="#76b900" fo:font-family="Wingdings" style:font-pitch="variable" fo:font-size="100%"/>
      </text:list-level-style-bullet>
      <text:list-level-style-bullet text:level="4" text:bullet-char="§">
        <style:list-level-properties text:space-before="1.17708in" text:min-label-width="0.38889in"/>
        <style:text-properties fo:color="#76b900" fo:font-family="Wingdings" style:font-pitch="variable" fo:font-size="100%"/>
      </text:list-level-style-bullet>
      <text:list-level-style-bullet text:level="5" text:bullet-char="§">
        <style:list-level-properties text:space-before="1.56944in" text:min-label-width="0.38889in"/>
        <style:text-properties fo:color="#76b900" fo:font-family="Wingdings" style:font-pitch="variable" fo:font-size="100%"/>
      </text:list-level-style-bullet>
      <text:list-level-style-bullet text:level="6" text:bullet-char="§">
        <style:list-level-properties text:space-before="2.36111in" text:min-label-width="0.38889in"/>
        <style:text-properties fo:color="#76b900" fo:font-family="Wingdings" style:font-pitch="variable" fo:font-size="100%"/>
      </text:list-level-style-bullet>
      <text:list-level-style-bullet text:level="7" text:bullet-char="§">
        <style:list-level-properties text:space-before="2.86111in" text:min-label-width="0.38889in"/>
        <style:text-properties fo:color="#76b900" fo:font-family="Wingdings" style:font-pitch="variable" fo:font-size="100%"/>
      </text:list-level-style-bullet>
      <text:list-level-style-bullet text:level="8" text:bullet-char="§">
        <style:list-level-properties text:space-before="3.36111in" text:min-label-width="0.38889in"/>
        <style:text-properties fo:color="#76b900" fo:font-family="Wingdings" style:font-pitch="variable" fo:font-size="100%"/>
      </text:list-level-style-bullet>
      <text:list-level-style-bullet text:level="9" text:bullet-char="§">
        <style:list-level-properties text:space-before="3.86111in" text:min-label-width="0.38889in"/>
        <style:text-properties fo:color="#76b900" fo:font-family="Wingdings" style:font-pitch="variable" fo:font-size="100%"/>
      </text:list-level-style-bullet>
    </text:list-style>
    <text:list-style style:name="a555">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1">
      <text:list-level-style-bullet text:level="1" text:bullet-char="§">
        <style:list-level-properties text:space-before="0.01042in" text:min-label-width="0.38194in"/>
        <style:text-properties fo:color="#76b900" fo:font-family="Wingdings" style:font-pitch="variable" fo:font-size="100%"/>
      </text:list-level-style-bullet>
      <text:list-level-style-bullet text:level="2" text:bullet-char="§">
        <style:list-level-properties text:space-before="0.40104in" text:min-label-width="0.38194in"/>
        <style:text-properties fo:color="#76b900" fo:font-family="Wingdings" style:font-pitch="variable" fo:font-size="100%"/>
      </text:list-level-style-bullet>
      <text:list-level-style-bullet text:level="3" text:bullet-char="§">
        <style:list-level-properties text:space-before="0.7934in" text:min-label-width="0.38194in"/>
        <style:text-properties fo:color="#76b900" fo:font-family="Wingdings" style:font-pitch="variable" fo:font-size="100%"/>
      </text:list-level-style-bullet>
      <text:list-level-style-bullet text:level="4" text:bullet-char="§">
        <style:list-level-properties text:space-before="1.18403in" text:min-label-width="0.38194in"/>
        <style:text-properties fo:color="#76b900" fo:font-family="Wingdings" style:font-pitch="variable" fo:font-size="100%"/>
      </text:list-level-style-bullet>
      <text:list-level-style-bullet text:level="5" text:bullet-char="§">
        <style:list-level-properties text:space-before="1.57639in" text:min-label-width="0.38194in"/>
        <style:text-properties fo:color="#76b900" fo:font-family="Wingdings" style:font-pitch="variable" fo:font-size="100%"/>
      </text:list-level-style-bullet>
      <text:list-level-style-bullet text:level="6" text:bullet-char="§">
        <style:list-level-properties text:space-before="2.36806in" text:min-label-width="0.38194in"/>
        <style:text-properties fo:color="#76b900" fo:font-family="Wingdings" style:font-pitch="variable" fo:font-size="100%"/>
      </text:list-level-style-bullet>
      <text:list-level-style-bullet text:level="7" text:bullet-char="§">
        <style:list-level-properties text:space-before="2.86806in" text:min-label-width="0.38194in"/>
        <style:text-properties fo:color="#76b900" fo:font-family="Wingdings" style:font-pitch="variable" fo:font-size="100%"/>
      </text:list-level-style-bullet>
      <text:list-level-style-bullet text:level="8" text:bullet-char="§">
        <style:list-level-properties text:space-before="3.36806in" text:min-label-width="0.38194in"/>
        <style:text-properties fo:color="#76b900" fo:font-family="Wingdings" style:font-pitch="variable" fo:font-size="100%"/>
      </text:list-level-style-bullet>
      <text:list-level-style-bullet text:level="9" text:bullet-char="§">
        <style:list-level-properties text:space-before="3.86806in" text:min-label-width="0.38194in"/>
        <style:text-properties fo:color="#76b900" fo:font-family="Wingdings" style:font-pitch="variable" fo:font-size="100%"/>
      </text:list-level-style-bullet>
    </text:list-style>
    <text:list-style style:name="a55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01">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183">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20">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04">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98">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07">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24">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41">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52">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44">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55">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72">
      <text:list-level-style-bullet text:level="1" text:bullet-char="§">
        <style:list-level-properties text:space-before="0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248">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459">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78299in"/>
      </text:list-level-style-number>
      <text:list-level-style-number text:level="3" style:num-format="">
        <style:list-level-properties text:space-before="1.17535in"/>
      </text:list-level-style-number>
      <text:list-level-style-number text:level="4" style:num-format="">
        <style:list-level-properties text:space-before="1.56597in"/>
      </text:list-level-style-number>
      <text:list-level-style-number text:level="5" style:num-format="">
        <style:list-level-properties text:space-before="1.9583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296">
      <text:list-level-style-bullet text:level="1" text:bullet-char="§">
        <style:list-level-properties text:space-before="0in" text:min-label-width="0.39063in"/>
        <style:text-properties fo:color="#76b900" fo:font-family="Wingdings" style:font-pitch="variable" fo:font-size="100%"/>
      </text:list-level-style-bullet>
      <text:list-level-style-bullet text:level="2" text:bullet-char="§">
        <style:list-level-properties text:space-before="0.39236in" text:min-label-width="0.39063in"/>
        <style:text-properties fo:color="#76b900" fo:font-family="Wingdings" style:font-pitch="variable" fo:font-size="100%"/>
      </text:list-level-style-bullet>
      <text:list-level-style-bullet text:level="3" text:bullet-char="§">
        <style:list-level-properties text:space-before="0.78472in" text:min-label-width="0.39063in"/>
        <style:text-properties fo:color="#76b900" fo:font-family="Wingdings" style:font-pitch="variable" fo:font-size="100%"/>
      </text:list-level-style-bullet>
      <text:list-level-style-bullet text:level="4" text:bullet-char="§">
        <style:list-level-properties text:space-before="1.17535in" text:min-label-width="0.39063in"/>
        <style:text-properties fo:color="#76b900" fo:font-family="Wingdings" style:font-pitch="variable" fo:font-size="100%"/>
      </text:list-level-style-bullet>
      <text:list-level-style-bullet text:level="5" text:bullet-char="§">
        <style:list-level-properties text:space-before="1.56771in" text:min-label-width="0.39063in"/>
        <style:text-properties fo:color="#76b900" fo:font-family="Wingdings" style:font-pitch="variable" fo:font-size="100%"/>
      </text:list-level-style-bullet>
      <text:list-level-style-bullet text:level="6" text:bullet-char="§">
        <style:list-level-properties text:space-before="2.35937in" text:min-label-width="0.39063in"/>
        <style:text-properties fo:color="#76b900" fo:font-family="Wingdings" style:font-pitch="variable" fo:font-size="100%"/>
      </text:list-level-style-bullet>
      <text:list-level-style-bullet text:level="7" text:bullet-char="§">
        <style:list-level-properties text:space-before="2.85937in" text:min-label-width="0.39063in"/>
        <style:text-properties fo:color="#76b900" fo:font-family="Wingdings" style:font-pitch="variable" fo:font-size="100%"/>
      </text:list-level-style-bullet>
      <text:list-level-style-bullet text:level="8" text:bullet-char="§">
        <style:list-level-properties text:space-before="3.35937in" text:min-label-width="0.39063in"/>
        <style:text-properties fo:color="#76b900" fo:font-family="Wingdings" style:font-pitch="variable" fo:font-size="100%"/>
      </text:list-level-style-bullet>
      <text:list-level-style-bullet text:level="9" text:bullet-char="§">
        <style:list-level-properties text:space-before="3.85937in" text:min-label-width="0.39063in"/>
        <style:text-properties fo:color="#76b900" fo:font-family="Wingdings" style:font-pitch="variable" fo:font-size="100%"/>
      </text:list-level-style-bullet>
    </text:list-style>
    <text:list-style style:name="a220">
      <text:list-level-style-bullet text:level="1" text:bullet-char="§">
        <style:list-level-properties text:space-before="0.01042in" text:min-label-width="0.38194in"/>
        <style:text-properties fo:color="#76b900" fo:font-family="Wingdings" style:font-pitch="variable" fo:font-size="100%"/>
      </text:list-level-style-bullet>
      <text:list-level-style-bullet text:level="2" text:bullet-char="§">
        <style:list-level-properties text:space-before="0.40104in" text:min-label-width="0.38194in"/>
        <style:text-properties fo:color="#76b900" fo:font-family="Wingdings" style:font-pitch="variable" fo:font-size="100%"/>
      </text:list-level-style-bullet>
      <text:list-level-style-bullet text:level="3" text:bullet-char="§">
        <style:list-level-properties text:space-before="0.7934in" text:min-label-width="0.38194in"/>
        <style:text-properties fo:color="#76b900" fo:font-family="Wingdings" style:font-pitch="variable" fo:font-size="100%"/>
      </text:list-level-style-bullet>
      <text:list-level-style-bullet text:level="4" text:bullet-char="§">
        <style:list-level-properties text:space-before="1.18403in" text:min-label-width="0.38194in"/>
        <style:text-properties fo:color="#76b900" fo:font-family="Wingdings" style:font-pitch="variable" fo:font-size="100%"/>
      </text:list-level-style-bullet>
      <text:list-level-style-bullet text:level="5" text:bullet-char="§">
        <style:list-level-properties text:space-before="1.57639in" text:min-label-width="0.38194in"/>
        <style:text-properties fo:color="#76b900" fo:font-family="Wingdings" style:font-pitch="variable" fo:font-size="100%"/>
      </text:list-level-style-bullet>
      <text:list-level-style-bullet text:level="6" text:bullet-char="§">
        <style:list-level-properties text:space-before="2.36806in" text:min-label-width="0.38194in"/>
        <style:text-properties fo:color="#76b900" fo:font-family="Wingdings" style:font-pitch="variable" fo:font-size="100%"/>
      </text:list-level-style-bullet>
      <text:list-level-style-bullet text:level="7" text:bullet-char="§">
        <style:list-level-properties text:space-before="2.86806in" text:min-label-width="0.38194in"/>
        <style:text-properties fo:color="#76b900" fo:font-family="Wingdings" style:font-pitch="variable" fo:font-size="100%"/>
      </text:list-level-style-bullet>
      <text:list-level-style-bullet text:level="8" text:bullet-char="§">
        <style:list-level-properties text:space-before="3.36806in" text:min-label-width="0.38194in"/>
        <style:text-properties fo:color="#76b900" fo:font-family="Wingdings" style:font-pitch="variable" fo:font-size="100%"/>
      </text:list-level-style-bullet>
      <text:list-level-style-bullet text:level="9" text:bullet-char="§">
        <style:list-level-properties text:space-before="3.86806in" text:min-label-width="0.38194in"/>
        <style:text-properties fo:color="#76b900" fo:font-family="Wingdings" style:font-pitch="variable" fo:font-size="100%"/>
      </text:list-level-style-bullet>
    </text:list-style>
    <text:list-style style:name="a55">
      <text:list-level-style-bullet text:level="1" text:bullet-char="§">
        <style:list-level-properties text:space-before="0in" text:min-label-width="0.1875in"/>
        <style:text-properties fo:color="#76b900" fo:font-family="Wingdings" style:font-pitch="variable" fo:font-size="100%"/>
      </text:list-level-style-bullet>
      <text:list-level-style-bullet text:level="2" text:bullet-char="§">
        <style:list-level-properties text:space-before="0.20486in" text:min-label-width="0.1875in"/>
        <style:text-properties fo:color="#76b900" fo:font-family="Wingdings" style:font-pitch="variable" fo:font-size="100%"/>
      </text:list-level-style-bullet>
      <text:list-level-style-bullet text:level="3" text:bullet-char="§">
        <style:list-level-properties text:space-before="0.40104in" text:min-label-width="0.1875in"/>
        <style:text-properties fo:color="#76b900" fo:font-family="Wingdings" style:font-pitch="variable" fo:font-size="100%"/>
      </text:list-level-style-bullet>
      <text:list-level-style-bullet text:level="4" text:bullet-char="§">
        <style:list-level-properties text:space-before="0.6059in" text:min-label-width="0.1875in"/>
        <style:text-properties fo:color="#76b900" fo:font-family="Wingdings" style:font-pitch="variable" fo:font-size="100%"/>
      </text:list-level-style-bullet>
      <text:list-level-style-bullet text:level="5" text:bullet-char="§">
        <style:list-level-properties text:space-before="0.78993in" text:min-label-width="0.1875in"/>
        <style:text-properties fo:color="#76b900" fo:font-family="Wingdings" style:font-pitch="variable" fo:font-size="100%"/>
      </text:list-level-style-bullet>
      <text:list-level-style-bullet text:level="6" text:bullet-char="§">
        <style:list-level-properties text:space-before="2.3125in" text:min-label-width="0.1875in"/>
        <style:text-properties fo:color="#76b900" fo:font-family="Wingdings" style:font-pitch="variable" fo:font-size="100%"/>
      </text:list-level-style-bullet>
      <text:list-level-style-bullet text:level="7" text:bullet-char="§">
        <style:list-level-properties text:space-before="2.8125in" text:min-label-width="0.1875in"/>
        <style:text-properties fo:color="#76b900" fo:font-family="Wingdings" style:font-pitch="variable" fo:font-size="100%"/>
      </text:list-level-style-bullet>
      <text:list-level-style-bullet text:level="8" text:bullet-char="§">
        <style:list-level-properties text:space-before="3.3125in" text:min-label-width="0.1875in"/>
        <style:text-properties fo:color="#76b900" fo:font-family="Wingdings" style:font-pitch="variable" fo:font-size="100%"/>
      </text:list-level-style-bullet>
      <text:list-level-style-bullet text:level="9" text:bullet-char="§">
        <style:list-level-properties text:space-before="3.8125in" text:min-label-width="0.1875in"/>
        <style:text-properties fo:color="#76b900" fo:font-family="Wingdings" style:font-pitch="variable" fo:font-size="100%"/>
      </text:list-level-style-bullet>
    </text:list-style>
    <text:list-style style:name="a352">
      <text:list-level-style-bullet text:level="1" text:bullet-char="§">
        <style:list-level-properties text:space-before="0in" text:min-label-width="0.39236in"/>
        <style:text-properties fo:color="#76b900" fo:font-family="Wingdings" style:font-pitch="variable" fo:font-size="100%"/>
      </text:list-level-style-bullet>
      <text:list-level-style-bullet text:level="2" text:bullet-char="§">
        <style:list-level-properties text:space-before="0.39063in" text:min-label-width="0.39236in"/>
        <style:text-properties fo:color="#76b900" fo:font-family="Wingdings" style:font-pitch="variable" fo:font-size="100%"/>
      </text:list-level-style-bullet>
      <text:list-level-style-bullet text:level="3" text:bullet-char="§">
        <style:list-level-properties text:space-before="0.78299in" text:min-label-width="0.39236in"/>
        <style:text-properties fo:color="#76b900" fo:font-family="Wingdings" style:font-pitch="variable" fo:font-size="100%"/>
      </text:list-level-style-bullet>
      <text:list-level-style-bullet text:level="4" text:bullet-char="§">
        <style:list-level-properties text:space-before="1.17361in" text:min-label-width="0.39236in"/>
        <style:text-properties fo:color="#76b900" fo:font-family="Wingdings" style:font-pitch="variable" fo:font-size="100%"/>
      </text:list-level-style-bullet>
      <text:list-level-style-bullet text:level="5" text:bullet-char="§">
        <style:list-level-properties text:space-before="1.56597in" text:min-label-width="0.39236in"/>
        <style:text-properties fo:color="#76b900" fo:font-family="Wingdings" style:font-pitch="variable" fo:font-size="100%"/>
      </text:list-level-style-bullet>
      <text:list-level-style-bullet text:level="6" text:bullet-char="§">
        <style:list-level-properties text:space-before="2.35764in" text:min-label-width="0.39236in"/>
        <style:text-properties fo:color="#76b900" fo:font-family="Wingdings" style:font-pitch="variable" fo:font-size="100%"/>
      </text:list-level-style-bullet>
      <text:list-level-style-bullet text:level="7" text:bullet-char="§">
        <style:list-level-properties text:space-before="2.85764in" text:min-label-width="0.39236in"/>
        <style:text-properties fo:color="#76b900" fo:font-family="Wingdings" style:font-pitch="variable" fo:font-size="100%"/>
      </text:list-level-style-bullet>
      <text:list-level-style-bullet text:level="8" text:bullet-char="§">
        <style:list-level-properties text:space-before="3.35764in" text:min-label-width="0.39236in"/>
        <style:text-properties fo:color="#76b900" fo:font-family="Wingdings" style:font-pitch="variable" fo:font-size="100%"/>
      </text:list-level-style-bullet>
      <text:list-level-style-bullet text:level="9" text:bullet-char="§">
        <style:list-level-properties text:space-before="3.85764in" text:min-label-width="0.39236in"/>
        <style:text-properties fo:color="#76b900" fo:font-family="Wingdings" style:font-pitch="variable" fo:font-size="100%"/>
      </text:list-level-style-bullet>
    </text:list-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astervorlage-HTW-Berlin-Schwepunkt-Bild" style:page-layout-name="pageLayout1" draw:style-name="a0">
      <draw:custom-shape svg:x="0in" svg:y="0in" svg:width="2.5191in" svg:height="4.65625in" draw:id="id0" draw:style-name="a3" draw:name="Rechteck 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elplatzhalter 1" svg:x="0.38542in" svg:y="2.56944in" svg:width="2.05556in" svg:height="1.90799in" presentation:class="title" presentation:placeholder="false">
        <draw:text-box>
          <text:p text:style-name="a5" text:class-names="" text:cond-style-name=""><text:span text:style-name="a4" text:class-names="">Titelmasterformat durch Klicken bearbeiten</text:span></text:p>
        </draw:text-box>
        <svg:title/>
        <svg:desc/>
      </draw:frame>
      <draw:frame draw:id="id2" presentation:style-name="a22" draw:name="Textplatzhalter 2" svg:x="2.71701in" svg:y="5.02778in" svg:width="7.04687in" svg:height="2.22569in" presentation:class="outline" presentation:placeholder="false">
        <draw:text-box>
          <text:list text:style-name="a9">
            <text:list-item>
              <text:p text:style-name="a8" text:class-names="" text:cond-style-name=""><text:span text:style-name="a7" text:class-names="">Textmasterformat bearbeiten</text:span></text:p>
            </text:list-item>
          </text:list>
          <text:list text:style-name="a12">
            <text:list-item>
              <text:list text:style-name="a12">
                <text:list-item>
                  <text:p text:style-name="a11" text:class-names="" text:cond-style-name=""><text:span text:style-name="a10" text:class-names="">Zweite Ebene</text:span></text:p>
                </text:list-item>
              </text:list>
            </text:list-item>
          </text:list>
          <text:list text:style-name="a15">
            <text:list-item>
              <text:list text:style-name="a15">
                <text:list-item>
                  <text:list text:style-name="a15">
                    <text:list-item>
                      <text:p text:style-name="a14" text:class-names="" text:cond-style-name=""><text:span text:style-name="a13" text:class-names="">Dritte Ebene</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Vierte Ebene</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ünfte Ebene</text:span></text:p>
                            </text:list-item>
                          </text:list>
                        </text:list-item>
                      </text:list>
                    </text:list-item>
                  </text:list>
                </text:list-item>
              </text:list>
            </text:list-item>
          </text:list>
        </draw:text-box>
        <svg:title/>
        <svg:desc/>
      </draw:frame>
      <draw:frame draw:id="id3" presentation:style-name="a26" draw:name="Fußzeilenplatzhalter 4" svg:x="0.39236in" svg:y="0.51215in" svg:width="2.04861in" svg:height="0.16319in" presentation:class="footer" presentation:placeholder="false">
        <draw:text-box>
          <text:p text:style-name="a25" text:class-names="" text:cond-style-name=""><text:span text:style-name="a23" text:class-names="">Referent, Datum</text:span><text:span text:style-name="a24" text:class-names=""/></text:p>
        </draw:text-box>
        <svg:title/>
        <svg:desc/>
      </draw:frame>
      <draw:custom-shape svg:x="0.39236in" svg:y="0.65278in" svg:width="2.04861in" svg:height="0.18403in" draw:id="id4" draw:style-name="a30" draw:name="Rechteck 7">
        <svg:title/>
        <svg:desc/>
        <text:p text:style-name="a29" text:class-names="" text:cond-style-name=""><text:span text:style-name="a27" text:class-names="">Seite<text:s text:c="1"/></text:span><text:span text:style-name="a28"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5" draw:style-name="a31" draw:name="Grafik 9" svg:x="0.38194in" svg:y="0.1875in" svg:width="0.77431in" svg:height="0.25in" style:rel-width="scale" style:rel-height="scale">
        <draw:image xlink:href="media/image1.emf" xlink:type="simple" xlink:show="embed" xlink:actuate="onLoad"/>
        <svg:title/>
        <svg:desc/>
      </draw:frame>
      <presentation:notes style:page-layout-name="pageLayout2" draw:style-name="a63">
        <draw:frame draw:id="id6" presentation:style-name="a34" draw:name="Kopfzeilenplatzhalter 1" svg:x="0in" svg:y="0in" svg:width="3.25in" svg:height="0.5in" presentation:class="header" presentation:placeholder="false">
          <draw:text-box>
            <text:p text:style-name="a33" text:class-names="" text:cond-style-name=""><text:span text:style-name="a32" text:class-names=""/></text:p>
          </draw:text-box>
          <svg:title/>
          <svg:desc/>
        </draw:frame>
        <draw:frame draw:id="id7" presentation:style-name="a38" draw:name="Datumsplatzhalter 2" svg:x="4.24826in" svg:y="0in" svg:width="3.25in" svg:height="0.5in" presentation:class="date-time" presentation:placeholder="false">
          <draw:text-box>
            <text:p text:style-name="a37" text:class-names="" text:cond-style-name=""><text:span text:style-name="a35" text:class-names=""><text:date text:fixed="false" style:data-style-name="a36"/></text:span></text:p>
          </draw:text-box>
          <svg:title/>
          <svg:desc/>
        </draw:frame>
        <draw:page-thumbnail svg:x="1.25in" svg:y="0.75in" svg:width="5in" svg:height="3.75in" presentation:class="page" draw:id="id8" presentation:style-name="a39" draw:name="Folienbildplatzhalter 3">
          <svg:title/>
          <svg:desc/>
        </draw:page-thumbnail>
        <draw:frame draw:id="id9" presentation:style-name="a56" draw:name="Notizenplatzhalter 4" svg:x="0.60069in" svg:y="4.75in" svg:width="6.29861in" svg:height="4.5in" presentation:class="notes" presentation:placeholder="false">
          <draw:text-box>
            <text:list text:style-name="a42">
              <text:list-item>
                <text:p text:style-name="a41" text:class-names="" text:cond-style-name=""><text:span text:style-name="a40" text:class-names="">Textmasterformat bearbeiten</text:span></text:p>
              </text:list-item>
            </text:list>
            <text:list text:style-name="a45">
              <text:list-item>
                <text:list text:style-name="a45">
                  <text:list-item>
                    <text:p text:style-name="a44" text:class-names="" text:cond-style-name=""><text:span text:style-name="a43" text:class-names="">Zweite Ebene</text:span></text:p>
                  </text:list-item>
                </text:list>
              </text:list-item>
            </text:list>
            <text:list text:style-name="a48">
              <text:list-item>
                <text:list text:style-name="a48">
                  <text:list-item>
                    <text:list text:style-name="a48">
                      <text:list-item>
                        <text:p text:style-name="a47" text:class-names="" text:cond-style-name=""><text:span text:style-name="a46" text:class-names="">Dritte Ebene</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Vierte Ebene</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ünfte Ebene</text:span><text:span text:style-name="a53" text:class-names=""/></text:p>
                              </text:list-item>
                            </text:list>
                          </text:list-item>
                        </text:list>
                      </text:list-item>
                    </text:list>
                  </text:list-item>
                </text:list>
              </text:list-item>
            </text:list>
          </draw:text-box>
          <svg:title/>
          <svg:desc/>
        </draw:frame>
        <draw:frame draw:id="id10" presentation:style-name="a59" draw:name="Fußzeilenplatzhalter 5" svg:x="0in" svg:y="9.49826in" svg:width="3.25in" svg:height="0.5in" presentation:class="footer" presentation:placeholder="false">
          <draw:text-box>
            <text:p text:style-name="a58" text:class-names="" text:cond-style-name=""><text:span text:style-name="a57" text:class-names=""/></text:p>
          </draw:text-box>
          <svg:title/>
          <svg:desc/>
        </draw:frame>
        <draw:frame draw:id="id11" presentation:style-name="a62" draw:name="Foliennummernplatzhalter 6" svg:x="4.24826in" svg:y="9.49826in" svg:width="3.25in" svg:height="0.5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cust-Titelfolie" style:page-layout-name="pageLayout1" draw:style-name="a64">
      <draw:custom-shape svg:x="0in" svg:y="0in" svg:width="10in" svg:height="4.65625in" draw:id="id12" draw:style-name="a67" draw:name="Rechteck 9">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g draw:name="Gruppieren 12" draw:id="id13">
        <svg:title/>
        <svg:desc/>
        <draw:custom-shape svg:x="5.10417in" svg:y="0.45486in" svg:width="1.00347in" svg:height="0.85069in" draw:id="id48" draw:style-name="a150" draw:name="Freeform 6">
          <svg:title/>
          <svg:desc/>
          <text:p text:style-name="a149" text:class-names="" text:cond-style-name=""><text:span text:style-name="a148" text:class-names=""/></text:p>
          <draw:enhanced-geometry xmlns:dr3d="urn:oasis:names:tc:opendocument:xmlns:dr3d:1.0" draw:type="non-primitive" svg:viewBox="0 0 411 348" draw:enhanced-path="M 205 0 C 318 0 411 50 411 143 411 204 388 245 333 265 327 308 303 348 253 348 237 348 237 348 237 348 237 283 237 283 237 283 226 284 214 285 205 285 98 285 0 236 0 143 0 50 94 0 205 0 M 205 30 C 97 30 31 79 31 143 31 207 101 255 205 255 221 255 268 249 268 249 268 314 268 314 268 314 297 303 302 266 302 241 358 225 379 203 379 143 379 79 314 30 205 30 N" draw:text-areas="?f50 ?f52 ?f51 ?f53" draw:glue-points="?f29 ?f30 ?f31 ?f32 ?f33 ?f34 ?f35 ?f36 ?f37 ?f36 ?f37 ?f38 ?f29 ?f39 ?f40 ?f32 ?f29 ?f30 ?f29 ?f41 ?f42 ?f32 ?f29 ?f43 ?f44 ?f45 ?f44 ?f46 ?f47 ?f48 ?f49 ?f32 ?f29 ?f4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
            <draw:equation draw:name="f7" draw:formula="?f4 / 348"/>
            <draw:equation draw:name="f8" draw:formula="1021769995 * ?f5 / 411"/>
            <draw:equation draw:name="f9" draw:formula="0 * ?f4 / 348"/>
            <draw:equation draw:name="f10" draw:formula="2048525257 * ?f5 / 411"/>
            <draw:equation draw:name="f11" draw:formula="714491599 * ?f4 / 348"/>
            <draw:equation draw:name="f12" draw:formula="1659754757 * ?f5 / 411"/>
            <draw:equation draw:name="f13" draw:formula="1324057249 * ?f4 / 348"/>
            <draw:equation draw:name="f14" draw:formula="1261013723 * ?f5 / 411"/>
            <draw:equation draw:name="f15" draw:formula="1738762976 * ?f4 / 348"/>
            <draw:equation draw:name="f16" draw:formula="1181267302 * ?f5 / 411"/>
            <draw:equation draw:name="f17" draw:formula="1413993458 * ?f4 / 348"/>
            <draw:equation draw:name="f18" draw:formula="1423987363 * ?f4 / 348"/>
            <draw:equation draw:name="f19" draw:formula="0 * ?f5 / 411"/>
            <draw:equation draw:name="f20" draw:formula="149892936 * ?f4 / 348"/>
            <draw:equation draw:name="f21" draw:formula="154512039 * ?f5 / 411"/>
            <draw:equation draw:name="f22" draw:formula="1274094427 * ?f4 / 348"/>
            <draw:equation draw:name="f23" draw:formula="1335777108 * ?f5 / 411"/>
            <draw:equation draw:name="f24" draw:formula="1244114946 * ?f4 / 348"/>
            <draw:equation draw:name="f25" draw:formula="1568884464 * ?f4 / 348"/>
            <draw:equation draw:name="f26" draw:formula="1505242718 * ?f5 / 411"/>
            <draw:equation draw:name="f27" draw:formula="1204143794 * ?f4 / 348"/>
            <draw:equation draw:name="f28" draw:formula="1889030183 * ?f5 / 411"/>
            <draw:equation draw:name="f29" draw:formula="?f8 / ?f6"/>
            <draw:equation draw:name="f30" draw:formula="?f9 / ?f7"/>
            <draw:equation draw:name="f31" draw:formula="?f10 / ?f6"/>
            <draw:equation draw:name="f32" draw:formula="?f11 / ?f7"/>
            <draw:equation draw:name="f33" draw:formula="?f12 / ?f6"/>
            <draw:equation draw:name="f34" draw:formula="?f13 / ?f7"/>
            <draw:equation draw:name="f35" draw:formula="?f14 / ?f6"/>
            <draw:equation draw:name="f36" draw:formula="?f15 / ?f7"/>
            <draw:equation draw:name="f37" draw:formula="?f16 / ?f6"/>
            <draw:equation draw:name="f38" draw:formula="?f17 / ?f7"/>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7"/>
            <draw:equation draw:name="f47" draw:formula="?f26 / ?f6"/>
            <draw:equation draw:name="f48" draw:formula="?f27 / ?f7"/>
            <draw:equation draw:name="f49" draw:formula="?f28 / ?f6"/>
            <draw:equation draw:name="f50" draw:formula="0 / ?f6"/>
            <draw:equation draw:name="f51" draw:formula="?f1 / ?f6"/>
            <draw:equation draw:name="f52" draw:formula="0 / ?f7"/>
            <draw:equation draw:name="f53" draw:formula="?f3 / ?f7"/>
          </draw:enhanced-geometry>
        </draw:custom-shape>
        <draw:custom-shape svg:x="5.41146in" svg:y="0.84028in" svg:width="0.07812in" svg:height="0.07986in" draw:id="id49" draw:style-name="a153" draw:name="Rectangle 7">
          <svg:title/>
          <svg:desc/>
          <text:p text:style-name="a152" text:class-names="" text:cond-style-name=""><text:span text:style-name="a151" text:class-names=""/></text:p>
          <draw:enhanced-geometry xmlns:dr3d="urn:oasis:names:tc:opendocument:xmlns:dr3d:1.0" draw:type="non-primitive" svg:viewBox="0 0 21600 21600" draw:enhanced-path="M 0 0 L 21600 0 21600 21600 0 21600 Z N"/>
        </draw:custom-shape>
        <draw:custom-shape svg:x="5.56597in" svg:y="0.84028in" svg:width="0.07813in" svg:height="0.07986in" draw:id="id50" draw:style-name="a156" draw:name="Rectangle 8">
          <svg:title/>
          <svg:desc/>
          <text:p text:style-name="a155" text:class-names="" text:cond-style-name=""><text:span text:style-name="a154" text:class-names=""/></text:p>
          <draw:enhanced-geometry xmlns:dr3d="urn:oasis:names:tc:opendocument:xmlns:dr3d:1.0" draw:type="non-primitive" svg:viewBox="0 0 21600 21600" draw:enhanced-path="M 0 0 L 21600 0 21600 21600 0 21600 Z N"/>
        </draw:custom-shape>
        <draw:custom-shape svg:x="5.72222in" svg:y="0.84028in" svg:width="0.07465in" svg:height="0.07986in" draw:id="id51" draw:style-name="a159" draw:name="Rectangle 9">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g>
      <draw:g draw:name="Gruppieren 17" draw:id="id14">
        <svg:title/>
        <svg:desc/>
        <draw:custom-shape svg:x="7.03819in" svg:y="0.34549in" svg:width="0.23438in" svg:height="0.2309in" draw:id="id44" draw:style-name="a138" draw:name="Freeform 10">
          <svg:title/>
          <svg:desc/>
          <text:p text:style-name="a137" text:class-names="" text:cond-style-name=""><text:span text:style-name="a136" text:class-names=""/></text:p>
          <draw:enhanced-geometry xmlns:dr3d="urn:oasis:names:tc:opendocument:xmlns:dr3d:1.0" draw:type="non-primitive" svg:viewBox="0 0 96 95" draw:enhanced-path="M 48 0 C 75 0 96 21 96 47 96 74 75 95 48 95 22 95 0 74 0 47 0 21 22 0 48 0 M 48 30 C 38 30 30 38 30 47 30 57 38 65 48 65 58 65 66 57 66 47 66 38 58 30 48 30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6"/>
            <draw:equation draw:name="f7" draw:formula="?f4 / 95"/>
            <draw:equation draw:name="f8" draw:formula="239220189 * ?f5 / 96"/>
            <draw:equation draw:name="f9" draw:formula="0 * ?f4 / 95"/>
            <draw:equation draw:name="f10" draw:formula="478438146 * ?f5 / 96"/>
            <draw:equation draw:name="f11" draw:formula="232158455 * ?f4 / 95"/>
            <draw:equation draw:name="f12" draw:formula="469255316 * ?f4 / 95"/>
            <draw:equation draw:name="f13" draw:formula="0 * ?f5 / 96"/>
            <draw:equation draw:name="f14" draw:formula="148185538 * ?f4 / 95"/>
            <draw:equation draw:name="f15" draw:formula="149512339 * ?f5 / 96"/>
            <draw:equation draw:name="f16" draw:formula="321069778 * ?f4 / 95"/>
            <draw:equation draw:name="f17" draw:formula="328925806 * ?f5 / 96"/>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custom-shape svg:x="6.90799in" svg:y="0.84375in" svg:width="0.45139in" svg:height="0.44965in" draw:id="id45" draw:style-name="a141" draw:name="Freeform 11">
          <svg:title/>
          <svg:desc/>
          <text:p text:style-name="a140" text:class-names="" text:cond-style-name=""><text:span text:style-name="a139" text:class-names=""/></text:p>
          <draw:enhanced-geometry xmlns:dr3d="urn:oasis:names:tc:opendocument:xmlns:dr3d:1.0" draw:type="non-primitive" svg:viewBox="0 0 185 184" draw:enhanced-path="M 102 0 C 102 33 102 33 102 33 130 37 152 62 152 92 152 125 126 152 93 152 60 152 33 125 33 92 33 78 37 66 45 56 22 33 22 33 22 33 8 49 0 69 0 92 0 143 42 184 93 184 144 184 185 143 185 92 185 44 148 5 102 0 N" draw:text-areas="?f36 ?f38 ?f37 ?f39" draw:glue-points="?f22 ?f23 ?f22 ?f24 ?f25 ?f26 ?f27 ?f28 ?f29 ?f26 ?f30 ?f31 ?f32 ?f24 ?f33 ?f26 ?f27 ?f34 ?f35 ?f26 ?f22 ?f23"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84"/>
            <draw:equation draw:name="f8" draw:formula="507727122 * ?f5 / 185"/>
            <draw:equation draw:name="f9" draw:formula="0 * ?f4 / 184"/>
            <draw:equation draw:name="f10" draw:formula="164780276 * ?f4 / 184"/>
            <draw:equation draw:name="f11" draw:formula="756613141 * ?f5 / 185"/>
            <draw:equation draw:name="f12" draw:formula="459389738 * ?f4 / 184"/>
            <draw:equation draw:name="f13" draw:formula="462929245 * ?f5 / 185"/>
            <draw:equation draw:name="f14" draw:formula="758989021 * ?f4 / 184"/>
            <draw:equation draw:name="f15" draw:formula="164265576 * ?f5 / 185"/>
            <draw:equation draw:name="f16" draw:formula="223998309 * ?f5 / 185"/>
            <draw:equation draw:name="f17" draw:formula="279628828 * ?f4 / 184"/>
            <draw:equation draw:name="f18" draw:formula="109510384 * ?f5 / 185"/>
            <draw:equation draw:name="f19" draw:formula="0 * ?f5 / 185"/>
            <draw:equation draw:name="f20" draw:formula="918777242 * ?f4 / 184"/>
            <draw:equation draw:name="f21" draw:formula="920878716 * ?f5 / 185"/>
            <draw:equation draw:name="f22" draw:formula="?f8 / ?f6"/>
            <draw:equation draw:name="f23" draw:formula="?f9 / ?f7"/>
            <draw:equation draw:name="f24" draw:formula="?f10 / ?f7"/>
            <draw:equation draw:name="f25" draw:formula="?f11 / ?f6"/>
            <draw:equation draw:name="f26" draw:formula="?f12 / ?f7"/>
            <draw:equation draw:name="f27" draw:formula="?f13 / ?f6"/>
            <draw:equation draw:name="f28" draw:formula="?f14 / ?f7"/>
            <draw:equation draw:name="f29" draw:formula="?f15 / ?f6"/>
            <draw:equation draw:name="f30" draw:formula="?f16 / ?f6"/>
            <draw:equation draw:name="f31" draw:formula="?f17 / ?f7"/>
            <draw:equation draw:name="f32" draw:formula="?f18 / ?f6"/>
            <draw:equation draw:name="f33" draw:formula="?f19 / ?f6"/>
            <draw:equation draw:name="f34" draw:formula="?f20 / ?f7"/>
            <draw:equation draw:name="f35" draw:formula="?f21 / ?f6"/>
            <draw:equation draw:name="f36" draw:formula="0 / ?f6"/>
            <draw:equation draw:name="f37" draw:formula="?f1 / ?f6"/>
            <draw:equation draw:name="f38" draw:formula="0 / ?f7"/>
            <draw:equation draw:name="f39" draw:formula="?f3 / ?f7"/>
          </draw:enhanced-geometry>
        </draw:custom-shape>
        <draw:custom-shape svg:x="6.90104in" svg:y="0.61285in" svg:width="0.33507in" svg:height="0.36806in" draw:id="id46" draw:style-name="a144" draw:name="Freeform 12">
          <svg:title/>
          <svg:desc/>
          <text:p text:style-name="a143" text:class-names="" text:cond-style-name=""><text:span text:style-name="a142" text:class-names=""/></text:p>
          <draw:enhanced-geometry xmlns:dr3d="urn:oasis:names:tc:opendocument:xmlns:dr3d:1.0" draw:type="non-primitive" svg:viewBox="0 0 137 150" draw:enhanced-path="M 123 14 C 114 6 102 0 89 0 75 0 61 6 52 17 6 62 6 62 6 62 0 69 0 79 6 85 71 150 71 150 71 150 94 127 94 127 94 127 41 74 41 74 41 74 41 74 75 39 76 39 76 39 76 39 76 39 79 35 84 33 89 33 93 33 97 34 100 37 103 40 105 44 105 49 105 49 105 77 105 78 105 78 137 78 137 78 137 49 137 49 137 49 137 35 132 23 123 14 N" draw:text-areas="?f56 ?f58 ?f57 ?f59" draw:glue-points="?f32 ?f33 ?f34 ?f35 ?f36 ?f37 ?f38 ?f39 ?f38 ?f40 ?f41 ?f42 ?f43 ?f44 ?f45 ?f46 ?f47 ?f48 ?f47 ?f48 ?f34 ?f49 ?f50 ?f51 ?f52 ?f53 ?f52 ?f54 ?f55 ?f54 ?f55 ?f53 ?f32 ?f3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7"/>
            <draw:equation draw:name="f7" draw:formula="?f4 / 150"/>
            <draw:equation draw:name="f8" draw:formula="615186849 * ?f5 / 137"/>
            <draw:equation draw:name="f9" draw:formula="70475814 * ?f4 / 150"/>
            <draw:equation draw:name="f10" draw:formula="445134799 * ?f5 / 137"/>
            <draw:equation draw:name="f11" draw:formula="0 * ?f4 / 150"/>
            <draw:equation draw:name="f12" draw:formula="260078684 * ?f5 / 137"/>
            <draw:equation draw:name="f13" draw:formula="85577934 * ?f4 / 150"/>
            <draw:equation draw:name="f14" draw:formula="30008133 * ?f5 / 137"/>
            <draw:equation draw:name="f15" draw:formula="312109739 * ?f4 / 150"/>
            <draw:equation draw:name="f16" draw:formula="427894157 * ?f4 / 150"/>
            <draw:equation draw:name="f17" draw:formula="355108165 * ?f5 / 137"/>
            <draw:equation draw:name="f18" draw:formula="755106017 * ?f4 / 150"/>
            <draw:equation draw:name="f19" draw:formula="470142322 * ?f5 / 137"/>
            <draw:equation draw:name="f20" draw:formula="639323842 * ?f4 / 150"/>
            <draw:equation draw:name="f21" draw:formula="205063028 * ?f5 / 137"/>
            <draw:equation draw:name="f22" draw:formula="372518220 * ?f4 / 150"/>
            <draw:equation draw:name="f23" draw:formula="380115688 * ?f5 / 137"/>
            <draw:equation draw:name="f24" draw:formula="196327564 * ?f4 / 150"/>
            <draw:equation draw:name="f25" draw:formula="166123324 * ?f4 / 150"/>
            <draw:equation draw:name="f26" draw:formula="500152691 * ?f5 / 137"/>
            <draw:equation draw:name="f27" draw:formula="186260232 * ?f4 / 150"/>
            <draw:equation draw:name="f28" draw:formula="525160214 * ?f5 / 137"/>
            <draw:equation draw:name="f29" draw:formula="246668713 * ?f4 / 150"/>
            <draw:equation draw:name="f30" draw:formula="392655129 * ?f4 / 150"/>
            <draw:equation draw:name="f31" draw:formula="685208807 * ?f5 / 13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6"/>
            <draw:equation draw:name="f42" draw:formula="?f18 / ?f7"/>
            <draw:equation draw:name="f43" draw:formula="?f19 / ?f6"/>
            <draw:equation draw:name="f44" draw:formula="?f20 / ?f7"/>
            <draw:equation draw:name="f45" draw:formula="?f21 / ?f6"/>
            <draw:equation draw:name="f46" draw:formula="?f22 / ?f7"/>
            <draw:equation draw:name="f47" draw:formula="?f23 / ?f6"/>
            <draw:equation draw:name="f48" draw:formula="?f24 / ?f7"/>
            <draw:equation draw:name="f49" draw:formula="?f25 / ?f7"/>
            <draw:equation draw:name="f50" draw:formula="?f26 / ?f6"/>
            <draw:equation draw:name="f51" draw:formula="?f27 / ?f7"/>
            <draw:equation draw:name="f52" draw:formula="?f28 / ?f6"/>
            <draw:equation draw:name="f53" draw:formula="?f29 / ?f7"/>
            <draw:equation draw:name="f54" draw:formula="?f30 / ?f7"/>
            <draw:equation draw:name="f55" draw:formula="?f31 / ?f6"/>
            <draw:equation draw:name="f56" draw:formula="0 / ?f6"/>
            <draw:equation draw:name="f57" draw:formula="?f1 / ?f6"/>
            <draw:equation draw:name="f58" draw:formula="0 / ?f7"/>
            <draw:equation draw:name="f59" draw:formula="?f3 / ?f7"/>
          </draw:enhanced-geometry>
        </draw:custom-shape>
        <draw:custom-shape svg:x="7.36979in" svg:y="0.92361in" svg:width="0.13889in" svg:height="0.32292in" draw:id="id47" draw:style-name="a147" draw:name="Freeform 13">
          <svg:title/>
          <svg:desc/>
          <text:p text:style-name="a146" text:class-names="" text:cond-style-name=""><text:span text:style-name="a145" text:class-names=""/></text:p>
          <draw:enhanced-geometry xmlns:dr3d="urn:oasis:names:tc:opendocument:xmlns:dr3d:1.0" draw:type="non-primitive" svg:viewBox="0 0 57 132" draw:enhanced-path="M 57 126 C 37 13 37 13 37 13 35 6 29 0 21 0 0 0 0 0 0 0 25 132 25 132 25 132 L 57 126 Z N" draw:text-areas="?f26 ?f28 ?f27 ?f29" draw:glue-points="?f17 ?f18 ?f19 ?f20 ?f21 ?f22 ?f23 ?f22 ?f24 ?f25 ?f17 ?f18"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
            <draw:equation draw:name="f7" draw:formula="?f4 / 132"/>
            <draw:equation draw:name="f8" draw:formula="282964912 * ?f5 / 57"/>
            <draw:equation draw:name="f9" draw:formula="630485944 * ?f4 / 132"/>
            <draw:equation draw:name="f10" draw:formula="183679877 * ?f5 / 57"/>
            <draw:equation draw:name="f11" draw:formula="65049977 * ?f4 / 132"/>
            <draw:equation draw:name="f12" draw:formula="104249175 * ?f5 / 57"/>
            <draw:equation draw:name="f13" draw:formula="0 * ?f4 / 132"/>
            <draw:equation draw:name="f14" draw:formula="0 * ?f5 / 57"/>
            <draw:equation draw:name="f15" draw:formula="124107965 * ?f5 / 57"/>
            <draw:equation draw:name="f16" draw:formula="660510043 * ?f4 / 132"/>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0 / ?f6"/>
            <draw:equation draw:name="f27" draw:formula="?f1 / ?f6"/>
            <draw:equation draw:name="f28" draw:formula="0 / ?f7"/>
            <draw:equation draw:name="f29" draw:formula="?f3 / ?f7"/>
          </draw:enhanced-geometry>
        </draw:custom-shape>
      </draw:g>
      <draw:custom-shape svg:x="3.22569in" svg:y="0.46701in" svg:width="1.05556in" svg:height="0.82639in" draw:id="id15" draw:style-name="a70" draw:name="Freeform 14">
        <svg:title/>
        <svg:desc/>
        <text:p text:style-name="a69" text:class-names="" text:cond-style-name=""><text:span text:style-name="a68" text:class-names=""/></text:p>
        <draw:enhanced-geometry xmlns:dr3d="urn:oasis:names:tc:opendocument:xmlns:dr3d:1.0" draw:type="non-primitive" svg:viewBox="0 0 608 476" draw:enhanced-path="M 204 322 L 286 404 546 144 464 62 204 322 Z M 255 432 L 176 353 176 432 255 432 Z M 276 476 L 132 476 0 476 0 432 132 432 132 332 464 0 608 144 276 476 Z N" draw:text-areas="?f46 ?f48 ?f47 ?f49" draw:glue-points="?f27 ?f28 ?f29 ?f30 ?f31 ?f32 ?f33 ?f34 ?f27 ?f28 ?f35 ?f36 ?f37 ?f38 ?f37 ?f36 ?f35 ?f36 ?f39 ?f40 ?f41 ?f40 ?f42 ?f40 ?f42 ?f36 ?f41 ?f36 ?f41 ?f43 ?f33 ?f44 ?f45 ?f32 ?f39 ?f40"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8"/>
          <draw:equation draw:name="f7" draw:formula="?f4 / 476"/>
          <draw:equation draw:name="f8" draw:formula="514111875 * ?f5 / 608"/>
          <draw:equation draw:name="f9" draw:formula="811490313 * ?f4 / 476"/>
          <draw:equation draw:name="f10" draw:formula="720764688 * ?f5 / 608"/>
          <draw:equation draw:name="f11" draw:formula="1018143125 * ?f4 / 476"/>
          <draw:equation draw:name="f12" draw:formula="1376005313 * ?f5 / 608"/>
          <draw:equation draw:name="f13" draw:formula="362902500 * ?f4 / 476"/>
          <draw:equation draw:name="f14" draw:formula="1169352500 * ?f5 / 608"/>
          <draw:equation draw:name="f15" draw:formula="156249688 * ?f4 / 476"/>
          <draw:equation draw:name="f16" draw:formula="642640638 * ?f5 / 608"/>
          <draw:equation draw:name="f17" draw:formula="1088707500 * ?f4 / 476"/>
          <draw:equation draw:name="f18" draw:formula="443547500 * ?f5 / 608"/>
          <draw:equation draw:name="f19" draw:formula="889615950 * ?f4 / 476"/>
          <draw:equation draw:name="f20" draw:formula="695563125 * ?f5 / 608"/>
          <draw:equation draw:name="f21" draw:formula="1199594375 * ?f4 / 476"/>
          <draw:equation draw:name="f22" draw:formula="332660625 * ?f5 / 608"/>
          <draw:equation draw:name="f23" draw:formula="0 * ?f5 / 608"/>
          <draw:equation draw:name="f24" draw:formula="836691875 * ?f4 / 476"/>
          <draw:equation draw:name="f25" draw:formula="0 * ?f4 / 476"/>
          <draw:equation draw:name="f26" draw:formula="1532255000 * ?f5 / 608"/>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6"/>
          <draw:equation draw:name="f43" draw:formula="?f24 / ?f7"/>
          <draw:equation draw:name="f44" draw:formula="?f25 / ?f7"/>
          <draw:equation draw:name="f45" draw:formula="?f26 / ?f6"/>
          <draw:equation draw:name="f46" draw:formula="0 / ?f6"/>
          <draw:equation draw:name="f47" draw:formula="?f1 / ?f6"/>
          <draw:equation draw:name="f48" draw:formula="0 / ?f7"/>
          <draw:equation draw:name="f49" draw:formula="?f3 / ?f7"/>
        </draw:enhanced-geometry>
      </draw:custom-shape>
      <draw:custom-shape svg:x="1.53646in" svg:y="0.41493in" svg:width="0.51215in" svg:height="0.87847in" draw:id="id16" draw:style-name="a73" draw:name="Freeform 15">
        <svg:title/>
        <svg:desc/>
        <text:p text:style-name="a72" text:class-names="" text:cond-style-name=""><text:span text:style-name="a71" text:class-names=""/></text:p>
        <draw:enhanced-geometry xmlns:dr3d="urn:oasis:names:tc:opendocument:xmlns:dr3d:1.0" draw:type="non-primitive" svg:viewBox="0 0 210 359" draw:enhanced-path="M 141 359 C 69 359 69 359 69 359 69 331 69 331 69 331 141 331 141 331 141 331 L 141 359 Z M 158 312 C 51 312 51 312 51 312 51 283 51 283 51 283 158 283 158 283 158 283 L 158 312 Z M 145 265 C 50 265 50 265 50 265 50 250 50 250 50 250 50 240 49 209 45 195 43 190 37 182 31 175 18 158 0 136 0 105 0 47 47 0 105 0 163 0 210 47 210 105 210 136 192 158 179 175 172 182 167 190 165 195 161 209 159 240 159 250 159 265 159 265 159 265 L 145 265 Z M 79 236 C 131 236 131 236 131 236 132 222 133 200 138 186 141 176 148 167 156 157 168 142 181 126 181 105 181 62 147 28 105 28 63 28 28 62 28 105 28 126 42 142 53 157 61 167 69 176 72 186 76 200 78 222 79 236 Z N" draw:text-areas="?f80 ?f82 ?f81 ?f83" draw:glue-points="?f44 ?f45 ?f46 ?f45 ?f46 ?f47 ?f44 ?f47 ?f44 ?f45 ?f48 ?f49 ?f50 ?f49 ?f50 ?f51 ?f48 ?f51 ?f48 ?f49 ?f52 ?f53 ?f54 ?f53 ?f54 ?f55 ?f56 ?f57 ?f58 ?f59 ?f60 ?f61 ?f62 ?f63 ?f64 ?f61 ?f65 ?f59 ?f66 ?f57 ?f67 ?f55 ?f67 ?f53 ?f52 ?f53 ?f68 ?f69 ?f70 ?f69 ?f71 ?f72 ?f73 ?f74 ?f75 ?f61 ?f62 ?f76 ?f77 ?f61 ?f78 ?f74 ?f79 ?f72 ?f68 ?f69" draw:glue-point-leaving-directions="-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0"/>
          <draw:equation draw:name="f7" draw:formula="?f4 / 359"/>
          <draw:equation draw:name="f8" draw:formula="701216938 * ?f5 / 210"/>
          <draw:equation draw:name="f9" draw:formula="1797355782 * ?f4 / 359"/>
          <draw:equation draw:name="f10" draw:formula="343147813 * ?f5 / 210"/>
          <draw:equation draw:name="f11" draw:formula="1657171988 * ?f4 / 359"/>
          <draw:equation draw:name="f12" draw:formula="785760634 * ?f5 / 210"/>
          <draw:equation draw:name="f13" draw:formula="1562047670 * ?f4 / 359"/>
          <draw:equation draw:name="f14" draw:formula="253631089 * ?f5 / 210"/>
          <draw:equation draw:name="f15" draw:formula="1416856273 * ?f4 / 359"/>
          <draw:equation draw:name="f16" draw:formula="721109048 * ?f5 / 210"/>
          <draw:equation draw:name="f17" draw:formula="1326739558 * ?f4 / 359"/>
          <draw:equation draw:name="f18" draw:formula="248658062 * ?f5 / 210"/>
          <draw:equation draw:name="f19" draw:formula="1251641177 * ?f4 / 359"/>
          <draw:equation draw:name="f20" draw:formula="223792924 * ?f5 / 210"/>
          <draw:equation draw:name="f21" draw:formula="976278955 * ?f4 / 359"/>
          <draw:equation draw:name="f22" draw:formula="154168310 * ?f5 / 210"/>
          <draw:equation draw:name="f23" draw:formula="876149272 * ?f4 / 359"/>
          <draw:equation draw:name="f24" draw:formula="0 * ?f5 / 210"/>
          <draw:equation draw:name="f25" draw:formula="525688668 * ?f4 / 359"/>
          <draw:equation draw:name="f26" draw:formula="522183490 * ?f5 / 210"/>
          <draw:equation draw:name="f27" draw:formula="0 * ?f4 / 359"/>
          <draw:equation draw:name="f28" draw:formula="1044364751 * ?f5 / 210"/>
          <draw:equation draw:name="f29" draw:formula="890196440 * ?f5 / 210"/>
          <draw:equation draw:name="f30" draw:formula="820571826 * ?f5 / 210"/>
          <draw:equation draw:name="f31" draw:formula="790733662 * ?f5 / 210"/>
          <draw:equation draw:name="f32" draw:formula="392880317 * ?f5 / 210"/>
          <draw:equation draw:name="f33" draw:formula="1181548161 * ?f4 / 359"/>
          <draw:equation draw:name="f34" draw:formula="651484434 * ?f5 / 210"/>
          <draw:equation draw:name="f35" draw:formula="686297856 * ?f5 / 210"/>
          <draw:equation draw:name="f36" draw:formula="931219478 * ?f4 / 359"/>
          <draw:equation draw:name="f37" draw:formula="775814579 * ?f5 / 210"/>
          <draw:equation draw:name="f38" draw:formula="786030319 * ?f4 / 359"/>
          <draw:equation draw:name="f39" draw:formula="900142495 * ?f5 / 210"/>
          <draw:equation draw:name="f40" draw:formula="140183794 * ?f4 / 359"/>
          <draw:equation draw:name="f41" draw:formula="139249228 * ?f5 / 210"/>
          <draw:equation draw:name="f42" draw:formula="263577144 * ?f5 / 210"/>
          <draw:equation draw:name="f43" draw:formula="358066895 * ?f5 / 210"/>
          <draw:equation draw:name="f44" draw:formula="?f8 / ?f6"/>
          <draw:equation draw:name="f45" draw:formula="?f9 / ?f7"/>
          <draw:equation draw:name="f46" draw:formula="?f10 / ?f6"/>
          <draw:equation draw:name="f47" draw:formula="?f11 / ?f7"/>
          <draw:equation draw:name="f48" draw:formula="?f12 / ?f6"/>
          <draw:equation draw:name="f49" draw:formula="?f13 / ?f7"/>
          <draw:equation draw:name="f50" draw:formula="?f14 / ?f6"/>
          <draw:equation draw:name="f51" draw:formula="?f15 / ?f7"/>
          <draw:equation draw:name="f52" draw:formula="?f16 / ?f6"/>
          <draw:equation draw:name="f53" draw:formula="?f17 / ?f7"/>
          <draw:equation draw:name="f54" draw:formula="?f18 / ?f6"/>
          <draw:equation draw:name="f55" draw:formula="?f19 / ?f7"/>
          <draw:equation draw:name="f56" draw:formula="?f20 / ?f6"/>
          <draw:equation draw:name="f57" draw:formula="?f21 / ?f7"/>
          <draw:equation draw:name="f58" draw:formula="?f22 / ?f6"/>
          <draw:equation draw:name="f59" draw:formula="?f23 / ?f7"/>
          <draw:equation draw:name="f60" draw:formula="?f24 / ?f6"/>
          <draw:equation draw:name="f61" draw:formula="?f25 / ?f7"/>
          <draw:equation draw:name="f62" draw:formula="?f26 / ?f6"/>
          <draw:equation draw:name="f63" draw:formula="?f27 / ?f7"/>
          <draw:equation draw:name="f64" draw:formula="?f28 / ?f6"/>
          <draw:equation draw:name="f65" draw:formula="?f29 / ?f6"/>
          <draw:equation draw:name="f66" draw:formula="?f30 / ?f6"/>
          <draw:equation draw:name="f67" draw:formula="?f31 / ?f6"/>
          <draw:equation draw:name="f68" draw:formula="?f32 / ?f6"/>
          <draw:equation draw:name="f69" draw:formula="?f33 / ?f7"/>
          <draw:equation draw:name="f70" draw:formula="?f34 / ?f6"/>
          <draw:equation draw:name="f71" draw:formula="?f35 / ?f6"/>
          <draw:equation draw:name="f72" draw:formula="?f36 / ?f7"/>
          <draw:equation draw:name="f73" draw:formula="?f37 / ?f6"/>
          <draw:equation draw:name="f74" draw:formula="?f38 / ?f7"/>
          <draw:equation draw:name="f75" draw:formula="?f39 / ?f6"/>
          <draw:equation draw:name="f76" draw:formula="?f40 / ?f7"/>
          <draw:equation draw:name="f77" draw:formula="?f41 / ?f6"/>
          <draw:equation draw:name="f78" draw:formula="?f42 / ?f6"/>
          <draw:equation draw:name="f79" draw:formula="?f43 / ?f6"/>
          <draw:equation draw:name="f80" draw:formula="0 / ?f6"/>
          <draw:equation draw:name="f81" draw:formula="?f1 / ?f6"/>
          <draw:equation draw:name="f82" draw:formula="0 / ?f7"/>
          <draw:equation draw:name="f83" draw:formula="?f3 / ?f7"/>
        </draw:enhanced-geometry>
      </draw:custom-shape>
      <draw:custom-shape svg:x="8.28299in" svg:y="0.52083in" svg:width="0.76389in" svg:height="0.76736in" draw:id="id17" draw:style-name="a76" draw:name="Freeform 16">
        <svg:title/>
        <svg:desc/>
        <text:p text:style-name="a75" text:class-names="" text:cond-style-name=""><text:span text:style-name="a74" text:class-names=""/></text:p>
        <draw:enhanced-geometry xmlns:dr3d="urn:oasis:names:tc:opendocument:xmlns:dr3d:1.0" draw:type="non-primitive" svg:viewBox="0 0 440 442" draw:enhanced-path="M 395 287 L 440 287 440 331 395 331 395 397 329 397 329 442 286 442 286 397 242 397 242 442 197 442 197 397 154 397 154 442 110 442 110 397 44 397 44 331 0 331 0 287 44 287 44 244 0 244 0 199 44 199 44 155 0 155 0 111 44 111 110 45 110 0 154 0 154 45 197 45 197 0 242 0 242 45 286 45 286 0 329 0 329 45 395 45 395 111 440 111 440 155 395 155 395 199 440 199 440 244 395 244 395 287 Z M 352 89 L 132 89 87 132 87 353 352 353 352 89 Z N" draw:text-areas="?f60 ?f62 ?f61 ?f63" draw:glue-points="?f34 ?f35 ?f36 ?f35 ?f36 ?f37 ?f34 ?f37 ?f34 ?f38 ?f39 ?f38 ?f39 ?f40 ?f41 ?f40 ?f41 ?f38 ?f42 ?f38 ?f42 ?f40 ?f43 ?f40 ?f43 ?f38 ?f44 ?f38 ?f44 ?f40 ?f45 ?f40 ?f45 ?f38 ?f46 ?f38 ?f46 ?f37 ?f47 ?f37 ?f47 ?f35 ?f46 ?f35 ?f46 ?f48 ?f47 ?f48 ?f47 ?f49 ?f46 ?f49 ?f46 ?f50 ?f47 ?f50 ?f47 ?f51 ?f46 ?f51 ?f45 ?f52 ?f45 ?f53 ?f44 ?f53 ?f44 ?f52 ?f43 ?f52 ?f43 ?f53 ?f42 ?f53 ?f42 ?f52 ?f41 ?f52 ?f41 ?f53 ?f39 ?f53 ?f39 ?f52 ?f34 ?f52 ?f34 ?f51 ?f36 ?f51 ?f36 ?f50 ?f34 ?f50 ?f34 ?f49 ?f36 ?f49 ?f36 ?f48 ?f34 ?f48 ?f34 ?f35 ?f54 ?f55 ?f56 ?f55 ?f57 ?f58 ?f57 ?f59 ?f54 ?f59 ?f54 ?f55" draw:glue-point-leaving-directions="-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0"/>
          <draw:equation draw:name="f7" draw:formula="?f4 / 442"/>
          <draw:equation draw:name="f8" draw:formula="995462513 * ?f5 / 440"/>
          <draw:equation draw:name="f9" draw:formula="723285638 * ?f4 / 442"/>
          <draw:equation draw:name="f10" draw:formula="1108868750 * ?f5 / 440"/>
          <draw:equation draw:name="f11" draw:formula="834172513 * ?f4 / 442"/>
          <draw:equation draw:name="f12" draw:formula="1000502825 * ?f4 / 442"/>
          <draw:equation draw:name="f13" draw:formula="829132200 * ?f5 / 440"/>
          <draw:equation draw:name="f14" draw:formula="1113909063 * ?f4 / 442"/>
          <draw:equation draw:name="f15" draw:formula="720764688 * ?f5 / 440"/>
          <draw:equation draw:name="f16" draw:formula="609877813 * ?f5 / 440"/>
          <draw:equation draw:name="f17" draw:formula="496471575 * ?f5 / 440"/>
          <draw:equation draw:name="f18" draw:formula="388104063 * ?f5 / 440"/>
          <draw:equation draw:name="f19" draw:formula="277217188 * ?f5 / 440"/>
          <draw:equation draw:name="f20" draw:formula="110886875 * ?f5 / 440"/>
          <draw:equation draw:name="f21" draw:formula="0 * ?f5 / 440"/>
          <draw:equation draw:name="f22" draw:formula="614918125 * ?f4 / 442"/>
          <draw:equation draw:name="f23" draw:formula="501511888 * ?f4 / 442"/>
          <draw:equation draw:name="f24" draw:formula="390625013 * ?f4 / 442"/>
          <draw:equation draw:name="f25" draw:formula="279738138 * ?f4 / 442"/>
          <draw:equation draw:name="f26" draw:formula="113407825 * ?f4 / 442"/>
          <draw:equation draw:name="f27" draw:formula="0 * ?f4 / 442"/>
          <draw:equation draw:name="f28" draw:formula="887095000 * ?f5 / 440"/>
          <draw:equation draw:name="f29" draw:formula="224294700 * ?f4 / 442"/>
          <draw:equation draw:name="f30" draw:formula="332660625 * ?f5 / 440"/>
          <draw:equation draw:name="f31" draw:formula="219254388 * ?f5 / 440"/>
          <draw:equation draw:name="f32" draw:formula="332660625 * ?f4 / 442"/>
          <draw:equation draw:name="f33" draw:formula="889615950 * ?f4 / 442"/>
          <draw:equation draw:name="f34" draw:formula="?f8 / ?f6"/>
          <draw:equation draw:name="f35" draw:formula="?f9 / ?f7"/>
          <draw:equation draw:name="f36" draw:formula="?f10 / ?f6"/>
          <draw:equation draw:name="f37" draw:formula="?f11 / ?f7"/>
          <draw:equation draw:name="f38" draw:formula="?f12 / ?f7"/>
          <draw:equation draw:name="f39" draw:formula="?f13 / ?f6"/>
          <draw:equation draw:name="f40" draw:formula="?f14 / ?f7"/>
          <draw:equation draw:name="f41" draw:formula="?f15 / ?f6"/>
          <draw:equation draw:name="f42" draw:formula="?f16 / ?f6"/>
          <draw:equation draw:name="f43" draw:formula="?f17 / ?f6"/>
          <draw:equation draw:name="f44" draw:formula="?f18 / ?f6"/>
          <draw:equation draw:name="f45" draw:formula="?f19 / ?f6"/>
          <draw:equation draw:name="f46" draw:formula="?f20 / ?f6"/>
          <draw:equation draw:name="f47" draw:formula="?f21 / ?f6"/>
          <draw:equation draw:name="f48" draw:formula="?f22 / ?f7"/>
          <draw:equation draw:name="f49" draw:formula="?f23 / ?f7"/>
          <draw:equation draw:name="f50" draw:formula="?f24 / ?f7"/>
          <draw:equation draw:name="f51" draw:formula="?f25 / ?f7"/>
          <draw:equation draw:name="f52" draw:formula="?f26 / ?f7"/>
          <draw:equation draw:name="f53" draw:formula="?f27 / ?f7"/>
          <draw:equation draw:name="f54" draw:formula="?f28 / ?f6"/>
          <draw:equation draw:name="f55" draw:formula="?f29 / ?f7"/>
          <draw:equation draw:name="f56" draw:formula="?f30 / ?f6"/>
          <draw:equation draw:name="f57" draw:formula="?f31 / ?f6"/>
          <draw:equation draw:name="f58" draw:formula="?f32 / ?f7"/>
          <draw:equation draw:name="f59" draw:formula="?f33 / ?f7"/>
          <draw:equation draw:name="f60" draw:formula="0 / ?f6"/>
          <draw:equation draw:name="f61" draw:formula="?f1 / ?f6"/>
          <draw:equation draw:name="f62" draw:formula="0 / ?f7"/>
          <draw:equation draw:name="f63" draw:formula="?f3 / ?f7"/>
        </draw:enhanced-geometry>
      </draw:custom-shape>
      <draw:g draw:name="Gruppieren 25" draw:id="id18">
        <svg:title/>
        <svg:desc/>
        <draw:custom-shape svg:x="3.60243in" svg:y="3.72569in" svg:width="0.30556in" svg:height="0.30556in" draw:id="id42" draw:style-name="a132" draw:name="Freeform 17">
          <svg:title/>
          <svg:desc/>
          <text:p text:style-name="a131" text:class-names="" text:cond-style-name=""><text:span text:style-name="a130" text:class-names=""/></text:p>
          <draw:enhanced-geometry xmlns:dr3d="urn:oasis:names:tc:opendocument:xmlns:dr3d:1.0" draw:type="non-primitive" svg:viewBox="0 0 125 125" draw:enhanced-path="M 62 0 C 97 0 125 28 125 62 125 97 97 125 62 125 28 125 0 97 0 62 0 28 28 0 62 0 M 62 30 C 44 30 30 44 30 62 30 80 44 95 62 95 80 95 95 80 95 62 95 44 80 30 62 30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125"/>
            <draw:equation draw:name="f8" draw:formula="309758486 * ?f5 / 125"/>
            <draw:equation draw:name="f9" draw:formula="0 * ?f4 / 125"/>
            <draw:equation draw:name="f10" draw:formula="624514880 * ?f5 / 125"/>
            <draw:equation draw:name="f11" draw:formula="309758486 * ?f4 / 125"/>
            <draw:equation draw:name="f12" draw:formula="624514880 * ?f4 / 125"/>
            <draw:equation draw:name="f13" draw:formula="0 * ?f5 / 125"/>
            <draw:equation draw:name="f14" draw:formula="149883571 * ?f4 / 125"/>
            <draw:equation draw:name="f15" draw:formula="149883571 * ?f5 / 125"/>
            <draw:equation draw:name="f16" draw:formula="474631309 * ?f4 / 125"/>
            <draw:equation draw:name="f17" draw:formula="474631309 * ?f5 / 1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custom-shape svg:x="3.31597in" svg:y="3.44965in" svg:width="0.875in" svg:height="0.85069in" draw:id="id43" draw:style-name="a135" draw:name="Freeform 18">
          <svg:title/>
          <svg:desc/>
          <text:p text:style-name="a134" text:class-names="" text:cond-style-name=""><text:span text:style-name="a133" text:class-names=""/></text:p>
          <draw:enhanced-geometry xmlns:dr3d="urn:oasis:names:tc:opendocument:xmlns:dr3d:1.0" draw:type="non-primitive" svg:viewBox="0 0 358 348" draw:enhanced-path="M 15 247 C 0 182 0 182 0 182 49 156 49 156 49 156 50 149 51 143 53 136 21 92 21 92 21 92 63 40 63 40 63 40 113 61 113 61 113 61 119 58 125 55 131 52 146 0 146 0 146 0 213 0 213 0 213 0 227 52 227 52 227 52 233 55 240 58 245 61 296 40 296 40 296 40 337 92 337 92 337 92 306 136 306 136 306 136 308 142 309 149 310 156 358 182 358 182 358 182 343 247 343 247 343 247 289 249 289 249 289 249 285 255 281 261 276 266 285 319 285 319 285 319 225 348 225 348 225 348 190 307 190 307 190 307 186 308 183 308 179 308 176 308 172 308 169 307 133 348 133 348 133 348 73 319 73 319 73 319 82 266 82 266 82 266 78 261 74 255 70 250 L 15 247 Z M 39 219 C 87 221 87 221 87 221 95 234 103 245 114 255 106 302 106 302 106 302 126 312 126 312 126 312 157 276 157 276 157 276 164 277 172 278 179 278 187 278 194 277 202 276 233 312 233 312 233 312 252 302 252 302 252 302 244 256 244 256 244 256 255 245 264 234 272 221 319 219 319 219 319 219 324 197 324 197 324 197 282 175 282 175 282 175 281 159 278 146 272 131 300 93 300 93 300 93 286 76 286 76 286 76 242 94 242 94 242 94 230 86 218 80 203 75 190 29 190 29 190 29 168 29 168 29 168 29 156 75 156 75 156 75 141 80 129 86 115 95 72 76 72 76 72 76 58 93 58 93 58 93 86 132 86 132 86 132 81 146 78 159 76 175 34 197 34 197 34 197 L 39 219 Z N" draw:text-areas="?f186 ?f188 ?f187 ?f189" draw:glue-points="?f97 ?f98 ?f99 ?f100 ?f101 ?f102 ?f103 ?f104 ?f105 ?f106 ?f107 ?f108 ?f109 ?f110 ?f111 ?f112 ?f113 ?f114 ?f115 ?f114 ?f116 ?f112 ?f117 ?f110 ?f118 ?f108 ?f119 ?f106 ?f120 ?f104 ?f121 ?f102 ?f122 ?f100 ?f123 ?f98 ?f124 ?f125 ?f126 ?f127 ?f128 ?f129 ?f130 ?f131 ?f132 ?f133 ?f134 ?f135 ?f136 ?f133 ?f137 ?f131 ?f138 ?f129 ?f139 ?f127 ?f140 ?f141 ?f97 ?f98 ?f142 ?f143 ?f144 ?f145 ?f146 ?f147 ?f148 ?f149 ?f150 ?f151 ?f152 ?f153 ?f134 ?f154 ?f155 ?f153 ?f156 ?f151 ?f157 ?f149 ?f158 ?f159 ?f160 ?f145 ?f161 ?f143 ?f162 ?f163 ?f164 ?f165 ?f160 ?f166 ?f167 ?f168 ?f169 ?f170 ?f171 ?f172 ?f173 ?f174 ?f132 ?f175 ?f176 ?f175 ?f177 ?f174 ?f178 ?f179 ?f180 ?f170 ?f181 ?f168 ?f182 ?f183 ?f184 ?f165 ?f185 ?f163 ?f142 ?f143" draw:glue-point-leaving-directions="-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
            <draw:equation draw:name="f7" draw:formula="?f4 / 348"/>
            <draw:equation draw:name="f8" draw:formula="74923331 * ?f5 / 358"/>
            <draw:equation draw:name="f9" draw:formula="1234121040 * ?f4 / 348"/>
            <draw:equation draw:name="f10" draw:formula="0 * ?f5 / 358"/>
            <draw:equation draw:name="f11" draw:formula="909353757 * ?f4 / 348"/>
            <draw:equation draw:name="f12" draw:formula="244747908 * ?f5 / 358"/>
            <draw:equation draw:name="f13" draw:formula="779446397 * ?f4 / 348"/>
            <draw:equation draw:name="f14" draw:formula="264728059 * ?f5 / 358"/>
            <draw:equation draw:name="f15" draw:formula="679516283 * ?f4 / 348"/>
            <draw:equation draw:name="f16" draw:formula="104891322 * ?f5 / 358"/>
            <draw:equation draw:name="f17" draw:formula="459672714 * ?f4 / 348"/>
            <draw:equation draw:name="f18" draw:formula="314676201 * ?f5 / 358"/>
            <draw:equation draw:name="f19" draw:formula="199857993 * ?f4 / 348"/>
            <draw:equation draw:name="f20" draw:formula="564419147 * ?f5 / 358"/>
            <draw:equation draw:name="f21" draw:formula="304783943 * ?f4 / 348"/>
            <draw:equation draw:name="f22" draw:formula="654325356 * ?f5 / 358"/>
            <draw:equation draw:name="f23" draw:formula="259814721 * ?f4 / 348"/>
            <draw:equation draw:name="f24" draw:formula="729248687 * ?f5 / 358"/>
            <draw:equation draw:name="f25" draw:formula="0 * ?f4 / 348"/>
            <draw:equation draw:name="f26" draw:formula="1063902804 * ?f5 / 358"/>
            <draw:equation draw:name="f27" draw:formula="1133831097 * ?f5 / 358"/>
            <draw:equation draw:name="f28" draw:formula="1223737306 * ?f5 / 358"/>
            <draw:equation draw:name="f29" draw:formula="1478475289 * ?f5 / 358"/>
            <draw:equation draw:name="f30" draw:formula="1683265130 * ?f5 / 358"/>
            <draw:equation draw:name="f31" draw:formula="1528423431 * ?f5 / 358"/>
            <draw:equation draw:name="f32" draw:formula="1548403582 * ?f5 / 358"/>
            <draw:equation draw:name="f33" draw:formula="1788156453 * ?f5 / 358"/>
            <draw:equation draw:name="f34" draw:formula="1713233122 * ?f5 / 358"/>
            <draw:equation draw:name="f35" draw:formula="1443512260 * ?f5 / 358"/>
            <draw:equation draw:name="f36" draw:formula="1244114946 * ?f4 / 348"/>
            <draw:equation draw:name="f37" draw:formula="1378579005 * ?f5 / 358"/>
            <draw:equation draw:name="f38" draw:formula="1329055319 * ?f4 / 348"/>
            <draw:equation draw:name="f39" draw:formula="1423532109 * ?f5 / 358"/>
            <draw:equation draw:name="f40" draw:formula="1593865875 * ?f4 / 348"/>
            <draw:equation draw:name="f41" draw:formula="1123841021 * ?f5 / 358"/>
            <draw:equation draw:name="f42" draw:formula="1738762976 * ?f4 / 348"/>
            <draw:equation draw:name="f43" draw:formula="949021406 * ?f5 / 358"/>
            <draw:equation draw:name="f44" draw:formula="1533909148 * ?f4 / 348"/>
            <draw:equation draw:name="f45" draw:formula="894078226 * ?f5 / 358"/>
            <draw:equation draw:name="f46" draw:formula="1538904983 * ?f4 / 348"/>
            <draw:equation draw:name="f47" draw:formula="844130084 * ?f5 / 358"/>
            <draw:equation draw:name="f48" draw:formula="664315431 * ?f5 / 358"/>
            <draw:equation draw:name="f49" draw:formula="364624343 * ?f5 / 358"/>
            <draw:equation draw:name="f50" draw:formula="409577448 * ?f5 / 358"/>
            <draw:equation draw:name="f51" draw:formula="349639230 * ?f5 / 358"/>
            <draw:equation draw:name="f52" draw:formula="1249110781 * ?f4 / 348"/>
            <draw:equation draw:name="f53" draw:formula="194799766 * ?f5 / 358"/>
            <draw:equation draw:name="f54" draw:formula="1094222010 * ?f4 / 348"/>
            <draw:equation draw:name="f55" draw:formula="434552636 * ?f5 / 358"/>
            <draw:equation draw:name="f56" draw:formula="1104213680 * ?f4 / 348"/>
            <draw:equation draw:name="f57" draw:formula="569411950 * ?f5 / 358"/>
            <draw:equation draw:name="f58" draw:formula="1274094427 * ?f4 / 348"/>
            <draw:equation draw:name="f59" draw:formula="529453883 * ?f5 / 358"/>
            <draw:equation draw:name="f60" draw:formula="1508925501 * ?f4 / 348"/>
            <draw:equation draw:name="f61" draw:formula="629350167 * ?f5 / 358"/>
            <draw:equation draw:name="f62" draw:formula="1558890559 * ?f4 / 348"/>
            <draw:equation draw:name="f63" draw:formula="784191866 * ?f5 / 358"/>
            <draw:equation draw:name="f64" draw:formula="1379018141 * ?f4 / 348"/>
            <draw:equation draw:name="f65" draw:formula="1389012047 * ?f4 / 348"/>
            <draw:equation draw:name="f66" draw:formula="1008959624 * ?f5 / 358"/>
            <draw:equation draw:name="f67" draw:formula="1163799088 * ?f5 / 358"/>
            <draw:equation draw:name="f68" draw:formula="1258702570 * ?f5 / 358"/>
            <draw:equation draw:name="f69" draw:formula="1218744503 * ?f5 / 358"/>
            <draw:equation draw:name="f70" draw:formula="1279090262 * ?f4 / 348"/>
            <draw:equation draw:name="f71" draw:formula="1358598854 * ?f5 / 358"/>
            <draw:equation draw:name="f72" draw:formula="1593356687 * ?f5 / 358"/>
            <draw:equation draw:name="f73" draw:formula="1618331875 * ?f5 / 358"/>
            <draw:equation draw:name="f74" draw:formula="984300225 * ?f4 / 348"/>
            <draw:equation draw:name="f75" draw:formula="1408546996 * ?f5 / 358"/>
            <draw:equation draw:name="f76" draw:formula="874378441 * ?f4 / 348"/>
            <draw:equation draw:name="f77" draw:formula="654534872 * ?f4 / 348"/>
            <draw:equation draw:name="f78" draw:formula="1498455440 * ?f5 / 358"/>
            <draw:equation draw:name="f79" draw:formula="464668549 * ?f4 / 348"/>
            <draw:equation draw:name="f80" draw:formula="1428527147 * ?f5 / 358"/>
            <draw:equation draw:name="f81" draw:formula="379730411 * ?f4 / 348"/>
            <draw:equation draw:name="f82" draw:formula="1208754427 * ?f5 / 358"/>
            <draw:equation draw:name="f83" draw:formula="469666619 * ?f4 / 348"/>
            <draw:equation draw:name="f84" draw:formula="1013954661 * ?f5 / 358"/>
            <draw:equation draw:name="f85" draw:formula="374732340 * ?f4 / 348"/>
            <draw:equation draw:name="f86" draw:formula="144897101 * ?f4 / 348"/>
            <draw:equation draw:name="f87" draw:formula="839135046 * ?f5 / 358"/>
            <draw:equation draw:name="f88" draw:formula="779196829 * ?f5 / 358"/>
            <draw:equation draw:name="f89" draw:formula="574406987 * ?f5 / 358"/>
            <draw:equation draw:name="f90" draw:formula="474662454 * ?f4 / 348"/>
            <draw:equation draw:name="f91" draw:formula="359629306 * ?f5 / 358"/>
            <draw:equation draw:name="f92" draw:formula="289701013 * ?f5 / 358"/>
            <draw:equation draw:name="f93" draw:formula="429557599 * ?f5 / 358"/>
            <draw:equation draw:name="f94" draw:formula="659530707 * ?f4 / 348"/>
            <draw:equation draw:name="f95" draw:formula="379609456 * ?f5 / 358"/>
            <draw:equation draw:name="f96" draw:formula="169824577 * ?f5 / 358"/>
            <draw:equation draw:name="f97" draw:formula="?f8 / ?f6"/>
            <draw:equation draw:name="f98" draw:formula="?f9 / ?f7"/>
            <draw:equation draw:name="f99" draw:formula="?f10 / ?f6"/>
            <draw:equation draw:name="f100" draw:formula="?f11 / ?f7"/>
            <draw:equation draw:name="f101" draw:formula="?f12 / ?f6"/>
            <draw:equation draw:name="f102" draw:formula="?f13 / ?f7"/>
            <draw:equation draw:name="f103" draw:formula="?f14 / ?f6"/>
            <draw:equation draw:name="f104" draw:formula="?f15 / ?f7"/>
            <draw:equation draw:name="f105" draw:formula="?f16 / ?f6"/>
            <draw:equation draw:name="f106" draw:formula="?f17 / ?f7"/>
            <draw:equation draw:name="f107" draw:formula="?f18 / ?f6"/>
            <draw:equation draw:name="f108" draw:formula="?f19 / ?f7"/>
            <draw:equation draw:name="f109" draw:formula="?f20 / ?f6"/>
            <draw:equation draw:name="f110" draw:formula="?f21 / ?f7"/>
            <draw:equation draw:name="f111" draw:formula="?f22 / ?f6"/>
            <draw:equation draw:name="f112" draw:formula="?f23 / ?f7"/>
            <draw:equation draw:name="f113" draw:formula="?f24 / ?f6"/>
            <draw:equation draw:name="f114" draw:formula="?f25 / ?f7"/>
            <draw:equation draw:name="f115" draw:formula="?f26 / ?f6"/>
            <draw:equation draw:name="f116" draw:formula="?f27 / ?f6"/>
            <draw:equation draw:name="f117" draw:formula="?f28 / ?f6"/>
            <draw:equation draw:name="f118" draw:formula="?f29 / ?f6"/>
            <draw:equation draw:name="f119" draw:formula="?f30 / ?f6"/>
            <draw:equation draw:name="f120" draw:formula="?f31 / ?f6"/>
            <draw:equation draw:name="f121" draw:formula="?f32 / ?f6"/>
            <draw:equation draw:name="f122" draw:formula="?f33 / ?f6"/>
            <draw:equation draw:name="f123" draw:formula="?f34 / ?f6"/>
            <draw:equation draw:name="f124" draw:formula="?f35 / ?f6"/>
            <draw:equation draw:name="f125" draw:formula="?f36 / ?f7"/>
            <draw:equation draw:name="f126" draw:formula="?f37 / ?f6"/>
            <draw:equation draw:name="f127" draw:formula="?f38 / ?f7"/>
            <draw:equation draw:name="f128" draw:formula="?f39 / ?f6"/>
            <draw:equation draw:name="f129" draw:formula="?f40 / ?f7"/>
            <draw:equation draw:name="f130" draw:formula="?f41 / ?f6"/>
            <draw:equation draw:name="f131" draw:formula="?f42 / ?f7"/>
            <draw:equation draw:name="f132" draw:formula="?f43 / ?f6"/>
            <draw:equation draw:name="f133" draw:formula="?f44 / ?f7"/>
            <draw:equation draw:name="f134" draw:formula="?f45 / ?f6"/>
            <draw:equation draw:name="f135" draw:formula="?f46 / ?f7"/>
            <draw:equation draw:name="f136" draw:formula="?f47 / ?f6"/>
            <draw:equation draw:name="f137" draw:formula="?f48 / ?f6"/>
            <draw:equation draw:name="f138" draw:formula="?f49 / ?f6"/>
            <draw:equation draw:name="f139" draw:formula="?f50 / ?f6"/>
            <draw:equation draw:name="f140" draw:formula="?f51 / ?f6"/>
            <draw:equation draw:name="f141" draw:formula="?f52 / ?f7"/>
            <draw:equation draw:name="f142" draw:formula="?f53 / ?f6"/>
            <draw:equation draw:name="f143" draw:formula="?f54 / ?f7"/>
            <draw:equation draw:name="f144" draw:formula="?f55 / ?f6"/>
            <draw:equation draw:name="f145" draw:formula="?f56 / ?f7"/>
            <draw:equation draw:name="f146" draw:formula="?f57 / ?f6"/>
            <draw:equation draw:name="f147" draw:formula="?f58 / ?f7"/>
            <draw:equation draw:name="f148" draw:formula="?f59 / ?f6"/>
            <draw:equation draw:name="f149" draw:formula="?f60 / ?f7"/>
            <draw:equation draw:name="f150" draw:formula="?f61 / ?f6"/>
            <draw:equation draw:name="f151" draw:formula="?f62 / ?f7"/>
            <draw:equation draw:name="f152" draw:formula="?f63 / ?f6"/>
            <draw:equation draw:name="f153" draw:formula="?f64 / ?f7"/>
            <draw:equation draw:name="f154" draw:formula="?f65 / ?f7"/>
            <draw:equation draw:name="f155" draw:formula="?f66 / ?f6"/>
            <draw:equation draw:name="f156" draw:formula="?f67 / ?f6"/>
            <draw:equation draw:name="f157" draw:formula="?f68 / ?f6"/>
            <draw:equation draw:name="f158" draw:formula="?f69 / ?f6"/>
            <draw:equation draw:name="f159" draw:formula="?f70 / ?f7"/>
            <draw:equation draw:name="f160" draw:formula="?f71 / ?f6"/>
            <draw:equation draw:name="f161" draw:formula="?f72 / ?f6"/>
            <draw:equation draw:name="f162" draw:formula="?f73 / ?f6"/>
            <draw:equation draw:name="f163" draw:formula="?f74 / ?f7"/>
            <draw:equation draw:name="f164" draw:formula="?f75 / ?f6"/>
            <draw:equation draw:name="f165" draw:formula="?f76 / ?f7"/>
            <draw:equation draw:name="f166" draw:formula="?f77 / ?f7"/>
            <draw:equation draw:name="f167" draw:formula="?f78 / ?f6"/>
            <draw:equation draw:name="f168" draw:formula="?f79 / ?f7"/>
            <draw:equation draw:name="f169" draw:formula="?f80 / ?f6"/>
            <draw:equation draw:name="f170" draw:formula="?f81 / ?f7"/>
            <draw:equation draw:name="f171" draw:formula="?f82 / ?f6"/>
            <draw:equation draw:name="f172" draw:formula="?f83 / ?f7"/>
            <draw:equation draw:name="f173" draw:formula="?f84 / ?f6"/>
            <draw:equation draw:name="f174" draw:formula="?f85 / ?f7"/>
            <draw:equation draw:name="f175" draw:formula="?f86 / ?f7"/>
            <draw:equation draw:name="f176" draw:formula="?f87 / ?f6"/>
            <draw:equation draw:name="f177" draw:formula="?f88 / ?f6"/>
            <draw:equation draw:name="f178" draw:formula="?f89 / ?f6"/>
            <draw:equation draw:name="f179" draw:formula="?f90 / ?f7"/>
            <draw:equation draw:name="f180" draw:formula="?f91 / ?f6"/>
            <draw:equation draw:name="f181" draw:formula="?f92 / ?f6"/>
            <draw:equation draw:name="f182" draw:formula="?f93 / ?f6"/>
            <draw:equation draw:name="f183" draw:formula="?f94 / ?f7"/>
            <draw:equation draw:name="f184" draw:formula="?f95 / ?f6"/>
            <draw:equation draw:name="f185" draw:formula="?f96 / ?f6"/>
            <draw:equation draw:name="f186" draw:formula="0 / ?f6"/>
            <draw:equation draw:name="f187" draw:formula="?f1 / ?f6"/>
            <draw:equation draw:name="f188" draw:formula="0 / ?f7"/>
            <draw:equation draw:name="f189" draw:formula="?f3 / ?f7"/>
          </draw:enhanced-geometry>
        </draw:custom-shape>
      </draw:g>
      <draw:custom-shape svg:x="8.39757in" svg:y="3.47396in" svg:width="0.60069in" svg:height="0.82639in" draw:id="id19" draw:style-name="a79" draw:name="Freeform 19">
        <svg:title/>
        <svg:desc/>
        <text:p text:style-name="a78" text:class-names="" text:cond-style-name=""><text:span text:style-name="a77" text:class-names=""/></text:p>
        <draw:enhanced-geometry xmlns:dr3d="urn:oasis:names:tc:opendocument:xmlns:dr3d:1.0" draw:type="non-primitive" svg:viewBox="0 0 246 338" draw:enhanced-path="M 61 154 C 184 154 184 154 184 154 184 184 184 184 184 184 61 184 61 184 61 184 L 61 154 Z M 30 90 C 30 292 30 292 30 292 30 301 38 306 46 308 215 307 215 307 215 307 215 92 215 92 215 92 46 93 46 93 46 93 40 93 35 92 30 90 M 0 292 C 0 47 0 47 0 47 0 21 20 0 46 0 246 0 246 0 246 0 246 31 246 31 246 31 237 31 230 38 230 46 230 55 237 61 246 61 246 338 246 338 246 338 46 338 46 338 46 338 20 338 0 318 0 292 M 30 47 C 30 55 37 62 46 62 202 62 202 62 202 62 201 57 200 52 200 46 200 41 201 36 202 31 46 31 46 31 46 31 37 31 30 38 30 47 N" draw:text-areas="?f58 ?f60 ?f59 ?f61" draw:glue-points="?f33 ?f34 ?f35 ?f34 ?f35 ?f36 ?f33 ?f36 ?f33 ?f34 ?f37 ?f38 ?f37 ?f39 ?f40 ?f41 ?f42 ?f43 ?f42 ?f44 ?f40 ?f45 ?f37 ?f38 ?f46 ?f39 ?f46 ?f47 ?f40 ?f48 ?f49 ?f48 ?f49 ?f50 ?f51 ?f52 ?f49 ?f53 ?f49 ?f54 ?f40 ?f54 ?f46 ?f39 ?f37 ?f47 ?f40 ?f55 ?f56 ?f55 ?f57 ?f52 ?f56 ?f50 ?f40 ?f50 ?f37 ?f47"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
          <draw:equation draw:name="f7" draw:formula="?f4 / 338"/>
          <draw:equation draw:name="f8" draw:formula="304115258 * ?f5 / 246"/>
          <draw:equation draw:name="f9" draw:formula="769712244 * ?f4 / 338"/>
          <draw:equation draw:name="f10" draw:formula="917333907 * ?f5 / 246"/>
          <draw:equation draw:name="f11" draw:formula="919657349 * ?f4 / 338"/>
          <draw:equation draw:name="f12" draw:formula="149565796 * ?f5 / 246"/>
          <draw:equation draw:name="f13" draw:formula="449833079 * ?f4 / 338"/>
          <draw:equation draw:name="f14" draw:formula="1459455256 * ?f4 / 338"/>
          <draw:equation draw:name="f15" draw:formula="229333477 * ?f5 / 246"/>
          <draw:equation draw:name="f16" draw:formula="1539424488 * ?f4 / 338"/>
          <draw:equation draw:name="f17" draw:formula="1071883369 * ?f5 / 246"/>
          <draw:equation draw:name="f18" draw:formula="1534427808 * ?f4 / 338"/>
          <draw:equation draw:name="f19" draw:formula="459828675 * ?f4 / 338"/>
          <draw:equation draw:name="f20" draw:formula="464827590 * ?f4 / 338"/>
          <draw:equation draw:name="f21" draw:formula="0 * ?f5 / 246"/>
          <draw:equation draw:name="f22" draw:formula="234913253 * ?f4 / 338"/>
          <draw:equation draw:name="f23" draw:formula="0 * ?f4 / 338"/>
          <draw:equation draw:name="f24" draw:formula="1226435064 * ?f5 / 246"/>
          <draw:equation draw:name="f25" draw:formula="154941785 * ?f4 / 338"/>
          <draw:equation draw:name="f26" draw:formula="1146667383 * ?f5 / 246"/>
          <draw:equation draw:name="f27" draw:formula="229914337 * ?f4 / 338"/>
          <draw:equation draw:name="f28" draw:formula="304886890 * ?f4 / 338"/>
          <draw:equation draw:name="f29" draw:formula="1689369593 * ?f4 / 338"/>
          <draw:equation draw:name="f30" draw:formula="309883570 * ?f4 / 338"/>
          <draw:equation draw:name="f31" draw:formula="1007073384 * ?f5 / 246"/>
          <draw:equation draw:name="f32" draw:formula="997101587 * ?f5 / 246"/>
          <draw:equation draw:name="f33" draw:formula="?f8 / ?f6"/>
          <draw:equation draw:name="f34" draw:formula="?f9 / ?f7"/>
          <draw:equation draw:name="f35" draw:formula="?f10 / ?f6"/>
          <draw:equation draw:name="f36" draw:formula="?f11 / ?f7"/>
          <draw:equation draw:name="f37" draw:formula="?f12 / ?f6"/>
          <draw:equation draw:name="f38" draw:formula="?f13 / ?f7"/>
          <draw:equation draw:name="f39" draw:formula="?f14 / ?f7"/>
          <draw:equation draw:name="f40" draw:formula="?f15 / ?f6"/>
          <draw:equation draw:name="f41" draw:formula="?f16 / ?f7"/>
          <draw:equation draw:name="f42" draw:formula="?f17 / ?f6"/>
          <draw:equation draw:name="f43" draw:formula="?f18 / ?f7"/>
          <draw:equation draw:name="f44" draw:formula="?f19 / ?f7"/>
          <draw:equation draw:name="f45" draw:formula="?f20 / ?f7"/>
          <draw:equation draw:name="f46" draw:formula="?f21 / ?f6"/>
          <draw:equation draw:name="f47" draw:formula="?f22 / ?f7"/>
          <draw:equation draw:name="f48" draw:formula="?f23 / ?f7"/>
          <draw:equation draw:name="f49" draw:formula="?f24 / ?f6"/>
          <draw:equation draw:name="f50" draw:formula="?f25 / ?f7"/>
          <draw:equation draw:name="f51" draw:formula="?f26 / ?f6"/>
          <draw:equation draw:name="f52" draw:formula="?f27 / ?f7"/>
          <draw:equation draw:name="f53" draw:formula="?f28 / ?f7"/>
          <draw:equation draw:name="f54" draw:formula="?f29 / ?f7"/>
          <draw:equation draw:name="f55" draw:formula="?f30 / ?f7"/>
          <draw:equation draw:name="f56" draw:formula="?f31 / ?f6"/>
          <draw:equation draw:name="f57" draw:formula="?f32 / ?f6"/>
          <draw:equation draw:name="f58" draw:formula="0 / ?f6"/>
          <draw:equation draw:name="f59" draw:formula="?f1 / ?f6"/>
          <draw:equation draw:name="f60" draw:formula="0 / ?f7"/>
          <draw:equation draw:name="f61" draw:formula="?f3 / ?f7"/>
        </draw:enhanced-geometry>
      </draw:custom-shape>
      <draw:g draw:name="Gruppieren 29" draw:id="id20">
        <svg:title/>
        <svg:desc/>
        <draw:custom-shape svg:x="2.03993in" svg:y="4.15104in" svg:width="0.15799in" svg:height="0.15625in" draw:id="id39" draw:style-name="a123" draw:name="Freeform 20">
          <svg:title/>
          <svg:desc/>
          <text:p text:style-name="a122" text:class-names="" text:cond-style-name=""><text:span text:style-name="a121" text:class-names=""/></text:p>
          <draw:enhanced-geometry xmlns:dr3d="urn:oasis:names:tc:opendocument:xmlns:dr3d:1.0" draw:type="non-primitive" svg:viewBox="0 0 65 64" draw:enhanced-path="M 12 11 C 23 0 42 0 53 11 65 23 65 41 53 53 42 64 23 64 12 53 0 41 0 23 12 11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
            <draw:equation draw:name="f7" draw:formula="?f4 / 64"/>
            <draw:equation draw:name="f8" draw:formula="59274280 * ?f5 / 65"/>
            <draw:equation draw:name="f9" draw:formula="54821584 * ?f4 / 64"/>
            <draw:equation draw:name="f10" draw:formula="261795849 * ?f5 / 65"/>
            <draw:equation draw:name="f11" draw:formula="264135691 * ?f4 / 64"/>
            <draw:equation draw:name="f12" draw:formula="?f8 / ?f6"/>
            <draw:equation draw:name="f13" draw:formula="?f9 / ?f7"/>
            <draw:equation draw:name="f14" draw:formula="?f10 / ?f6"/>
            <draw:equation draw:name="f15" draw:formula="?f11 / ?f7"/>
            <draw:equation draw:name="f16" draw:formula="0 / ?f6"/>
            <draw:equation draw:name="f17" draw:formula="?f1 / ?f6"/>
            <draw:equation draw:name="f18" draw:formula="0 / ?f7"/>
            <draw:equation draw:name="f19" draw:formula="?f3 / ?f7"/>
          </draw:enhanced-geometry>
        </draw:custom-shape>
        <draw:custom-shape svg:x="1.95313in" svg:y="3.37847in" svg:width="0.22222in" svg:height="0.22569in" draw:id="id40" draw:style-name="a126" draw:name="Freeform 21">
          <svg:title/>
          <svg:desc/>
          <text:p text:style-name="a125" text:class-names="" text:cond-style-name=""><text:span text:style-name="a124" text:class-names=""/></text:p>
          <draw:enhanced-geometry xmlns:dr3d="urn:oasis:names:tc:opendocument:xmlns:dr3d:1.0" draw:type="non-primitive" svg:viewBox="0 0 91 92" draw:enhanced-path="M 56 36 C 50 30 41 30 35 36 30 42 30 51 35 57 41 62 50 62 56 57 62 51 62 42 56 36 M 75 17 C 91 33 91 59 75 76 59 92 32 92 16 76 0 59 0 33 16 17 32 0 59 0 75 17 N" draw:text-areas="?f24 ?f26 ?f25 ?f27" draw:glue-points="?f16 ?f17 ?f18 ?f17 ?f18 ?f19 ?f16 ?f19 ?f16 ?f17 ?f20 ?f21 ?f20 ?f22 ?f23 ?f22 ?f23 ?f21 ?f20 ?f21"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
            <draw:equation draw:name="f7" draw:formula="?f4 / 92"/>
            <draw:equation draw:name="f8" draw:formula="279223596 * ?f5 / 91"/>
            <draw:equation draw:name="f9" draw:formula="181150143 * ?f4 / 92"/>
            <draw:equation draw:name="f10" draw:formula="174515305 * ?f5 / 91"/>
            <draw:equation draw:name="f11" draw:formula="286823115 * ?f4 / 92"/>
            <draw:equation draw:name="f12" draw:formula="373961688 * ?f5 / 91"/>
            <draw:equation draw:name="f13" draw:formula="85544681 * ?f4 / 92"/>
            <draw:equation draw:name="f14" draw:formula="382430821 * ?f4 / 92"/>
            <draw:equation draw:name="f15" draw:formula="79777213 * ?f5 / 91"/>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7"/>
            <draw:equation draw:name="f23" draw:formula="?f15 / ?f6"/>
            <draw:equation draw:name="f24" draw:formula="0 / ?f6"/>
            <draw:equation draw:name="f25" draw:formula="?f1 / ?f6"/>
            <draw:equation draw:name="f26" draw:formula="0 / ?f7"/>
            <draw:equation draw:name="f27" draw:formula="?f3 / ?f7"/>
          </draw:enhanced-geometry>
        </draw:custom-shape>
        <draw:custom-shape svg:x="1.2691in" svg:y="3.56424in" svg:width="1.04514in" svg:height="0.73438in" draw:id="id41" draw:style-name="a129" draw:name="Freeform 22">
          <svg:title/>
          <svg:desc/>
          <text:p text:style-name="a128" text:class-names="" text:cond-style-name=""><text:span text:style-name="a127" text:class-names=""/></text:p>
          <draw:enhanced-geometry xmlns:dr3d="urn:oasis:names:tc:opendocument:xmlns:dr3d:1.0" draw:type="non-primitive" svg:viewBox="0 0 428 300" draw:enhanced-path="M 286 13 C 349 76 349 76 349 76 404 21 404 21 404 21 428 45 428 45 428 45 349 124 349 124 349 124 292 67 292 67 292 67 289 71 286 75 282 79 224 137 224 137 224 137 267 181 267 181 267 181 267 300 267 300 267 300 234 300 234 300 234 300 234 195 234 195 234 195 161 121 161 121 161 121 110 172 110 172 110 172 0 172 0 172 0 172 0 139 0 139 0 139 96 139 96 139 96 139 201 33 201 33 201 33 157 33 157 33 157 33 104 87 104 87 104 87 80 63 80 63 80 63 143 0 143 0 143 0 254 0 254 0 254 0 266 0 278 5 286 13 M 200 117 C 260 57 260 57 260 57 277 40 258 21 241 38 181 98 181 98 181 98 L 200 117 Z N" draw:text-areas="?f98 ?f100 ?f99 ?f101" draw:glue-points="?f53 ?f54 ?f55 ?f56 ?f57 ?f58 ?f59 ?f60 ?f55 ?f61 ?f62 ?f63 ?f64 ?f65 ?f66 ?f67 ?f68 ?f69 ?f68 ?f70 ?f71 ?f70 ?f71 ?f72 ?f73 ?f74 ?f75 ?f76 ?f77 ?f76 ?f77 ?f78 ?f79 ?f78 ?f80 ?f81 ?f82 ?f81 ?f83 ?f84 ?f85 ?f86 ?f87 ?f88 ?f89 ?f88 ?f53 ?f54 ?f90 ?f91 ?f92 ?f93 ?f94 ?f95 ?f96 ?f97 ?f90 ?f91" draw:glue-point-leaving-directions="-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8"/>
            <draw:equation draw:name="f7" draw:formula="?f4 / 300"/>
            <draw:equation draw:name="f8" draw:formula="1425931854 * ?f5 / 428"/>
            <draw:equation draw:name="f9" draw:formula="65134523 * ?f4 / 300"/>
            <draw:equation draw:name="f10" draw:formula="1740036325 * ?f5 / 428"/>
            <draw:equation draw:name="f11" draw:formula="380785923 * ?f4 / 300"/>
            <draw:equation draw:name="f12" draw:formula="2014254762 * ?f5 / 428"/>
            <draw:equation draw:name="f13" draw:formula="105217134 * ?f4 / 300"/>
            <draw:equation draw:name="f14" draw:formula="2133912864 * ?f5 / 428"/>
            <draw:equation draw:name="f15" draw:formula="225464967 * ?f4 / 300"/>
            <draw:equation draw:name="f16" draw:formula="621281589 * ?f4 / 300"/>
            <draw:equation draw:name="f17" draw:formula="1455848054 * ?f5 / 428"/>
            <draw:equation draw:name="f18" draw:formula="335691587 * ?f4 / 300"/>
            <draw:equation draw:name="f19" draw:formula="1405989953 * ?f5 / 428"/>
            <draw:equation draw:name="f20" draw:formula="395816623 * ?f4 / 300"/>
            <draw:equation draw:name="f21" draw:formula="1116813416 * ?f5 / 428"/>
            <draw:equation draw:name="f22" draw:formula="686416112 * ?f4 / 300"/>
            <draw:equation draw:name="f23" draw:formula="1331201686 * ?f5 / 428"/>
            <draw:equation draw:name="f24" draw:formula="906869353 * ?f4 / 300"/>
            <draw:equation draw:name="f25" draw:formula="1503099031 * ?f4 / 300"/>
            <draw:equation draw:name="f26" draw:formula="1166671517 * ?f5 / 428"/>
            <draw:equation draw:name="f27" draw:formula="977013363 * ?f4 / 300"/>
            <draw:equation draw:name="f28" draw:formula="802711178 * ?f5 / 428"/>
            <draw:equation draw:name="f29" draw:formula="606250890 * ?f4 / 300"/>
            <draw:equation draw:name="f30" draw:formula="548434641 * ?f5 / 428"/>
            <draw:equation draw:name="f31" draw:formula="861777255 * ?f4 / 300"/>
            <draw:equation draw:name="f32" draw:formula="0 * ?f5 / 428"/>
            <draw:equation draw:name="f33" draw:formula="696435086 * ?f4 / 300"/>
            <draw:equation draw:name="f34" draw:formula="478634640 * ?f5 / 428"/>
            <draw:equation draw:name="f35" draw:formula="1002141348 * ?f5 / 428"/>
            <draw:equation draw:name="f36" draw:formula="165339931 * ?f4 / 300"/>
            <draw:equation draw:name="f37" draw:formula="782767044 * ?f5 / 428"/>
            <draw:equation draw:name="f38" draw:formula="518520674 * ?f5 / 428"/>
            <draw:equation draw:name="f39" draw:formula="435899234 * ?f4 / 300"/>
            <draw:equation draw:name="f40" draw:formula="398862572 * ?f5 / 428"/>
            <draw:equation draw:name="f41" draw:formula="315651401 * ?f4 / 300"/>
            <draw:equation draw:name="f42" draw:formula="712967043 * ?f5 / 428"/>
            <draw:equation draw:name="f43" draw:formula="0 * ?f4 / 300"/>
            <draw:equation draw:name="f44" draw:formula="1266387718 * ?f5 / 428"/>
            <draw:equation draw:name="f45" draw:formula="997155314 * ?f5 / 428"/>
            <draw:equation draw:name="f46" draw:formula="586208465 * ?f4 / 300"/>
            <draw:equation draw:name="f47" draw:formula="1296301685 * ?f5 / 428"/>
            <draw:equation draw:name="f48" draw:formula="285587764 * ?f4 / 300"/>
            <draw:equation draw:name="f49" draw:formula="1201571517 * ?f5 / 428"/>
            <draw:equation draw:name="f50" draw:formula="190391843 * ?f4 / 300"/>
            <draw:equation draw:name="f51" draw:formula="902425146 * ?f5 / 428"/>
            <draw:equation draw:name="f52" draw:formula="491012544 * ?f4 / 300"/>
            <draw:equation draw:name="f53" draw:formula="?f8 / ?f6"/>
            <draw:equation draw:name="f54" draw:formula="?f9 / ?f7"/>
            <draw:equation draw:name="f55" draw:formula="?f10 / ?f6"/>
            <draw:equation draw:name="f56" draw:formula="?f11 / ?f7"/>
            <draw:equation draw:name="f57" draw:formula="?f12 / ?f6"/>
            <draw:equation draw:name="f58" draw:formula="?f13 / ?f7"/>
            <draw:equation draw:name="f59" draw:formula="?f14 / ?f6"/>
            <draw:equation draw:name="f60" draw:formula="?f15 / ?f7"/>
            <draw:equation draw:name="f61" draw:formula="?f16 / ?f7"/>
            <draw:equation draw:name="f62" draw:formula="?f17 / ?f6"/>
            <draw:equation draw:name="f63" draw:formula="?f18 / ?f7"/>
            <draw:equation draw:name="f64" draw:formula="?f19 / ?f6"/>
            <draw:equation draw:name="f65" draw:formula="?f20 / ?f7"/>
            <draw:equation draw:name="f66" draw:formula="?f21 / ?f6"/>
            <draw:equation draw:name="f67" draw:formula="?f22 / ?f7"/>
            <draw:equation draw:name="f68" draw:formula="?f23 / ?f6"/>
            <draw:equation draw:name="f69" draw:formula="?f24 / ?f7"/>
            <draw:equation draw:name="f70" draw:formula="?f25 / ?f7"/>
            <draw:equation draw:name="f71" draw:formula="?f26 / ?f6"/>
            <draw:equation draw:name="f72" draw:formula="?f27 / ?f7"/>
            <draw:equation draw:name="f73" draw:formula="?f28 / ?f6"/>
            <draw:equation draw:name="f74" draw:formula="?f29 / ?f7"/>
            <draw:equation draw:name="f75" draw:formula="?f30 / ?f6"/>
            <draw:equation draw:name="f76" draw:formula="?f31 / ?f7"/>
            <draw:equation draw:name="f77" draw:formula="?f32 / ?f6"/>
            <draw:equation draw:name="f78" draw:formula="?f33 / ?f7"/>
            <draw:equation draw:name="f79" draw:formula="?f34 / ?f6"/>
            <draw:equation draw:name="f80" draw:formula="?f35 / ?f6"/>
            <draw:equation draw:name="f81" draw:formula="?f36 / ?f7"/>
            <draw:equation draw:name="f82" draw:formula="?f37 / ?f6"/>
            <draw:equation draw:name="f83" draw:formula="?f38 / ?f6"/>
            <draw:equation draw:name="f84" draw:formula="?f39 / ?f7"/>
            <draw:equation draw:name="f85" draw:formula="?f40 / ?f6"/>
            <draw:equation draw:name="f86" draw:formula="?f41 / ?f7"/>
            <draw:equation draw:name="f87" draw:formula="?f42 / ?f6"/>
            <draw:equation draw:name="f88" draw:formula="?f43 / ?f7"/>
            <draw:equation draw:name="f89" draw:formula="?f44 / ?f6"/>
            <draw:equation draw:name="f90" draw:formula="?f45 / ?f6"/>
            <draw:equation draw:name="f91" draw:formula="?f46 / ?f7"/>
            <draw:equation draw:name="f92" draw:formula="?f47 / ?f6"/>
            <draw:equation draw:name="f93" draw:formula="?f48 / ?f7"/>
            <draw:equation draw:name="f94" draw:formula="?f49 / ?f6"/>
            <draw:equation draw:name="f95" draw:formula="?f50 / ?f7"/>
            <draw:equation draw:name="f96" draw:formula="?f51 / ?f6"/>
            <draw:equation draw:name="f97" draw:formula="?f52 / ?f7"/>
            <draw:equation draw:name="f98" draw:formula="0 / ?f6"/>
            <draw:equation draw:name="f99" draw:formula="?f1 / ?f6"/>
            <draw:equation draw:name="f100" draw:formula="0 / ?f7"/>
            <draw:equation draw:name="f101" draw:formula="?f3 / ?f7"/>
          </draw:enhanced-geometry>
        </draw:custom-shape>
      </draw:g>
      <draw:g draw:name="Gruppieren 33" draw:id="id21">
        <svg:title/>
        <svg:desc/>
        <draw:custom-shape svg:x="5.71354in" svg:y="3.8941in" svg:width="0.2309in" svg:height="0.37674in" draw:id="id36" draw:style-name="a114" draw:name="Freeform 23">
          <svg:title/>
          <svg:desc/>
          <text:p text:style-name="a113" text:class-names="" text:cond-style-name=""><text:span text:style-name="a112" text:class-names=""/></text:p>
          <draw:enhanced-geometry xmlns:dr3d="urn:oasis:names:tc:opendocument:xmlns:dr3d:1.0" draw:type="non-primitive" svg:viewBox="0 0 94 154" draw:enhanced-path="M 92 154 C 43 154 15 125 9 92 0 92 0 92 0 92 0 62 0 62 0 62 9 62 9 62 9 62 16 29 44 0 94 0 94 29 94 29 94 29 64 29 46 44 39 62 78 62 78 62 78 62 78 92 78 92 78 92 39 92 39 92 39 92 45 110 63 124 92 124 L 92 154 Z N" draw:text-areas="?f32 ?f34 ?f33 ?f35" draw:glue-points="?f20 ?f21 ?f22 ?f23 ?f24 ?f23 ?f24 ?f25 ?f22 ?f25 ?f26 ?f27 ?f26 ?f28 ?f29 ?f25 ?f30 ?f25 ?f30 ?f23 ?f29 ?f23 ?f20 ?f31 ?f20 ?f21"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
            <draw:equation draw:name="f7" draw:formula="?f4 / 154"/>
            <draw:equation draw:name="f8" draw:formula="464157693 * ?f5 / 94"/>
            <draw:equation draw:name="f9" draw:formula="770597287 * ?f4 / 154"/>
            <draw:equation draw:name="f10" draw:formula="45405901 * ?f5 / 94"/>
            <draw:equation draw:name="f11" draw:formula="460356762 * ?f4 / 154"/>
            <draw:equation draw:name="f12" draw:formula="0 * ?f5 / 94"/>
            <draw:equation draw:name="f13" draw:formula="310240524 * ?f4 / 154"/>
            <draw:equation draw:name="f14" draw:formula="474247394 * ?f5 / 94"/>
            <draw:equation draw:name="f15" draw:formula="0 * ?f4 / 154"/>
            <draw:equation draw:name="f16" draw:formula="145112215 * ?f4 / 154"/>
            <draw:equation draw:name="f17" draw:formula="196762647 * ?f5 / 94"/>
            <draw:equation draw:name="f18" draw:formula="393525294 * ?f5 / 94"/>
            <draw:equation draw:name="f19" draw:formula="620481048 * ?f4 / 154"/>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7"/>
            <draw:equation draw:name="f29" draw:formula="?f17 / ?f6"/>
            <draw:equation draw:name="f30" draw:formula="?f18 / ?f6"/>
            <draw:equation draw:name="f31" draw:formula="?f19 / ?f7"/>
            <draw:equation draw:name="f32" draw:formula="0 / ?f6"/>
            <draw:equation draw:name="f33" draw:formula="?f1 / ?f6"/>
            <draw:equation draw:name="f34" draw:formula="0 / ?f7"/>
            <draw:equation draw:name="f35" draw:formula="?f3 / ?f7"/>
          </draw:enhanced-geometry>
        </draw:custom-shape>
        <draw:custom-shape svg:x="5.19444in" svg:y="3.4809in" svg:width="0.82292in" svg:height="0.81944in" draw:id="id37" draw:style-name="a117" draw:name="Freeform 24">
          <svg:title/>
          <svg:desc/>
          <text:p text:style-name="a116" text:class-names="" text:cond-style-name=""><text:span text:style-name="a115" text:class-names=""/></text:p>
          <draw:enhanced-geometry xmlns:dr3d="urn:oasis:names:tc:opendocument:xmlns:dr3d:1.0" draw:type="non-primitive" svg:viewBox="0 0 474 472" draw:enhanced-path="M 0 441 L 443 0 474 31 31 472 0 441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
            <draw:equation draw:name="f7" draw:formula="?f4 / 472"/>
            <draw:equation draw:name="f8" draw:formula="0 * ?f5 / 474"/>
            <draw:equation draw:name="f9" draw:formula="1111389700 * ?f4 / 472"/>
            <draw:equation draw:name="f10" draw:formula="1116430013 * ?f5 / 474"/>
            <draw:equation draw:name="f11" draw:formula="0 * ?f4 / 472"/>
            <draw:equation draw:name="f12" draw:formula="1194554063 * ?f5 / 474"/>
            <draw:equation draw:name="f13" draw:formula="78125638 * ?f4 / 472"/>
            <draw:equation draw:name="f14" draw:formula="78125638 * ?f5 / 474"/>
            <draw:equation draw:name="f15" draw:formula="1189513750 * ?f4 / 47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0 / ?f6"/>
            <draw:equation draw:name="f25" draw:formula="?f1 / ?f6"/>
            <draw:equation draw:name="f26" draw:formula="0 / ?f7"/>
            <draw:equation draw:name="f27" draw:formula="?f3 / ?f7"/>
          </draw:enhanced-geometry>
        </draw:custom-shape>
        <draw:custom-shape svg:x="5.26042in" svg:y="3.54688in" svg:width="0.30208in" svg:height="0.30382in" draw:id="id38" draw:style-name="a120" draw:name="Freeform 25">
          <svg:title/>
          <svg:desc/>
          <text:p text:style-name="a119" text:class-names="" text:cond-style-name=""><text:span text:style-name="a118" text:class-names=""/></text:p>
          <draw:enhanced-geometry xmlns:dr3d="urn:oasis:names:tc:opendocument:xmlns:dr3d:1.0" draw:type="non-primitive" svg:viewBox="0 0 124 124" draw:enhanced-path="M 62 30 C 44 30 30 44 30 62 30 80 44 94 62 94 80 94 94 80 94 62 94 44 80 30 62 30 M 62 0 C 96 0 124 28 124 62 124 96 96 124 62 124 28 124 0 96 0 62 0 28 28 0 62 0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
            <draw:equation draw:name="f7" draw:formula="?f4 / 124"/>
            <draw:equation draw:name="f8" draw:formula="307663415 * ?f5 / 124"/>
            <draw:equation draw:name="f9" draw:formula="150585848 * ?f4 / 124"/>
            <draw:equation draw:name="f10" draw:formula="148869682 * ?f5 / 124"/>
            <draw:equation draw:name="f11" draw:formula="311211052 * ?f4 / 124"/>
            <draw:equation draw:name="f12" draw:formula="471834015 * ?f4 / 124"/>
            <draw:equation draw:name="f13" draw:formula="466454920 * ?f5 / 124"/>
            <draw:equation draw:name="f14" draw:formula="0 * ?f4 / 124"/>
            <draw:equation draw:name="f15" draw:formula="615324602 * ?f5 / 124"/>
            <draw:equation draw:name="f16" draw:formula="622419863 * ?f4 / 124"/>
            <draw:equation draw:name="f17" draw:formula="0 * ?f5 / 12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g>
      <draw:custom-shape svg:x="6.98958in" svg:y="3.3941in" svg:width="0.42014in" svg:height="0.90625in" draw:id="id22" draw:style-name="a82" draw:name="Freeform 26">
        <svg:title/>
        <svg:desc/>
        <text:p text:style-name="a81" text:class-names="" text:cond-style-name=""><text:span text:style-name="a80" text:class-names=""/></text:p>
        <draw:enhanced-geometry xmlns:dr3d="urn:oasis:names:tc:opendocument:xmlns:dr3d:1.0" draw:type="non-primitive" svg:viewBox="0 0 172 371" draw:enhanced-path="M 64 41 C 61 42 59 43 56 44 56 59 56 59 56 59 102 101 31 141 51 202 129 202 129 202 129 202 147 142 79 100 124 60 123 45 123 45 123 45 114 41 99 34 89 34 83 34 74 37 64 41 M 52 9 C 62 5 77 0 89 0 111 0 138 14 156 24 158 77 158 77 158 77 135 92 140 95 151 118 170 162 172 189 152 236 107 236 107 236 107 236 107 338 107 338 107 338 157 338 157 338 157 338 157 371 157 371 157 371 23 371 23 371 23 371 23 338 23 338 23 338 73 338 73 338 73 338 73 236 73 236 73 236 28 236 28 236 28 236 0 173 15 157 35 102 41 86 36 85 22 75 23 22 23 22 23 22 23 22 41 13 52 9 N" draw:text-areas="?f82 ?f84 ?f83 ?f85" draw:glue-points="?f45 ?f46 ?f47 ?f48 ?f47 ?f49 ?f50 ?f51 ?f52 ?f51 ?f53 ?f54 ?f55 ?f56 ?f57 ?f58 ?f45 ?f46 ?f59 ?f60 ?f57 ?f61 ?f62 ?f63 ?f64 ?f65 ?f66 ?f67 ?f68 ?f69 ?f70 ?f69 ?f70 ?f71 ?f72 ?f71 ?f72 ?f73 ?f74 ?f73 ?f74 ?f71 ?f75 ?f71 ?f75 ?f69 ?f76 ?f69 ?f77 ?f78 ?f79 ?f80 ?f74 ?f81 ?f59 ?f60"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
          <draw:equation draw:name="f7" draw:formula="?f4 / 371"/>
          <draw:equation draw:name="f8" draw:formula="319287396 * ?f5 / 172"/>
          <draw:equation draw:name="f9" draw:formula="204553175 * ?f4 / 371"/>
          <draw:equation draw:name="f10" draw:formula="279375634 * ?f5 / 172"/>
          <draw:equation draw:name="f11" draw:formula="219520698 * ?f4 / 371"/>
          <draw:equation draw:name="f12" draw:formula="294356081 * ?f4 / 371"/>
          <draw:equation draw:name="f13" draw:formula="254431062 * ?f5 / 172"/>
          <draw:equation draw:name="f14" draw:formula="1007793883 * ?f4 / 371"/>
          <draw:equation draw:name="f15" draw:formula="643562366 * ?f5 / 172"/>
          <draw:equation draw:name="f16" draw:formula="618617794 * ?f5 / 172"/>
          <draw:equation draw:name="f17" draw:formula="299346000 * ?f4 / 371"/>
          <draw:equation draw:name="f18" draw:formula="613630219 * ?f5 / 172"/>
          <draw:equation draw:name="f19" draw:formula="224508383 * ?f4 / 371"/>
          <draw:equation draw:name="f20" draw:formula="444008023 * ?f5 / 172"/>
          <draw:equation draw:name="f21" draw:formula="169628209 * ?f4 / 371"/>
          <draw:equation draw:name="f22" draw:formula="259420869 * ?f5 / 172"/>
          <draw:equation draw:name="f23" draw:formula="44902570 * ?f4 / 371"/>
          <draw:equation draw:name="f24" draw:formula="0 * ?f4 / 371"/>
          <draw:equation draw:name="f25" draw:formula="778262608 * ?f5 / 172"/>
          <draw:equation draw:name="f26" draw:formula="119737953 * ?f4 / 371"/>
          <draw:equation draw:name="f27" draw:formula="788239991 * ?f5 / 172"/>
          <draw:equation draw:name="f28" draw:formula="384158988 * ?f4 / 371"/>
          <draw:equation draw:name="f29" draw:formula="753318036 * ?f5 / 172"/>
          <draw:equation draw:name="f30" draw:formula="588712163 * ?f4 / 371"/>
          <draw:equation draw:name="f31" draw:formula="758305611 * ?f5 / 172"/>
          <draw:equation draw:name="f32" draw:formula="1177424326 * ?f4 / 371"/>
          <draw:equation draw:name="f33" draw:formula="533808929 * ?f5 / 172"/>
          <draw:equation draw:name="f34" draw:formula="1686308952 * ?f4 / 371"/>
          <draw:equation draw:name="f35" draw:formula="783250183 * ?f5 / 172"/>
          <draw:equation draw:name="f36" draw:formula="1850949476 * ?f4 / 371"/>
          <draw:equation draw:name="f37" draw:formula="114743245 * ?f5 / 172"/>
          <draw:equation draw:name="f38" draw:formula="364186732 * ?f5 / 172"/>
          <draw:equation draw:name="f39" draw:formula="139687817 * ?f5 / 172"/>
          <draw:equation draw:name="f40" draw:formula="174609771 * ?f5 / 172"/>
          <draw:equation draw:name="f41" draw:formula="508886861 * ?f4 / 371"/>
          <draw:equation draw:name="f42" draw:formula="109755670 * ?f5 / 172"/>
          <draw:equation draw:name="f43" draw:formula="374181384 * ?f4 / 371"/>
          <draw:equation draw:name="f44" draw:formula="109760349 * ?f4 / 371"/>
          <draw:equation draw:name="f45" draw:formula="?f8 / ?f6"/>
          <draw:equation draw:name="f46" draw:formula="?f9 / ?f7"/>
          <draw:equation draw:name="f47" draw:formula="?f10 / ?f6"/>
          <draw:equation draw:name="f48" draw:formula="?f11 / ?f7"/>
          <draw:equation draw:name="f49" draw:formula="?f12 / ?f7"/>
          <draw:equation draw:name="f50" draw:formula="?f13 / ?f6"/>
          <draw:equation draw:name="f51" draw:formula="?f14 / ?f7"/>
          <draw:equation draw:name="f52" draw:formula="?f15 / ?f6"/>
          <draw:equation draw:name="f53" draw:formula="?f16 / ?f6"/>
          <draw:equation draw:name="f54" draw:formula="?f17 / ?f7"/>
          <draw:equation draw:name="f55" draw:formula="?f18 / ?f6"/>
          <draw:equation draw:name="f56" draw:formula="?f19 / ?f7"/>
          <draw:equation draw:name="f57" draw:formula="?f20 / ?f6"/>
          <draw:equation draw:name="f58" draw:formula="?f21 / ?f7"/>
          <draw:equation draw:name="f59" draw:formula="?f22 / ?f6"/>
          <draw:equation draw:name="f60" draw:formula="?f23 / ?f7"/>
          <draw:equation draw:name="f61" draw:formula="?f24 / ?f7"/>
          <draw:equation draw:name="f62" draw:formula="?f25 / ?f6"/>
          <draw:equation draw:name="f63" draw:formula="?f26 / ?f7"/>
          <draw:equation draw:name="f64" draw:formula="?f27 / ?f6"/>
          <draw:equation draw:name="f65" draw:formula="?f28 / ?f7"/>
          <draw:equation draw:name="f66" draw:formula="?f29 / ?f6"/>
          <draw:equation draw:name="f67" draw:formula="?f30 / ?f7"/>
          <draw:equation draw:name="f68" draw:formula="?f31 / ?f6"/>
          <draw:equation draw:name="f69" draw:formula="?f32 / ?f7"/>
          <draw:equation draw:name="f70" draw:formula="?f33 / ?f6"/>
          <draw:equation draw:name="f71" draw:formula="?f34 / ?f7"/>
          <draw:equation draw:name="f72" draw:formula="?f35 / ?f6"/>
          <draw:equation draw:name="f73" draw:formula="?f36 / ?f7"/>
          <draw:equation draw:name="f74" draw:formula="?f37 / ?f6"/>
          <draw:equation draw:name="f75" draw:formula="?f38 / ?f6"/>
          <draw:equation draw:name="f76" draw:formula="?f39 / ?f6"/>
          <draw:equation draw:name="f77" draw:formula="?f40 / ?f6"/>
          <draw:equation draw:name="f78" draw:formula="?f41 / ?f7"/>
          <draw:equation draw:name="f79" draw:formula="?f42 / ?f6"/>
          <draw:equation draw:name="f80" draw:formula="?f43 / ?f7"/>
          <draw:equation draw:name="f81" draw:formula="?f44 / ?f7"/>
          <draw:equation draw:name="f82" draw:formula="0 / ?f6"/>
          <draw:equation draw:name="f83" draw:formula="?f1 / ?f6"/>
          <draw:equation draw:name="f84" draw:formula="0 / ?f7"/>
          <draw:equation draw:name="f85" draw:formula="?f3 / ?f7"/>
        </draw:enhanced-geometry>
      </draw:custom-shape>
      <draw:custom-shape svg:x="3.96528in" svg:y="1.92882in" svg:width="0.86285in" svg:height="0.90278in" draw:id="id23" draw:style-name="a85" draw:name="Freeform 27">
        <svg:title/>
        <svg:desc/>
        <text:p text:style-name="a84" text:class-names="" text:cond-style-name=""><text:span text:style-name="a83" text:class-names=""/></text:p>
        <draw:enhanced-geometry xmlns:dr3d="urn:oasis:names:tc:opendocument:xmlns:dr3d:1.0" draw:type="non-primitive" svg:viewBox="0 0 353 369" draw:enhanced-path="M 177 121 C 169 121 162 128 162 136 162 144 169 150 177 150 185 150 191 144 191 136 191 128 185 121 177 121 M 177 96 C 199 96 217 114 217 136 217 158 199 176 177 176 154 176 136 158 136 136 136 114 154 96 177 96 M 286 121 C 278 121 272 128 272 136 272 144 278 150 286 150 294 150 301 144 301 136 301 128 294 121 286 121 M 286 96 C 308 96 326 114 326 136 326 158 308 176 286 176 264 176 246 158 246 136 246 114 264 96 286 96 M 67 121 C 59 121 52 128 52 136 52 144 59 150 67 150 75 150 82 144 82 136 82 128 75 121 67 121 M 67 96 C 89 96 107 114 107 136 107 158 89 176 67 176 45 176 27 158 27 136 27 114 45 96 67 96 M 231 25 C 223 25 217 32 217 40 217 48 223 55 231 55 239 55 246 48 246 40 246 32 239 25 231 25 M 231 0 C 254 0 272 18 272 40 272 62 254 80 231 80 209 80 191 62 191 40 191 18 209 0 231 0 M 122 25 C 114 25 107 32 107 40 107 48 114 55 122 55 130 55 136 48 136 40 136 32 130 25 122 25 M 122 0 C 144 0 162 18 162 40 162 62 144 80 122 80 100 80 82 62 82 40 82 18 100 0 122 0 M 26 323 C 26 232 26 232 26 232 26 209 44 191 67 191 90 191 108 209 108 232 108 270 108 270 108 270 117 267 126 265 135 263 135 232 135 232 135 232 135 209 154 191 177 191 199 191 218 209 218 232 218 263 218 263 218 263 227 265 236 268 245 271 245 232 245 232 245 232 245 209 263 191 286 191 309 191 327 209 327 232 327 323 327 323 327 323 333 329 348 345 353 351 333 369 333 369 333 369 286 315 232 287 177 287 121 287 67 315 20 369 0 351 0 351 0 351 0 351 15 333 26 323 M 53 300 C 62 293 71 287 81 282 81 232 81 232 81 232 81 224 75 218 67 218 59 218 53 224 53 232 L 53 300 Z M 163 259 C 167 259 172 259 177 259 181 259 186 259 190 260 190 232 190 232 190 232 190 224 184 218 177 218 169 218 163 224 163 232 L 163 259 Z M 272 283 C 282 288 291 294 300 300 300 232 300 232 300 232 300 224 294 218 286 218 279 218 272 224 272 232 L 272 283 Z N" draw:text-areas="?f96 ?f98 ?f97 ?f99" draw:glue-points="?f52 ?f53 ?f54 ?f53 ?f55 ?f56 ?f55 ?f57 ?f55 ?f56 ?f58 ?f53 ?f59 ?f53 ?f60 ?f56 ?f60 ?f57 ?f60 ?f56 ?f61 ?f53 ?f62 ?f53 ?f63 ?f56 ?f63 ?f57 ?f63 ?f56 ?f64 ?f65 ?f66 ?f65 ?f67 ?f68 ?f67 ?f69 ?f67 ?f68 ?f70 ?f65 ?f71 ?f65 ?f72 ?f68 ?f72 ?f69 ?f72 ?f68 ?f73 ?f74 ?f75 ?f74 ?f76 ?f77 ?f55 ?f78 ?f79 ?f77 ?f80 ?f74 ?f81 ?f74 ?f82 ?f83 ?f55 ?f84 ?f85 ?f83 ?f86 ?f87 ?f88 ?f74 ?f86 ?f74 ?f89 ?f90 ?f91 ?f92 ?f55 ?f93 ?f89 ?f90 ?f94 ?f87 ?f60 ?f93 ?f58 ?f95" draw:glue-point-leaving-directions="-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3"/>
          <draw:equation draw:name="f7" draw:formula="?f4 / 369"/>
          <draw:equation draw:name="f8" draw:formula="809293824 * ?f5 / 353"/>
          <draw:equation draw:name="f9" draw:formula="680643766 * ?f4 / 369"/>
          <draw:equation draw:name="f10" draw:formula="954168114 * ?f5 / 353"/>
          <draw:equation draw:name="f11" draw:formula="884229804 * ?f5 / 353"/>
          <draw:equation draw:name="f12" draw:formula="480454423 * ?f4 / 369"/>
          <draw:equation draw:name="f13" draw:formula="880833108 * ?f4 / 369"/>
          <draw:equation draw:name="f14" draw:formula="1358813908 * ?f5 / 353"/>
          <draw:equation draw:name="f15" draw:formula="1503688198 * ?f5 / 353"/>
          <draw:equation draw:name="f16" draw:formula="1428754454 * ?f5 / 353"/>
          <draw:equation draw:name="f17" draw:formula="259773740 * ?f5 / 353"/>
          <draw:equation draw:name="f18" draw:formula="409643464 * ?f5 / 353"/>
          <draw:equation draw:name="f19" draw:formula="334707484 * ?f5 / 353"/>
          <draw:equation draw:name="f20" draw:formula="1084053866 * ?f5 / 353"/>
          <draw:equation draw:name="f21" draw:formula="200189343 * ?f4 / 369"/>
          <draw:equation draw:name="f22" draw:formula="1228928156 * ?f5 / 353"/>
          <draw:equation draw:name="f23" draw:formula="1153994412 * ?f5 / 353"/>
          <draw:equation draw:name="f24" draw:formula="0 * ?f4 / 369"/>
          <draw:equation draw:name="f25" draw:formula="400378686 * ?f4 / 369"/>
          <draw:equation draw:name="f26" draw:formula="534533782 * ?f5 / 353"/>
          <draw:equation draw:name="f27" draw:formula="679408072 * ?f5 / 353"/>
          <draw:equation draw:name="f28" draw:formula="609467526 * ?f5 / 353"/>
          <draw:equation draw:name="f29" draw:formula="129885753 * ?f5 / 353"/>
          <draw:equation draw:name="f30" draw:formula="1161100425 * ?f4 / 369"/>
          <draw:equation draw:name="f31" draw:formula="539529216 * ?f5 / 353"/>
          <draw:equation draw:name="f32" draw:formula="674412638 * ?f5 / 353"/>
          <draw:equation draw:name="f33" draw:formula="1316245209 * ?f4 / 369"/>
          <draw:equation draw:name="f34" draw:formula="955904392 * ?f4 / 369"/>
          <draw:equation draw:name="f35" draw:formula="1089049300 * ?f5 / 353"/>
          <draw:equation draw:name="f36" draw:formula="1223932722 * ?f5 / 353"/>
          <draw:equation draw:name="f37" draw:formula="1633576186 * ?f5 / 353"/>
          <draw:equation draw:name="f38" draw:formula="1763461938 * ?f5 / 353"/>
          <draw:equation draw:name="f39" draw:formula="1756664000 * ?f4 / 369"/>
          <draw:equation draw:name="f40" draw:formula="1436361051 * ?f4 / 369"/>
          <draw:equation draw:name="f41" draw:formula="0 * ?f5 / 353"/>
          <draw:equation draw:name="f42" draw:formula="264769174 * ?f5 / 353"/>
          <draw:equation draw:name="f43" draw:formula="1501421190 * ?f4 / 369"/>
          <draw:equation draw:name="f44" draw:formula="404648030 * ?f5 / 353"/>
          <draw:equation draw:name="f45" draw:formula="814289258 * ?f5 / 353"/>
          <draw:equation draw:name="f46" draw:formula="1296227393 * ?f4 / 369"/>
          <draw:equation draw:name="f47" draw:formula="949172680 * ?f5 / 353"/>
          <draw:equation draw:name="f48" draw:formula="1301231847 * ?f4 / 369"/>
          <draw:equation draw:name="f49" draw:formula="1091033596 * ?f4 / 369"/>
          <draw:equation draw:name="f50" draw:formula="1498692764 * ?f5 / 353"/>
          <draw:equation draw:name="f51" draw:formula="1416340999 * ?f4 / 369"/>
          <draw:equation draw:name="f52" draw:formula="?f8 / ?f6"/>
          <draw:equation draw:name="f53" draw:formula="?f9 / ?f7"/>
          <draw:equation draw:name="f54" draw:formula="?f10 / ?f6"/>
          <draw:equation draw:name="f55" draw:formula="?f11 / ?f6"/>
          <draw:equation draw:name="f56" draw:formula="?f12 / ?f7"/>
          <draw:equation draw:name="f57" draw:formula="?f13 / ?f7"/>
          <draw:equation draw:name="f58" draw:formula="?f14 / ?f6"/>
          <draw:equation draw:name="f59" draw:formula="?f15 / ?f6"/>
          <draw:equation draw:name="f60" draw:formula="?f16 / ?f6"/>
          <draw:equation draw:name="f61" draw:formula="?f17 / ?f6"/>
          <draw:equation draw:name="f62" draw:formula="?f18 / ?f6"/>
          <draw:equation draw:name="f63" draw:formula="?f19 / ?f6"/>
          <draw:equation draw:name="f64" draw:formula="?f20 / ?f6"/>
          <draw:equation draw:name="f65" draw:formula="?f21 / ?f7"/>
          <draw:equation draw:name="f66" draw:formula="?f22 / ?f6"/>
          <draw:equation draw:name="f67" draw:formula="?f23 / ?f6"/>
          <draw:equation draw:name="f68" draw:formula="?f24 / ?f7"/>
          <draw:equation draw:name="f69" draw:formula="?f25 / ?f7"/>
          <draw:equation draw:name="f70" draw:formula="?f26 / ?f6"/>
          <draw:equation draw:name="f71" draw:formula="?f27 / ?f6"/>
          <draw:equation draw:name="f72" draw:formula="?f28 / ?f6"/>
          <draw:equation draw:name="f73" draw:formula="?f29 / ?f6"/>
          <draw:equation draw:name="f74" draw:formula="?f30 / ?f7"/>
          <draw:equation draw:name="f75" draw:formula="?f31 / ?f6"/>
          <draw:equation draw:name="f76" draw:formula="?f32 / ?f6"/>
          <draw:equation draw:name="f77" draw:formula="?f33 / ?f7"/>
          <draw:equation draw:name="f78" draw:formula="?f34 / ?f7"/>
          <draw:equation draw:name="f79" draw:formula="?f35 / ?f6"/>
          <draw:equation draw:name="f80" draw:formula="?f36 / ?f6"/>
          <draw:equation draw:name="f81" draw:formula="?f37 / ?f6"/>
          <draw:equation draw:name="f82" draw:formula="?f38 / ?f6"/>
          <draw:equation draw:name="f83" draw:formula="?f39 / ?f7"/>
          <draw:equation draw:name="f84" draw:formula="?f40 / ?f7"/>
          <draw:equation draw:name="f85" draw:formula="?f41 / ?f6"/>
          <draw:equation draw:name="f86" draw:formula="?f42 / ?f6"/>
          <draw:equation draw:name="f87" draw:formula="?f43 / ?f7"/>
          <draw:equation draw:name="f88" draw:formula="?f44 / ?f6"/>
          <draw:equation draw:name="f89" draw:formula="?f45 / ?f6"/>
          <draw:equation draw:name="f90" draw:formula="?f46 / ?f7"/>
          <draw:equation draw:name="f91" draw:formula="?f47 / ?f6"/>
          <draw:equation draw:name="f92" draw:formula="?f48 / ?f7"/>
          <draw:equation draw:name="f93" draw:formula="?f49 / ?f7"/>
          <draw:equation draw:name="f94" draw:formula="?f50 / ?f6"/>
          <draw:equation draw:name="f95" draw:formula="?f51 / ?f7"/>
          <draw:equation draw:name="f96" draw:formula="0 / ?f6"/>
          <draw:equation draw:name="f97" draw:formula="?f1 / ?f6"/>
          <draw:equation draw:name="f98" draw:formula="0 / ?f7"/>
          <draw:equation draw:name="f99" draw:formula="?f3 / ?f7"/>
        </draw:enhanced-geometry>
      </draw:custom-shape>
      <draw:g draw:name="Gruppieren 39" draw:id="id24">
        <svg:title/>
        <svg:desc/>
        <draw:custom-shape svg:x="5.93924in" svg:y="1.86285in" svg:width="0.61806in" svg:height="0.96875in" draw:id="id34" draw:style-name="a108" draw:name="Freeform 28">
          <svg:title/>
          <svg:desc/>
          <text:p text:style-name="a107" text:class-names="" text:cond-style-name=""><text:span text:style-name="a106" text:class-names=""/></text:p>
          <draw:enhanced-geometry xmlns:dr3d="urn:oasis:names:tc:opendocument:xmlns:dr3d:1.0" draw:type="non-primitive" svg:viewBox="0 0 253 396" draw:enhanced-path="M 163 396 C 0 396 0 396 0 396 0 364 0 364 0 364 65 364 65 364 65 364 65 330 65 330 65 330 48 328 31 324 16 318 28 288 28 288 28 288 45 294 63 298 82 298 158 298 221 236 221 159 221 101 185 51 135 31 147 0 147 0 147 0 210 26 253 87 253 159 253 248 185 322 98 330 98 364 98 364 98 364 163 364 163 364 163 364 L 163 396 Z N" draw:text-areas="?f48 ?f50 ?f49 ?f51" draw:glue-points="?f28 ?f29 ?f30 ?f29 ?f30 ?f31 ?f32 ?f31 ?f32 ?f33 ?f34 ?f35 ?f36 ?f37 ?f38 ?f39 ?f40 ?f41 ?f42 ?f43 ?f44 ?f45 ?f46 ?f41 ?f47 ?f33 ?f47 ?f31 ?f28 ?f31 ?f28 ?f2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
            <draw:equation draw:name="f7" draw:formula="?f4 / 396"/>
            <draw:equation draw:name="f8" draw:formula="813342436 * ?f5 / 253"/>
            <draw:equation draw:name="f9" draw:formula="1981530128 * ?f4 / 396"/>
            <draw:equation draw:name="f10" draw:formula="0 * ?f5 / 253"/>
            <draw:equation draw:name="f11" draw:formula="1821406074 * ?f4 / 396"/>
            <draw:equation draw:name="f12" draw:formula="324340255 * ?f5 / 253"/>
            <draw:equation draw:name="f13" draw:formula="1651276225 * ?f4 / 396"/>
            <draw:equation draw:name="f14" draw:formula="79838048 * ?f5 / 253"/>
            <draw:equation draw:name="f15" draw:formula="1591228027 * ?f4 / 396"/>
            <draw:equation draw:name="f16" draw:formula="139714909 * ?f5 / 253"/>
            <draw:equation draw:name="f17" draw:formula="1441112007 * ?f4 / 396"/>
            <draw:equation draw:name="f18" draw:formula="409166366 * ?f5 / 253"/>
            <draw:equation draw:name="f19" draw:formula="1491152172 * ?f4 / 396"/>
            <draw:equation draw:name="f20" draw:formula="1102755080 * ?f5 / 253"/>
            <draw:equation draw:name="f21" draw:formula="795614014 * ?f4 / 396"/>
            <draw:equation draw:name="f22" draw:formula="673627527 * ?f5 / 253"/>
            <draw:equation draw:name="f23" draw:formula="155120037 * ?f4 / 396"/>
            <draw:equation draw:name="f24" draw:formula="733506621 * ?f5 / 253"/>
            <draw:equation draw:name="f25" draw:formula="0 * ?f4 / 396"/>
            <draw:equation draw:name="f26" draw:formula="1262428943 * ?f5 / 253"/>
            <draw:equation draw:name="f27" draw:formula="489004414 * ?f5 / 253"/>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6"/>
            <draw:equation draw:name="f48" draw:formula="0 / ?f6"/>
            <draw:equation draw:name="f49" draw:formula="?f1 / ?f6"/>
            <draw:equation draw:name="f50" draw:formula="0 / ?f7"/>
            <draw:equation draw:name="f51" draw:formula="?f3 / ?f7"/>
          </draw:enhanced-geometry>
        </draw:custom-shape>
        <draw:custom-shape svg:x="5.85764in" svg:y="1.97222in" svg:width="0.56076in" svg:height="0.56076in" draw:id="id35" draw:style-name="a111" draw:name="Freeform 29">
          <svg:title/>
          <svg:desc/>
          <text:p text:style-name="a110" text:class-names="" text:cond-style-name=""><text:span text:style-name="a109" text:class-names=""/></text:p>
          <draw:enhanced-geometry xmlns:dr3d="urn:oasis:names:tc:opendocument:xmlns:dr3d:1.0" draw:type="non-primitive" svg:viewBox="0 0 229 229" draw:enhanced-path="M 115 32 C 69 32 33 69 33 114 33 159 69 196 115 196 160 196 196 159 196 114 196 69 160 32 115 32 M 115 0 C 178 0 229 51 229 114 229 177 178 229 115 229 51 229 0 177 0 114 0 51 51 0 115 0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
            <draw:equation draw:name="f7" draw:formula="?f4 / 229"/>
            <draw:equation draw:name="f8" draw:formula="576580722 * ?f5 / 229"/>
            <draw:equation draw:name="f9" draw:formula="160438841 * ?f4 / 229"/>
            <draw:equation draw:name="f10" draw:formula="165454514 * ?f5 / 229"/>
            <draw:equation draw:name="f11" draw:formula="571567288 * ?f4 / 229"/>
            <draw:equation draw:name="f12" draw:formula="982693496 * ?f4 / 229"/>
            <draw:equation draw:name="f13" draw:formula="982693496 * ?f5 / 229"/>
            <draw:equation draw:name="f14" draw:formula="0 * ?f4 / 229"/>
            <draw:equation draw:name="f15" draw:formula="1148148009 * ?f5 / 229"/>
            <draw:equation draw:name="f16" draw:formula="1148148009 * ?f4 / 229"/>
            <draw:equation draw:name="f17" draw:formula="0 * ?f5 / 229"/>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g>
      <draw:g draw:name="Gruppieren 42" draw:id="id25">
        <svg:title/>
        <svg:desc/>
        <draw:custom-shape svg:x="7.58681in" svg:y="2.00521in" svg:width="0.90972in" svg:height="0.66146in" draw:id="id31" draw:style-name="a99" draw:name="Freeform 30">
          <svg:title/>
          <svg:desc/>
          <text:p text:style-name="a98" text:class-names="" text:cond-style-name=""><text:span text:style-name="a97" text:class-names=""/></text:p>
          <draw:enhanced-geometry xmlns:dr3d="urn:oasis:names:tc:opendocument:xmlns:dr3d:1.0" draw:type="non-primitive" svg:viewBox="0 0 372 271" draw:enhanced-path="M 51 34 C 41 34 34 41 34 51 34 220 34 220 34 220 34 229 41 237 51 237 321 237 321 237 321 237 331 237 338 229 338 220 338 51 338 51 338 51 338 41 331 34 321 34 L 51 34 Z M 51 0 C 321 0 321 0 321 0 349 0 372 23 372 51 372 220 372 220 372 220 372 248 349 271 321 271 51 271 51 271 51 271 23 271 0 248 0 220 0 51 0 51 0 51 0 23 23 0 51 0 N" draw:text-areas="?f32 ?f34 ?f33 ?f35" draw:glue-points="?f20 ?f21 ?f22 ?f23 ?f22 ?f24 ?f20 ?f25 ?f26 ?f25 ?f27 ?f24 ?f27 ?f23 ?f26 ?f21 ?f20 ?f21 ?f20 ?f28 ?f26 ?f28 ?f29 ?f23 ?f29 ?f24 ?f26 ?f30 ?f20 ?f30 ?f31 ?f24 ?f31 ?f23 ?f20 ?f28"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2"/>
            <draw:equation draw:name="f7" draw:formula="?f4 / 271"/>
            <draw:equation draw:name="f8" draw:formula="255020165 * ?f5 / 372"/>
            <draw:equation draw:name="f9" draw:formula="169363567 * ?f4 / 271"/>
            <draw:equation draw:name="f10" draw:formula="170012698 * ?f5 / 372"/>
            <draw:equation draw:name="f11" draw:formula="254045351 * ?f4 / 271"/>
            <draw:equation draw:name="f12" draw:formula="1095877181 * ?f4 / 271"/>
            <draw:equation draw:name="f13" draw:formula="1180558965 * ?f4 / 271"/>
            <draw:equation draw:name="f14" draw:formula="1605126132 * ?f5 / 372"/>
            <draw:equation draw:name="f15" draw:formula="1690133599 * ?f5 / 372"/>
            <draw:equation draw:name="f16" draw:formula="0 * ?f4 / 271"/>
            <draw:equation draw:name="f17" draw:formula="1860146297 * ?f5 / 372"/>
            <draw:equation draw:name="f18" draw:formula="1349922532 * ?f4 / 271"/>
            <draw:equation draw:name="f19" draw:formula="0 * ?f5 / 372"/>
            <draw:equation draw:name="f20" draw:formula="?f8 / ?f6"/>
            <draw:equation draw:name="f21" draw:formula="?f9 / ?f7"/>
            <draw:equation draw:name="f22" draw:formula="?f10 / ?f6"/>
            <draw:equation draw:name="f23" draw:formula="?f11 / ?f7"/>
            <draw:equation draw:name="f24" draw:formula="?f12 / ?f7"/>
            <draw:equation draw:name="f25" draw:formula="?f13 / ?f7"/>
            <draw:equation draw:name="f26" draw:formula="?f14 / ?f6"/>
            <draw:equation draw:name="f27" draw:formula="?f15 / ?f6"/>
            <draw:equation draw:name="f28" draw:formula="?f16 / ?f7"/>
            <draw:equation draw:name="f29" draw:formula="?f17 / ?f6"/>
            <draw:equation draw:name="f30" draw:formula="?f18 / ?f7"/>
            <draw:equation draw:name="f31" draw:formula="?f19 / ?f6"/>
            <draw:equation draw:name="f32" draw:formula="0 / ?f6"/>
            <draw:equation draw:name="f33" draw:formula="?f1 / ?f6"/>
            <draw:equation draw:name="f34" draw:formula="0 / ?f7"/>
            <draw:equation draw:name="f35" draw:formula="?f3 / ?f7"/>
          </draw:enhanced-geometry>
        </draw:custom-shape>
        <draw:custom-shape svg:x="7.58681in" svg:y="2.74826in" svg:width="0.90972in" svg:height="0.08333in" draw:id="id32" draw:style-name="a102" draw:name="Rectangle 31">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custom-shape svg:x="7.77778in" svg:y="2.17535in" svg:width="0.57813in" svg:height="0.32292in" draw:id="id33" draw:style-name="a105" draw:name="Freeform 32">
          <svg:title/>
          <svg:desc/>
          <text:p text:style-name="a104" text:class-names="" text:cond-style-name=""><text:span text:style-name="a103" text:class-names=""/></text:p>
          <draw:enhanced-geometry xmlns:dr3d="urn:oasis:names:tc:opendocument:xmlns:dr3d:1.0" draw:type="non-primitive" svg:viewBox="0 0 237 132" draw:enhanced-path="M 36 100 C 174 100 174 100 174 100 190 87 175 57 150 67 149 67 148 68 147 69 146 70 142 70 143 66 143 63 144 61 144 59 144 44 131 31 115 32 99 32 90 44 88 52 87 55 87 58 87 61 88 66 83 65 81 63 79 62 77 60 75 59 48 46 32 67 32 83 32 91 34 97 36 100 M 127 3 C 143 6 161 19 168 37 237 45 218 130 179 132 29 132 29 132 29 132 9 132 0 96 0 83 0 55 27 15 72 26 82 7 109 0 127 3 N" draw:text-areas="?f72 ?f74 ?f73 ?f75" draw:glue-points="?f40 ?f41 ?f42 ?f41 ?f43 ?f44 ?f45 ?f46 ?f47 ?f48 ?f49 ?f50 ?f51 ?f52 ?f53 ?f54 ?f55 ?f56 ?f57 ?f58 ?f59 ?f50 ?f60 ?f61 ?f40 ?f41 ?f62 ?f63 ?f64 ?f65 ?f66 ?f67 ?f68 ?f67 ?f69 ?f61 ?f70 ?f71 ?f62 ?f63"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7"/>
            <draw:equation draw:name="f7" draw:formula="?f4 / 132"/>
            <draw:equation draw:name="f8" draw:formula="179110138 * ?f5 / 237"/>
            <draw:equation draw:name="f9" draw:formula="500385989 * ?f4 / 132"/>
            <draw:equation draw:name="f10" draw:formula="865703834 * ?f5 / 237"/>
            <draw:equation draw:name="f11" draw:formula="746296332 * ?f5 / 237"/>
            <draw:equation draw:name="f12" draw:formula="335257919 * ?f4 / 132"/>
            <draw:equation draw:name="f13" draw:formula="731369558 * ?f5 / 237"/>
            <draw:equation draw:name="f14" draw:formula="345265952 * ?f4 / 132"/>
            <draw:equation draw:name="f15" draw:formula="711468679 * ?f5 / 237"/>
            <draw:equation draw:name="f16" draw:formula="330256140 * ?f4 / 132"/>
            <draw:equation draw:name="f17" draw:formula="716445014 * ?f5 / 237"/>
            <draw:equation draw:name="f18" draw:formula="295228024 * ?f4 / 132"/>
            <draw:equation draw:name="f19" draw:formula="572160298 * ?f5 / 237"/>
            <draw:equation draw:name="f20" draw:formula="160124053 * ?f4 / 132"/>
            <draw:equation draw:name="f21" draw:formula="437828252 * ?f5 / 237"/>
            <draw:equation draw:name="f22" draw:formula="260199909 * ?f4 / 132"/>
            <draw:equation draw:name="f23" draw:formula="432851917 * ?f5 / 237"/>
            <draw:equation draw:name="f24" draw:formula="305236057 * ?f4 / 132"/>
            <draw:equation draw:name="f25" draw:formula="403000599 * ?f5 / 237"/>
            <draw:equation draw:name="f26" draw:formula="315244090 * ?f4 / 132"/>
            <draw:equation draw:name="f27" draw:formula="373149281 * ?f5 / 237"/>
            <draw:equation draw:name="f28" draw:formula="159209260 * ?f5 / 237"/>
            <draw:equation draw:name="f29" draw:formula="415319946 * ?f4 / 132"/>
            <draw:equation draw:name="f30" draw:formula="631865165 * ?f5 / 237"/>
            <draw:equation draw:name="f31" draw:formula="15012049 * ?f4 / 132"/>
            <draw:equation draw:name="f32" draw:formula="835852516 * ?f5 / 237"/>
            <draw:equation draw:name="f33" draw:formula="185141899 * ?f4 / 132"/>
            <draw:equation draw:name="f34" draw:formula="890581048 * ?f5 / 237"/>
            <draw:equation draw:name="f35" draw:formula="660510043 * ?f4 / 132"/>
            <draw:equation draw:name="f36" draw:formula="144284716 * ?f5 / 237"/>
            <draw:equation draw:name="f37" draw:formula="0 * ?f5 / 237"/>
            <draw:equation draw:name="f38" draw:formula="358222507 * ?f5 / 237"/>
            <draw:equation draw:name="f39" draw:formula="130099955 * ?f4 / 13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6"/>
            <draw:equation draw:name="f58" draw:formula="?f26 / ?f7"/>
            <draw:equation draw:name="f59" draw:formula="?f27 / ?f6"/>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6"/>
            <draw:equation draw:name="f70" draw:formula="?f38 / ?f6"/>
            <draw:equation draw:name="f71" draw:formula="?f39 / ?f7"/>
            <draw:equation draw:name="f72" draw:formula="0 / ?f6"/>
            <draw:equation draw:name="f73" draw:formula="?f1 / ?f6"/>
            <draw:equation draw:name="f74" draw:formula="0 / ?f7"/>
            <draw:equation draw:name="f75" draw:formula="?f3 / ?f7"/>
          </draw:enhanced-geometry>
        </draw:custom-shape>
      </draw:g>
      <draw:g draw:name="Gruppieren 46" draw:id="id26">
        <svg:title/>
        <svg:desc/>
        <draw:custom-shape svg:x="2.1875in" svg:y="2.3316in" svg:width="0.36979in" svg:height="0.5in" draw:id="id29" draw:style-name="a93" draw:name="Freeform 33">
          <svg:title/>
          <svg:desc/>
          <text:p text:style-name="a92" text:class-names="" text:cond-style-name=""><text:span text:style-name="a91" text:class-names=""/></text:p>
          <draw:enhanced-geometry xmlns:dr3d="urn:oasis:names:tc:opendocument:xmlns:dr3d:1.0" draw:type="non-primitive" svg:viewBox="0 0 213 288" draw:enhanced-path="M 0 167 L 44 167 44 209 109 144 69 105 178 0 213 36 140 106 179 144 79 244 121 244 121 288 0 288 0 167 Z N" draw:text-areas="?f46 ?f48 ?f47 ?f49" draw:glue-points="?f27 ?f28 ?f29 ?f28 ?f29 ?f30 ?f31 ?f32 ?f33 ?f34 ?f35 ?f36 ?f37 ?f38 ?f39 ?f40 ?f41 ?f32 ?f42 ?f43 ?f44 ?f43 ?f44 ?f45 ?f27 ?f45 ?f27 ?f28"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3"/>
            <draw:equation draw:name="f7" draw:formula="?f4 / 288"/>
            <draw:equation draw:name="f8" draw:formula="0 * ?f5 / 213"/>
            <draw:equation draw:name="f9" draw:formula="420866888 * ?f4 / 288"/>
            <draw:equation draw:name="f10" draw:formula="110887039 * ?f5 / 213"/>
            <draw:equation draw:name="f11" draw:formula="526713450 * ?f4 / 288"/>
            <draw:equation draw:name="f12" draw:formula="274698231 * ?f5 / 213"/>
            <draw:equation draw:name="f13" draw:formula="362902500 * ?f4 / 288"/>
            <draw:equation draw:name="f14" draw:formula="173891832 * ?f5 / 213"/>
            <draw:equation draw:name="f15" draw:formula="264617200 * ?f4 / 288"/>
            <draw:equation draw:name="f16" draw:formula="448588476 * ?f5 / 213"/>
            <draw:equation draw:name="f17" draw:formula="0 * ?f4 / 288"/>
            <draw:equation draw:name="f18" draw:formula="536794869 * ?f5 / 213"/>
            <draw:equation draw:name="f19" draw:formula="90725625 * ?f4 / 288"/>
            <draw:equation draw:name="f20" draw:formula="352822397 * ?f5 / 213"/>
            <draw:equation draw:name="f21" draw:formula="267136563 * ?f4 / 288"/>
            <draw:equation draw:name="f22" draw:formula="451109430 * ?f5 / 213"/>
            <draw:equation draw:name="f23" draw:formula="199093432 * ?f5 / 213"/>
            <draw:equation draw:name="f24" draw:formula="614918125 * ?f4 / 288"/>
            <draw:equation draw:name="f25" draw:formula="304940151 * ?f5 / 213"/>
            <draw:equation draw:name="f26" draw:formula="725805000 * ?f4 / 288"/>
            <draw:equation draw:name="f27" draw:formula="?f8 / ?f6"/>
            <draw:equation draw:name="f28" draw:formula="?f9 / ?f7"/>
            <draw:equation draw:name="f29" draw:formula="?f10 / ?f6"/>
            <draw:equation draw:name="f30" draw:formula="?f11 / ?f7"/>
            <draw:equation draw:name="f31" draw:formula="?f12 / ?f6"/>
            <draw:equation draw:name="f32" draw:formula="?f13 / ?f7"/>
            <draw:equation draw:name="f33" draw:formula="?f14 / ?f6"/>
            <draw:equation draw:name="f34" draw:formula="?f15 / ?f7"/>
            <draw:equation draw:name="f35" draw:formula="?f16 / ?f6"/>
            <draw:equation draw:name="f36" draw:formula="?f17 / ?f7"/>
            <draw:equation draw:name="f37" draw:formula="?f18 / ?f6"/>
            <draw:equation draw:name="f38" draw:formula="?f19 / ?f7"/>
            <draw:equation draw:name="f39" draw:formula="?f20 / ?f6"/>
            <draw:equation draw:name="f40" draw:formula="?f21 / ?f7"/>
            <draw:equation draw:name="f41" draw:formula="?f22 / ?f6"/>
            <draw:equation draw:name="f42" draw:formula="?f23 / ?f6"/>
            <draw:equation draw:name="f43" draw:formula="?f24 / ?f7"/>
            <draw:equation draw:name="f44" draw:formula="?f25 / ?f6"/>
            <draw:equation draw:name="f45" draw:formula="?f26 / ?f7"/>
            <draw:equation draw:name="f46" draw:formula="0 / ?f6"/>
            <draw:equation draw:name="f47" draw:formula="?f1 / ?f6"/>
            <draw:equation draw:name="f48" draw:formula="0 / ?f7"/>
            <draw:equation draw:name="f49" draw:formula="?f3 / ?f7"/>
          </draw:enhanced-geometry>
        </draw:custom-shape>
        <draw:custom-shape svg:x="1.98264in" svg:y="1.92361in" svg:width="0.95313in" svg:height="0.84375in" draw:id="id30" draw:style-name="a96" draw:name="Freeform 34">
          <svg:title/>
          <svg:desc/>
          <text:p text:style-name="a95" text:class-names="" text:cond-style-name=""><text:span text:style-name="a94" text:class-names=""/></text:p>
          <draw:enhanced-geometry xmlns:dr3d="urn:oasis:names:tc:opendocument:xmlns:dr3d:1.0" draw:type="non-primitive" svg:viewBox="0 0 390 345" draw:enhanced-path="M 127 212 C 0 212 0 212 0 212 0 177 0 177 0 177 91 177 91 177 91 177 94 161 100 147 109 134 44 70 44 70 44 70 69 45 69 45 69 45 133 109 133 109 133 109 146 100 161 93 178 90 178 0 178 0 178 0 213 0 213 0 213 0 213 90 213 90 213 90 231 93 247 100 261 111 324 48 324 48 324 48 349 73 349 73 349 73 285 137 285 137 285 137 292 149 298 163 300 177 390 177 390 177 390 177 390 213 390 213 390 213 300 213 300 213 300 213 297 229 291 244 281 257 344 320 344 320 344 320 319 345 319 345 319 345 256 282 256 282 256 282 256 282 251 277 245 271 245 270 245 270 244 270 238 263 231 256 231 257 235 253 235 253 235 253 254 241 266 219 266 195 266 156 235 124 196 124 157 124 125 156 125 195 125 203 127 212 127 212 N" draw:text-areas="?f104 ?f106 ?f105 ?f107" draw:glue-points="?f56 ?f57 ?f58 ?f57 ?f58 ?f59 ?f60 ?f59 ?f61 ?f62 ?f63 ?f64 ?f65 ?f66 ?f67 ?f68 ?f69 ?f70 ?f69 ?f71 ?f72 ?f71 ?f72 ?f70 ?f73 ?f74 ?f75 ?f76 ?f77 ?f78 ?f79 ?f80 ?f81 ?f59 ?f82 ?f59 ?f82 ?f83 ?f81 ?f83 ?f84 ?f85 ?f86 ?f87 ?f88 ?f89 ?f90 ?f91 ?f92 ?f93 ?f94 ?f95 ?f96 ?f85 ?f97 ?f98 ?f99 ?f100 ?f101 ?f102 ?f103 ?f100 ?f56 ?f57"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
            <draw:equation draw:name="f7" draw:formula="?f4 / 345"/>
            <draw:equation draw:name="f8" draw:formula="634231611 * ?f5 / 390"/>
            <draw:equation draw:name="f9" draw:formula="1060225182 * ?f4 / 345"/>
            <draw:equation draw:name="f10" draw:formula="0 * ?f5 / 390"/>
            <draw:equation draw:name="f11" draw:formula="885187405 * ?f4 / 345"/>
            <draw:equation draw:name="f12" draw:formula="454448964 * ?f5 / 390"/>
            <draw:equation draw:name="f13" draw:formula="544340288 * ?f5 / 390"/>
            <draw:equation draw:name="f14" draw:formula="670142142 * ?f4 / 345"/>
            <draw:equation draw:name="f15" draw:formula="219732608 * ?f5 / 390"/>
            <draw:equation draw:name="f16" draw:formula="350073319 * ?f4 / 345"/>
            <draw:equation draw:name="f17" draw:formula="344581543 * ?f5 / 390"/>
            <draw:equation draw:name="f18" draw:formula="225048252 * ?f4 / 345"/>
            <draw:equation draw:name="f19" draw:formula="664194640 * ?f5 / 390"/>
            <draw:equation draw:name="f20" draw:formula="545114839 * ?f4 / 345"/>
            <draw:equation draw:name="f21" draw:formula="888921831 * ?f5 / 390"/>
            <draw:equation draw:name="f22" draw:formula="450094267 * ?f4 / 345"/>
            <draw:equation draw:name="f23" draw:formula="0 * ?f4 / 345"/>
            <draw:equation draw:name="f24" draw:formula="1063709894 * ?f5 / 390"/>
            <draw:equation draw:name="f25" draw:formula="1303418600 * ?f5 / 390"/>
            <draw:equation draw:name="f26" draw:formula="555117828 * ?f4 / 345"/>
            <draw:equation draw:name="f27" draw:formula="1618037114 * ?f5 / 390"/>
            <draw:equation draw:name="f28" draw:formula="240051618 * ?f4 / 345"/>
            <draw:equation draw:name="f29" draw:formula="1742886049 * ?f5 / 390"/>
            <draw:equation draw:name="f30" draw:formula="365076685 * ?f4 / 345"/>
            <draw:equation draw:name="f31" draw:formula="1423272952 * ?f5 / 390"/>
            <draw:equation draw:name="f32" draw:formula="685145508 * ?f4 / 345"/>
            <draw:equation draw:name="f33" draw:formula="1498182761 * ?f5 / 390"/>
            <draw:equation draw:name="f34" draw:formula="1947637142 * ?f5 / 390"/>
            <draw:equation draw:name="f35" draw:formula="1065225559 * ?f4 / 345"/>
            <draw:equation draw:name="f36" draw:formula="1403296854 * ?f5 / 390"/>
            <draw:equation draw:name="f37" draw:formula="1285271198 * ?f4 / 345"/>
            <draw:equation draw:name="f38" draw:formula="1717915368 * ?f5 / 390"/>
            <draw:equation draw:name="f39" draw:formula="1600337408 * ?f4 / 345"/>
            <draw:equation draw:name="f40" draw:formula="1593066432 * ?f5 / 390"/>
            <draw:equation draw:name="f41" draw:formula="1725364712 * ?f4 / 345"/>
            <draw:equation draw:name="f42" draw:formula="1278447919 * ?f5 / 390"/>
            <draw:equation draw:name="f43" draw:formula="1410298501 * ?f4 / 345"/>
            <draw:equation draw:name="f44" draw:formula="1223516443 * ?f5 / 390"/>
            <draw:equation draw:name="f45" draw:formula="1355285414 * ?f4 / 345"/>
            <draw:equation draw:name="f46" draw:formula="1218521860 * ?f5 / 390"/>
            <draw:equation draw:name="f47" draw:formula="1350285038 * ?f4 / 345"/>
            <draw:equation draw:name="f48" draw:formula="1153601217 * ?f5 / 390"/>
            <draw:equation draw:name="f49" draw:formula="1173577315 * ?f5 / 390"/>
            <draw:equation draw:name="f50" draw:formula="1265267455 * ?f4 / 345"/>
            <draw:equation draw:name="f51" draw:formula="1328389281 * ?f5 / 390"/>
            <draw:equation draw:name="f52" draw:formula="975205364 * ?f4 / 345"/>
            <draw:equation draw:name="f53" draw:formula="978813154 * ?f5 / 390"/>
            <draw:equation draw:name="f54" draw:formula="620131668 * ?f4 / 345"/>
            <draw:equation draw:name="f55" draw:formula="624242445 * ?f5 / 390"/>
            <draw:equation draw:name="f56" draw:formula="?f8 / ?f6"/>
            <draw:equation draw:name="f57" draw:formula="?f9 / ?f7"/>
            <draw:equation draw:name="f58" draw:formula="?f10 / ?f6"/>
            <draw:equation draw:name="f59" draw:formula="?f11 / ?f7"/>
            <draw:equation draw:name="f60" draw:formula="?f12 / ?f6"/>
            <draw:equation draw:name="f61" draw:formula="?f13 / ?f6"/>
            <draw:equation draw:name="f62" draw:formula="?f14 / ?f7"/>
            <draw:equation draw:name="f63" draw:formula="?f15 / ?f6"/>
            <draw:equation draw:name="f64" draw:formula="?f16 / ?f7"/>
            <draw:equation draw:name="f65" draw:formula="?f17 / ?f6"/>
            <draw:equation draw:name="f66" draw:formula="?f18 / ?f7"/>
            <draw:equation draw:name="f67" draw:formula="?f19 / ?f6"/>
            <draw:equation draw:name="f68" draw:formula="?f20 / ?f7"/>
            <draw:equation draw:name="f69" draw:formula="?f21 / ?f6"/>
            <draw:equation draw:name="f70" draw:formula="?f22 / ?f7"/>
            <draw:equation draw:name="f71" draw:formula="?f23 / ?f7"/>
            <draw:equation draw:name="f72" draw:formula="?f24 / ?f6"/>
            <draw:equation draw:name="f73" draw:formula="?f25 / ?f6"/>
            <draw:equation draw:name="f74" draw:formula="?f26 / ?f7"/>
            <draw:equation draw:name="f75" draw:formula="?f27 / ?f6"/>
            <draw:equation draw:name="f76" draw:formula="?f28 / ?f7"/>
            <draw:equation draw:name="f77" draw:formula="?f29 / ?f6"/>
            <draw:equation draw:name="f78" draw:formula="?f30 / ?f7"/>
            <draw:equation draw:name="f79" draw:formula="?f31 / ?f6"/>
            <draw:equation draw:name="f80" draw:formula="?f32 / ?f7"/>
            <draw:equation draw:name="f81" draw:formula="?f33 / ?f6"/>
            <draw:equation draw:name="f82" draw:formula="?f34 / ?f6"/>
            <draw:equation draw:name="f83" draw:formula="?f35 / ?f7"/>
            <draw:equation draw:name="f84" draw:formula="?f36 / ?f6"/>
            <draw:equation draw:name="f85" draw:formula="?f37 / ?f7"/>
            <draw:equation draw:name="f86" draw:formula="?f38 / ?f6"/>
            <draw:equation draw:name="f87" draw:formula="?f39 / ?f7"/>
            <draw:equation draw:name="f88" draw:formula="?f40 / ?f6"/>
            <draw:equation draw:name="f89" draw:formula="?f41 / ?f7"/>
            <draw:equation draw:name="f90" draw:formula="?f42 / ?f6"/>
            <draw:equation draw:name="f91" draw:formula="?f43 / ?f7"/>
            <draw:equation draw:name="f92" draw:formula="?f44 / ?f6"/>
            <draw:equation draw:name="f93" draw:formula="?f45 / ?f7"/>
            <draw:equation draw:name="f94" draw:formula="?f46 / ?f6"/>
            <draw:equation draw:name="f95" draw:formula="?f47 / ?f7"/>
            <draw:equation draw:name="f96" draw:formula="?f48 / ?f6"/>
            <draw:equation draw:name="f97" draw:formula="?f49 / ?f6"/>
            <draw:equation draw:name="f98" draw:formula="?f50 / ?f7"/>
            <draw:equation draw:name="f99" draw:formula="?f51 / ?f6"/>
            <draw:equation draw:name="f100" draw:formula="?f52 / ?f7"/>
            <draw:equation draw:name="f101" draw:formula="?f53 / ?f6"/>
            <draw:equation draw:name="f102" draw:formula="?f54 / ?f7"/>
            <draw:equation draw:name="f103" draw:formula="?f55 / ?f6"/>
            <draw:equation draw:name="f104" draw:formula="0 / ?f6"/>
            <draw:equation draw:name="f105" draw:formula="?f1 / ?f6"/>
            <draw:equation draw:name="f106" draw:formula="0 / ?f7"/>
            <draw:equation draw:name="f107" draw:formula="?f3 / ?f7"/>
          </draw:enhanced-geometry>
        </draw:custom-shape>
      </draw:g>
      <draw:frame draw:id="id27" draw:style-name="a86" draw:name="Grafik 47" svg:x="1.30382in" svg:y="4.8941in" svg:width="2.98785in" svg:height="0.71875in" style:rel-width="scale" style:rel-height="scale">
        <draw:image xlink:href="media/image2.jpeg" xlink:type="simple" xlink:show="embed" xlink:actuate="onLoad"/>
        <svg:title/>
        <svg:desc/>
      </draw:frame>
      <draw:frame draw:id="id28" presentation:style-name="a90" draw:name="Titel 1" svg:x="2.70035in" svg:y="5.92393in" svg:width="7.06354in" svg:height="1.41748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presentation:notes style:page-layout-name="pageLayout2" draw:style-name="a191">
        <draw:frame draw:id="id6" presentation:style-name="a162" draw:name="Kopfzeilenplatzhalter 1" svg:x="0in" svg:y="0in" svg:width="3.25in" svg:height="0.5in" presentation:class="header" presentation:placeholder="false">
          <draw:text-box>
            <text:p text:style-name="a161" text:class-names="" text:cond-style-name=""><text:span text:style-name="a160" text:class-names=""/></text:p>
          </draw:text-box>
          <svg:title/>
          <svg:desc/>
        </draw:frame>
        <draw:frame draw:id="id7" presentation:style-name="a166" draw:name="Datumsplatzhalter 2" svg:x="4.24826in" svg:y="0in" svg:width="3.25in" svg:height="0.5in" presentation:class="date-time" presentation:placeholder="false">
          <draw:text-box>
            <text:p text:style-name="a165" text:class-names="" text:cond-style-name=""><text:span text:style-name="a163" text:class-names=""><text:date text:fixed="false" style:data-style-name="a164"/></text:span></text:p>
          </draw:text-box>
          <svg:title/>
          <svg:desc/>
        </draw:frame>
        <draw:page-thumbnail svg:x="1.25in" svg:y="0.75in" svg:width="5in" svg:height="3.75in" presentation:class="page" draw:id="id8" presentation:style-name="a167" draw:name="Folienbildplatzhalter 3">
          <svg:title/>
          <svg:desc/>
        </draw:page-thumbnail>
        <draw:frame draw:id="id9" presentation:style-name="a184" draw:name="Notizenplatzhalter 4" svg:x="0.60069in" svg:y="4.75in" svg:width="6.29861in" svg:height="4.5in" presentation:class="notes" presentation:placeholder="false">
          <draw:text-box>
            <text:list text:style-name="a170">
              <text:list-item>
                <text:p text:style-name="a169" text:class-names="" text:cond-style-name=""><text:span text:style-name="a168" text:class-names="">Textmasterformat bearbeiten</text:span></text:p>
              </text:list-item>
            </text:list>
            <text:list text:style-name="a173">
              <text:list-item>
                <text:list text:style-name="a173">
                  <text:list-item>
                    <text:p text:style-name="a172" text:class-names="" text:cond-style-name=""><text:span text:style-name="a171" text:class-names="">Zweite Ebene</text:span></text:p>
                  </text:list-item>
                </text:list>
              </text:list-item>
            </text:list>
            <text:list text:style-name="a176">
              <text:list-item>
                <text:list text:style-name="a176">
                  <text:list-item>
                    <text:list text:style-name="a176">
                      <text:list-item>
                        <text:p text:style-name="a175" text:class-names="" text:cond-style-name=""><text:span text:style-name="a174" text:class-names="">Dritte Ebene</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Vierte Ebene</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ünfte Ebene</text:span><text:span text:style-name="a181" text:class-names=""/></text:p>
                              </text:list-item>
                            </text:list>
                          </text:list-item>
                        </text:list>
                      </text:list-item>
                    </text:list>
                  </text:list-item>
                </text:list>
              </text:list-item>
            </text:list>
          </draw:text-box>
          <svg:title/>
          <svg:desc/>
        </draw:frame>
        <draw:frame draw:id="id10" presentation:style-name="a187" draw:name="Fußzeilenplatzhalter 5" svg:x="0in" svg:y="9.49826in" svg:width="3.25in" svg:height="0.5in" presentation:class="footer" presentation:placeholder="false">
          <draw:text-box>
            <text:p text:style-name="a186" text:class-names="" text:cond-style-name=""><text:span text:style-name="a185" text:class-names=""/></text:p>
          </draw:text-box>
          <svg:title/>
          <svg:desc/>
        </draw:frame>
        <draw:frame draw:id="id11" presentation:style-name="a190" draw:name="Foliennummernplatzhalter 6" svg:x="4.24826in" svg:y="9.49826in" svg:width="3.25in" svg:height="0.5in" presentation:class="page-number" presentation:placeholder="false">
          <draw:text-box>
            <text:p text:style-name="a189" text:class-names="" text:cond-style-name=""><text:span text:style-name="a188" text:class-names=""><text:page-number style:num-format="1" text:fixed="false"/></text:span></text:p>
          </draw:text-box>
          <svg:title/>
          <svg:desc/>
        </draw:frame>
      </presentation:notes>
    </style:master-page>
    <style:master-page style:name="Master1-Layout2-cust-Titel-und-Text" style:page-layout-name="pageLayout1" draw:style-name="a192">
      <draw:custom-shape svg:x="0in" svg:y="0in" svg:width="2.5191in" svg:height="4.65625in" draw:id="id52" draw:layer="Master1-bg" draw:style-name="a195" draw:name="Rechteck 8">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53" draw:layer="Master1-bg" draw:style-name="a199" draw:name="Rechteck 7">
        <svg:title/>
        <svg:desc/>
        <text:p text:style-name="a198" text:class-names="" text:cond-style-name=""><text:span text:style-name="a196" text:class-names="">Seite<text:s text:c="1"/></text:span><text:span text:style-name="a197"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54" draw:layer="Master1-bg" draw:style-name="a200" draw:name="Grafik 9" svg:x="0.38194in" svg:y="0.1875in" svg:width="0.77431in" svg:height="0.25in" style:rel-width="scale" style:rel-height="scale">
        <draw:image xlink:href="media/image1.emf" xlink:type="simple" xlink:show="embed" xlink:actuate="onLoad"/>
        <svg:title/>
        <svg:desc/>
      </draw:frame>
      <draw:frame draw:id="id55" presentation:style-name="a204" draw:name="Titel 1" svg:x="0.38542in" svg:y="2.56944in" svg:width="2.05556in" svg:height="1.90799in" presentation:class="title" presentation:placeholder="false">
        <draw:text-box>
          <text:p text:style-name="a203" text:class-names="" text:cond-style-name=""><text:span text:style-name="a201" text:class-names="">Click to edit Master title style</text:span><text:span text:style-name="a202" text:class-names=""/></text:p>
        </draw:text-box>
        <svg:title/>
        <svg:desc/>
      </draw:frame>
      <draw:frame draw:id="id56" presentation:style-name="a221" draw:name="Inhaltsplatzhalter 2" svg:x="2.71701in" svg:y="5.02778in" svg:width="7.04687in" svg:height="2.22569in" presentation:class="object" presentation:placeholder="false">
        <draw:text-box>
          <text:list text:style-name="a207">
            <text:list-item>
              <text:p text:style-name="a206" text:class-names="" text:cond-style-name=""><text:span text:style-name="a205" text:class-names="">Edit Master text styles</text:span></text:p>
            </text:list-item>
          </text:list>
          <text:list text:style-name="a210">
            <text:list-item>
              <text:list text:style-name="a210">
                <text:list-item>
                  <text:p text:style-name="a209" text:class-names="" text:cond-style-name=""><text:span text:style-name="a208" text:class-names="">Second level</text:span></text:p>
                </text:list-item>
              </text:list>
            </text:list-item>
          </text:list>
          <text:list text:style-name="a213">
            <text:list-item>
              <text:list text:style-name="a213">
                <text:list-item>
                  <text:list text:style-name="a213">
                    <text:list-item>
                      <text:p text:style-name="a212" text:class-names="" text:cond-style-name=""><text:span text:style-name="a211" text:class-names="">Third level</text:span></text:p>
                    </text:list-item>
                  </text:list>
                </text:list-item>
              </text:list>
            </text:list-item>
          </text:list>
          <text:list text:style-name="a216">
            <text:list-item>
              <text:list text:style-name="a216">
                <text:list-item>
                  <text:list text:style-name="a216">
                    <text:list-item>
                      <text:list text:style-name="a216">
                        <text:list-item>
                          <text:p text:style-name="a215" text:class-names="" text:cond-style-name=""><text:span text:style-name="a214"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7" text:class-names="">Fifth level</text:span><text:span text:style-name="a218" text:class-names=""/></text:p>
                            </text:list-item>
                          </text:list>
                        </text:list-item>
                      </text:list>
                    </text:list-item>
                  </text:list>
                </text:list-item>
              </text:list>
            </text:list-item>
          </text:list>
        </draw:text-box>
        <svg:title/>
        <svg:desc/>
      </draw:frame>
      <draw:frame draw:id="id57" presentation:style-name="a224" draw:name="Fußzeilenplatzhalter 4" svg:x="0.39236in" svg:y="0.51215in" svg:width="2.04861in" svg:height="0.16319in" presentation:class="footer" presentation:placeholder="false">
        <draw:text-box>
          <text:p text:style-name="a223" text:class-names="" text:cond-style-name=""><text:span text:style-name="a222" text:class-names="">Referent, Datum</text:span></text:p>
        </draw:text-box>
        <svg:title/>
        <svg:desc/>
      </draw:frame>
      <presentation:notes style:page-layout-name="pageLayout2" draw:style-name="a256">
        <draw:frame draw:id="id6" presentation:style-name="a227" draw:name="Kopfzeilenplatzhalter 1" svg:x="0in" svg:y="0in" svg:width="3.25in" svg:height="0.5in" presentation:class="header" presentation:placeholder="false">
          <draw:text-box>
            <text:p text:style-name="a226" text:class-names="" text:cond-style-name=""><text:span text:style-name="a225" text:class-names=""/></text:p>
          </draw:text-box>
          <svg:title/>
          <svg:desc/>
        </draw:frame>
        <draw:frame draw:id="id7" presentation:style-name="a231" draw:name="Datumsplatzhalter 2" svg:x="4.24826in" svg:y="0in" svg:width="3.25in" svg:height="0.5in" presentation:class="date-time" presentation:placeholder="false">
          <draw:text-box>
            <text:p text:style-name="a230" text:class-names="" text:cond-style-name=""><text:span text:style-name="a228" text:class-names=""><text:date text:fixed="false" style:data-style-name="a229"/></text:span></text:p>
          </draw:text-box>
          <svg:title/>
          <svg:desc/>
        </draw:frame>
        <draw:page-thumbnail svg:x="1.25in" svg:y="0.75in" svg:width="5in" svg:height="3.75in" presentation:class="page" draw:id="id8" presentation:style-name="a232" draw:name="Folienbildplatzhalter 3">
          <svg:title/>
          <svg:desc/>
        </draw:page-thumbnail>
        <draw:frame draw:id="id9" presentation:style-name="a249" draw:name="Notizenplatzhalter 4" svg:x="0.60069in" svg:y="4.75in" svg:width="6.29861in" svg:height="4.5in" presentation:class="notes" presentation:placeholder="false">
          <draw:text-box>
            <text:list text:style-name="a235">
              <text:list-item>
                <text:p text:style-name="a234" text:class-names="" text:cond-style-name=""><text:span text:style-name="a233" text:class-names="">Textmasterformat bearbeiten</text:span></text:p>
              </text:list-item>
            </text:list>
            <text:list text:style-name="a238">
              <text:list-item>
                <text:list text:style-name="a238">
                  <text:list-item>
                    <text:p text:style-name="a237" text:class-names="" text:cond-style-name=""><text:span text:style-name="a236" text:class-names="">Zweite Ebene</text:span></text:p>
                  </text:list-item>
                </text:list>
              </text:list-item>
            </text:list>
            <text:list text:style-name="a241">
              <text:list-item>
                <text:list text:style-name="a241">
                  <text:list-item>
                    <text:list text:style-name="a241">
                      <text:list-item>
                        <text:p text:style-name="a240" text:class-names="" text:cond-style-name=""><text:span text:style-name="a239" text:class-names="">Dritte Ebene</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Vierte Ebene</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ünfte Ebene</text:span><text:span text:style-name="a246" text:class-names=""/></text:p>
                              </text:list-item>
                            </text:list>
                          </text:list-item>
                        </text:list>
                      </text:list-item>
                    </text:list>
                  </text:list-item>
                </text:list>
              </text:list-item>
            </text:list>
          </draw:text-box>
          <svg:title/>
          <svg:desc/>
        </draw:frame>
        <draw:frame draw:id="id10" presentation:style-name="a252" draw:name="Fußzeilenplatzhalter 5" svg:x="0in" svg:y="9.49826in" svg:width="3.25in" svg:height="0.5in" presentation:class="footer" presentation:placeholder="false">
          <draw:text-box>
            <text:p text:style-name="a251" text:class-names="" text:cond-style-name=""><text:span text:style-name="a250" text:class-names=""/></text:p>
          </draw:text-box>
          <svg:title/>
          <svg:desc/>
        </draw:frame>
        <draw:frame draw:id="id11" presentation:style-name="a255" draw:name="Foliennummernplatzhalter 6" svg:x="4.24826in" svg:y="9.49826in" svg:width="3.25in" svg:height="0.5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3-cust-Titel,-Bild-und-Text" style:page-layout-name="pageLayout1" draw:style-name="a257">
      <draw:custom-shape svg:x="0in" svg:y="0in" svg:width="2.5191in" svg:height="4.65625in" draw:id="id58" draw:layer="Master1-bg" draw:style-name="a260" draw:name="Rechteck 8">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59" draw:layer="Master1-bg" draw:style-name="a264" draw:name="Rechteck 7">
        <svg:title/>
        <svg:desc/>
        <text:p text:style-name="a263" text:class-names="" text:cond-style-name=""><text:span text:style-name="a261" text:class-names="">Seite<text:s text:c="1"/></text:span><text:span text:style-name="a262"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60" draw:layer="Master1-bg" draw:style-name="a265" draw:name="Grafik 9" svg:x="0.38194in" svg:y="0.1875in" svg:width="0.77431in" svg:height="0.25in" style:rel-width="scale" style:rel-height="scale">
        <draw:image xlink:href="media/image1.emf" xlink:type="simple" xlink:show="embed" xlink:actuate="onLoad"/>
        <svg:title/>
        <svg:desc/>
      </draw:frame>
      <draw:frame draw:id="id61" presentation:style-name="a269" draw:name="Bildplatzhalter 8" svg:x="2.5191in" svg:y="0in" svg:width="7.4809in" svg:height="4.65625in" presentation:class="graphic" presentation:placeholder="false">
        <draw:text-box>
          <text:p text:style-name="a268" text:class-names="" text:cond-style-name=""><text:span text:style-name="a266" text:class-names="">Click icon to add picture</text:span><text:span text:style-name="a267" text:class-names=""/></text:p>
        </draw:text-box>
        <svg:title/>
        <svg:desc/>
      </draw:frame>
      <draw:frame draw:id="id62" presentation:style-name="a273" draw:name="Titel 1" svg:x="0.38542in" svg:y="2.56944in" svg:width="2.05556in" svg:height="1.90799in" presentation:class="title" presentation:placeholder="false">
        <draw:text-box>
          <text:p text:style-name="a272" text:class-names="" text:cond-style-name=""><text:span text:style-name="a270" text:class-names="">Click to edit Master title style</text:span><text:span text:style-name="a271" text:class-names=""/></text:p>
        </draw:text-box>
        <svg:title/>
        <svg:desc/>
      </draw:frame>
      <draw:frame draw:id="id63" presentation:style-name="a290" draw:name="Inhaltsplatzhalter 2" svg:x="2.71701in" svg:y="5.02778in" svg:width="7.04687in" svg:height="2.22569in" presentation:class="object" presentation:placeholder="false">
        <draw:text-box>
          <text:list text:style-name="a276">
            <text:list-item>
              <text:p text:style-name="a275" text:class-names="" text:cond-style-name=""><text:span text:style-name="a274" text:class-names="">Edit Master text styles</text:span></text:p>
            </text:list-item>
          </text:list>
          <text:list text:style-name="a279">
            <text:list-item>
              <text:list text:style-name="a279">
                <text:list-item>
                  <text:p text:style-name="a278" text:class-names="" text:cond-style-name=""><text:span text:style-name="a277" text:class-names="">Second level</text:span></text:p>
                </text:list-item>
              </text:list>
            </text:list-item>
          </text:list>
          <text:list text:style-name="a282">
            <text:list-item>
              <text:list text:style-name="a282">
                <text:list-item>
                  <text:list text:style-name="a282">
                    <text:list-item>
                      <text:p text:style-name="a281" text:class-names="" text:cond-style-name=""><text:span text:style-name="a280" text:class-names="">Third level</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6" text:class-names="">Fifth level</text:span><text:span text:style-name="a287" text:class-names=""/></text:p>
                            </text:list-item>
                          </text:list>
                        </text:list-item>
                      </text:list>
                    </text:list-item>
                  </text:list>
                </text:list-item>
              </text:list>
            </text:list-item>
          </text:list>
        </draw:text-box>
        <svg:title/>
        <svg:desc/>
      </draw:frame>
      <draw:frame draw:id="id64" presentation:style-name="a297" draw:transform="translate(-2.21526in -0.09865in) rotate(-4.71239) translate(9.86253in 2.26406in)" draw:name="Textplatzhalter 10" svg:width="4.43052in" svg:height="0.19729in" presentation:class="outline" presentation:placeholder="false">
        <draw:text-box>
          <text:list text:style-name="a293">
            <text:list-item>
              <text:p text:style-name="a292" text:class-names="" text:cond-style-name=""><text:span text:style-name="a291" text:class-names="">Edit Master text styles</text:span></text:p>
            </text:list-item>
          </text:list>
          <text:list text:style-name="a296">
            <text:list-item>
              <text:list text:style-name="a296">
                <text:list-item>
                  <text:p text:style-name="a295" text:class-names="" text:cond-style-name=""><text:span text:style-name="a294" text:class-names="">Second level</text:span></text:p>
                </text:list-item>
              </text:list>
            </text:list-item>
          </text:list>
        </draw:text-box>
        <svg:title/>
        <svg:desc/>
      </draw:frame>
      <draw:frame draw:id="id65" presentation:style-name="a300" draw:name="Fußzeilenplatzhalter 4" svg:x="0.39236in" svg:y="0.51215in" svg:width="2.04861in" svg:height="0.16319in" presentation:class="footer" presentation:placeholder="false">
        <draw:text-box>
          <text:p text:style-name="a299" text:class-names="" text:cond-style-name=""><text:span text:style-name="a298" text:class-names="">Referent, Datum</text:span></text:p>
        </draw:text-box>
        <svg:title/>
        <svg:desc/>
      </draw:frame>
      <presentation:notes style:page-layout-name="pageLayout2" draw:style-name="a332">
        <draw:frame draw:id="id6" presentation:style-name="a303" draw:name="Kopfzeilenplatzhalter 1" svg:x="0in" svg:y="0in" svg:width="3.25in" svg:height="0.5in" presentation:class="header" presentation:placeholder="false">
          <draw:text-box>
            <text:p text:style-name="a302" text:class-names="" text:cond-style-name=""><text:span text:style-name="a301" text:class-names=""/></text:p>
          </draw:text-box>
          <svg:title/>
          <svg:desc/>
        </draw:frame>
        <draw:frame draw:id="id7" presentation:style-name="a307" draw:name="Datumsplatzhalter 2" svg:x="4.24826in" svg:y="0in" svg:width="3.25in" svg:height="0.5in" presentation:class="date-time" presentation:placeholder="false">
          <draw:text-box>
            <text:p text:style-name="a306" text:class-names="" text:cond-style-name=""><text:span text:style-name="a304" text:class-names=""><text:date text:fixed="false" style:data-style-name="a305"/></text:span></text:p>
          </draw:text-box>
          <svg:title/>
          <svg:desc/>
        </draw:frame>
        <draw:page-thumbnail svg:x="1.25in" svg:y="0.75in" svg:width="5in" svg:height="3.75in" presentation:class="page" draw:id="id8" presentation:style-name="a308" draw:name="Folienbildplatzhalter 3">
          <svg:title/>
          <svg:desc/>
        </draw:page-thumbnail>
        <draw:frame draw:id="id9" presentation:style-name="a325" draw:name="Notizenplatzhalter 4" svg:x="0.60069in" svg:y="4.75in" svg:width="6.29861in" svg:height="4.5in" presentation:class="notes" presentation:placeholder="false">
          <draw:text-box>
            <text:list text:style-name="a311">
              <text:list-item>
                <text:p text:style-name="a310" text:class-names="" text:cond-style-name=""><text:span text:style-name="a309" text:class-names="">Textmasterformat bearbeiten</text:span></text:p>
              </text:list-item>
            </text:list>
            <text:list text:style-name="a314">
              <text:list-item>
                <text:list text:style-name="a314">
                  <text:list-item>
                    <text:p text:style-name="a313" text:class-names="" text:cond-style-name=""><text:span text:style-name="a312" text:class-names="">Zweite Ebene</text:span></text:p>
                  </text:list-item>
                </text:list>
              </text:list-item>
            </text:list>
            <text:list text:style-name="a317">
              <text:list-item>
                <text:list text:style-name="a317">
                  <text:list-item>
                    <text:list text:style-name="a317">
                      <text:list-item>
                        <text:p text:style-name="a316" text:class-names="" text:cond-style-name=""><text:span text:style-name="a315" text:class-names="">Dritte Ebene</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te Ebene</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1" text:class-names="">Fünfte Ebene</text:span><text:span text:style-name="a322" text:class-names=""/></text:p>
                              </text:list-item>
                            </text:list>
                          </text:list-item>
                        </text:list>
                      </text:list-item>
                    </text:list>
                  </text:list-item>
                </text:list>
              </text:list-item>
            </text:list>
          </draw:text-box>
          <svg:title/>
          <svg:desc/>
        </draw:frame>
        <draw:frame draw:id="id10" presentation:style-name="a328" draw:name="Fußzeilenplatzhalter 5" svg:x="0in" svg:y="9.49826in" svg:width="3.25in" svg:height="0.5in" presentation:class="footer" presentation:placeholder="false">
          <draw:text-box>
            <text:p text:style-name="a327" text:class-names="" text:cond-style-name=""><text:span text:style-name="a326" text:class-names=""/></text:p>
          </draw:text-box>
          <svg:title/>
          <svg:desc/>
        </draw:frame>
        <draw:frame draw:id="id11" presentation:style-name="a331" draw:name="Foliennummernplatzhalter 6" svg:x="4.24826in" svg:y="9.49826in" svg:width="3.25in" svg:height="0.5in" presentation:class="page-number" presentation:placeholder="false">
          <draw:text-box>
            <text:p text:style-name="a330" text:class-names="" text:cond-style-name=""><text:span text:style-name="a329" text:class-names=""><text:page-number style:num-format="1" text:fixed="false"/></text:span></text:p>
          </draw:text-box>
          <svg:title/>
          <svg:desc/>
        </draw:frame>
      </presentation:notes>
    </style:master-page>
    <style:master-page style:name="Master1-Layout4-cust-Titel,-2-Bilder-und-Text" style:page-layout-name="pageLayout1" draw:style-name="a333">
      <draw:custom-shape svg:x="0in" svg:y="0in" svg:width="2.5191in" svg:height="4.65625in" draw:id="id66" draw:layer="Master1-bg" draw:style-name="a336" draw:name="Rechteck 8">
        <svg:title/>
        <svg:desc/>
        <text:p text:style-name="a335" text:class-names="" text:cond-style-name=""><text:span text:style-name="a334"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67" draw:layer="Master1-bg" draw:style-name="a340" draw:name="Rechteck 7">
        <svg:title/>
        <svg:desc/>
        <text:p text:style-name="a339" text:class-names="" text:cond-style-name=""><text:span text:style-name="a337" text:class-names="">Seite<text:s text:c="1"/></text:span><text:span text:style-name="a338"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68" draw:layer="Master1-bg" draw:style-name="a341" draw:name="Grafik 9" svg:x="0.38194in" svg:y="0.1875in" svg:width="0.77431in" svg:height="0.25in" style:rel-width="scale" style:rel-height="scale">
        <draw:image xlink:href="media/image1.emf" xlink:type="simple" xlink:show="embed" xlink:actuate="onLoad"/>
        <svg:title/>
        <svg:desc/>
      </draw:frame>
      <draw:frame draw:id="id69" presentation:style-name="a345" draw:name="Bildplatzhalter 8" svg:x="6.25998in" svg:y="0in" svg:width="3.74002in" svg:height="4.65625in" presentation:class="graphic" presentation:placeholder="false">
        <draw:text-box>
          <text:p text:style-name="a344" text:class-names="" text:cond-style-name=""><text:span text:style-name="a342" text:class-names="">Click icon to add picture</text:span><text:span text:style-name="a343" text:class-names=""/></text:p>
        </draw:text-box>
        <svg:title/>
        <svg:desc/>
      </draw:frame>
      <draw:frame draw:id="id70" presentation:style-name="a349" draw:name="Titel 1" svg:x="0.38542in" svg:y="2.56944in" svg:width="2.05556in" svg:height="1.90799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71" presentation:style-name="a366" draw:name="Inhaltsplatzhalter 2" svg:x="2.71701in" svg:y="5.02778in" svg:width="7.04687in" svg:height="2.22569in" presentation:class="object" presentation:placeholder="false">
        <draw:text-box>
          <text:list text:style-name="a352">
            <text:list-item>
              <text:p text:style-name="a351" text:class-names="" text:cond-style-name=""><text:span text:style-name="a350" text:class-names="">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5">
            <text:list-item>
              <text:list text:style-name="a365">
                <text:list-item>
                  <text:list text:style-name="a365">
                    <text:list-item>
                      <text:list text:style-name="a365">
                        <text:list-item>
                          <text:list text:style-name="a365">
                            <text:list-item>
                              <text:p text:style-name="a364" text:class-names="" text:cond-style-name=""><text:span text:style-name="a362" text:class-names="">Fifth level</text:span><text:span text:style-name="a363" text:class-names=""/></text:p>
                            </text:list-item>
                          </text:list>
                        </text:list-item>
                      </text:list>
                    </text:list-item>
                  </text:list>
                </text:list-item>
              </text:list>
            </text:list-item>
          </text:list>
        </draw:text-box>
        <svg:title/>
        <svg:desc/>
      </draw:frame>
      <draw:frame draw:id="id72" presentation:style-name="a373" draw:transform="translate(-2.21526in -0.09865in) rotate(-4.71239) translate(9.86253in 2.26406in)" draw:name="Textplatzhalter 10" svg:width="4.43052in" svg:height="0.19729in" presentation:class="outline" presentation:placeholder="false">
        <draw:text-box>
          <text:list text:style-name="a369">
            <text:list-item>
              <text:p text:style-name="a368" text:class-names="" text:cond-style-name=""><text:span text:style-name="a367" text:class-names="">Edit Master text styles</text:span></text:p>
            </text:list-item>
          </text:list>
          <text:list text:style-name="a372">
            <text:list-item>
              <text:list text:style-name="a372">
                <text:list-item>
                  <text:p text:style-name="a371" text:class-names="" text:cond-style-name=""><text:span text:style-name="a370" text:class-names="">Second level</text:span></text:p>
                </text:list-item>
              </text:list>
            </text:list-item>
          </text:list>
        </draw:text-box>
        <svg:title/>
        <svg:desc/>
      </draw:frame>
      <draw:frame draw:id="id73" presentation:style-name="a377" draw:name="Bildplatzhalter 8" svg:x="2.5191in" svg:y="0in" svg:width="3.74088in" svg:height="4.65625in" presentation:class="graphic" presentation:placeholder="false">
        <draw:text-box>
          <text:p text:style-name="a376" text:class-names="" text:cond-style-name=""><text:span text:style-name="a374" text:class-names="">Click icon to add picture</text:span><text:span text:style-name="a375" text:class-names=""/></text:p>
        </draw:text-box>
        <svg:title/>
        <svg:desc/>
      </draw:frame>
      <draw:frame draw:id="id74" presentation:style-name="a384" draw:transform="translate(-2.21526in -0.09865in) rotate(-4.71239) translate(6.12238in 2.26406in)" draw:name="Textplatzhalter 10" svg:width="4.43052in" svg:height="0.19729in" presentation:class="outline" presentation:placeholder="false">
        <draw:text-box>
          <text:list text:style-name="a380">
            <text:list-item>
              <text:p text:style-name="a379" text:class-names="" text:cond-style-name=""><text:span text:style-name="a378" text:class-names="">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draw:text-box>
        <svg:title/>
        <svg:desc/>
      </draw:frame>
      <draw:frame draw:id="id75" presentation:style-name="a387" draw:name="Fußzeilenplatzhalter 4" svg:x="0.39236in" svg:y="0.51215in" svg:width="2.04861in" svg:height="0.16319in" presentation:class="footer" presentation:placeholder="false">
        <draw:text-box>
          <text:p text:style-name="a386" text:class-names="" text:cond-style-name=""><text:span text:style-name="a385" text:class-names="">Referent, Datum</text:span></text:p>
        </draw:text-box>
        <svg:title/>
        <svg:desc/>
      </draw:frame>
      <presentation:notes style:page-layout-name="pageLayout2" draw:style-name="a419">
        <draw:frame draw:id="id6" presentation:style-name="a390" draw:name="Kopfzeilenplatzhalter 1" svg:x="0in" svg:y="0in" svg:width="3.25in" svg:height="0.5in" presentation:class="header" presentation:placeholder="false">
          <draw:text-box>
            <text:p text:style-name="a389" text:class-names="" text:cond-style-name=""><text:span text:style-name="a388" text:class-names=""/></text:p>
          </draw:text-box>
          <svg:title/>
          <svg:desc/>
        </draw:frame>
        <draw:frame draw:id="id7" presentation:style-name="a394" draw:name="Datumsplatzhalter 2" svg:x="4.24826in" svg:y="0in" svg:width="3.25in" svg:height="0.5in" presentation:class="date-time" presentation:placeholder="false">
          <draw:text-box>
            <text:p text:style-name="a393" text:class-names="" text:cond-style-name=""><text:span text:style-name="a391" text:class-names=""><text:date text:fixed="false" style:data-style-name="a392"/></text:span></text:p>
          </draw:text-box>
          <svg:title/>
          <svg:desc/>
        </draw:frame>
        <draw:page-thumbnail svg:x="1.25in" svg:y="0.75in" svg:width="5in" svg:height="3.75in" presentation:class="page" draw:id="id8" presentation:style-name="a395" draw:name="Folienbildplatzhalter 3">
          <svg:title/>
          <svg:desc/>
        </draw:page-thumbnail>
        <draw:frame draw:id="id9" presentation:style-name="a412" draw:name="Notizenplatzhalter 4" svg:x="0.60069in" svg:y="4.75in" svg:width="6.29861in" svg:height="4.5in" presentation:class="notes" presentation:placeholder="false">
          <draw:text-box>
            <text:list text:style-name="a398">
              <text:list-item>
                <text:p text:style-name="a397" text:class-names="" text:cond-style-name=""><text:span text:style-name="a396" text:class-names="">Textmasterformat bearbeiten</text:span></text:p>
              </text:list-item>
            </text:list>
            <text:list text:style-name="a401">
              <text:list-item>
                <text:list text:style-name="a401">
                  <text:list-item>
                    <text:p text:style-name="a400" text:class-names="" text:cond-style-name=""><text:span text:style-name="a399" text:class-names="">Zweite Ebene</text:span></text:p>
                  </text:list-item>
                </text:list>
              </text:list-item>
            </text:list>
            <text:list text:style-name="a404">
              <text:list-item>
                <text:list text:style-name="a404">
                  <text:list-item>
                    <text:list text:style-name="a404">
                      <text:list-item>
                        <text:p text:style-name="a403" text:class-names="" text:cond-style-name=""><text:span text:style-name="a402" text:class-names="">Dritte Eben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Vierte Ebene</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Fünfte Ebene</text:span><text:span text:style-name="a409" text:class-names=""/></text:p>
                              </text:list-item>
                            </text:list>
                          </text:list-item>
                        </text:list>
                      </text:list-item>
                    </text:list>
                  </text:list-item>
                </text:list>
              </text:list-item>
            </text:list>
          </draw:text-box>
          <svg:title/>
          <svg:desc/>
        </draw:frame>
        <draw:frame draw:id="id10" presentation:style-name="a415" draw:name="Fußzeilenplatzhalter 5" svg:x="0in" svg:y="9.49826in" svg:width="3.25in" svg:height="0.5in" presentation:class="footer" presentation:placeholder="false">
          <draw:text-box>
            <text:p text:style-name="a414" text:class-names="" text:cond-style-name=""><text:span text:style-name="a413" text:class-names=""/></text:p>
          </draw:text-box>
          <svg:title/>
          <svg:desc/>
        </draw:frame>
        <draw:frame draw:id="id11" presentation:style-name="a418" draw:name="Foliennummernplatzhalter 6" svg:x="4.24826in" svg:y="9.49826in" svg:width="3.25in" svg:height="0.5in" presentation:class="page-number" presentation:placeholder="false">
          <draw:text-box>
            <text:p text:style-name="a417" text:class-names="" text:cond-style-name=""><text:span text:style-name="a416" text:class-names=""><text:page-number style:num-format="1" text:fixed="false"/></text:span></text:p>
          </draw:text-box>
          <svg:title/>
          <svg:desc/>
        </draw:frame>
      </presentation:notes>
    </style:master-page>
    <style:master-page style:name="Master1-Layout5-titleOnly-Nur-Titel" style:page-layout-name="pageLayout1" draw:style-name="a420">
      <draw:custom-shape svg:x="0in" svg:y="0in" svg:width="2.5191in" svg:height="4.65625in" draw:id="id76" draw:layer="Master1-bg" draw:style-name="a423" draw:name="Rechteck 8">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77" draw:layer="Master1-bg" draw:style-name="a427" draw:name="Rechteck 7">
        <svg:title/>
        <svg:desc/>
        <text:p text:style-name="a426" text:class-names="" text:cond-style-name=""><text:span text:style-name="a424" text:class-names="">Seite<text:s text:c="1"/></text:span><text:span text:style-name="a425"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78" draw:layer="Master1-bg" draw:style-name="a428" draw:name="Grafik 9" svg:x="0.38194in" svg:y="0.1875in" svg:width="0.77431in" svg:height="0.25in" style:rel-width="scale" style:rel-height="scale">
        <draw:image xlink:href="media/image1.emf" xlink:type="simple" xlink:show="embed" xlink:actuate="onLoad"/>
        <svg:title/>
        <svg:desc/>
      </draw:frame>
      <draw:frame draw:id="id79" presentation:style-name="a432" draw:name="Titel 1" svg:x="0.38542in" svg:y="2.56944in" svg:width="2.05556in" svg:height="1.90799in" presentation:class="title" presentation:placeholder="false">
        <draw:text-box>
          <text:p text:style-name="a431" text:class-names="" text:cond-style-name=""><text:span text:style-name="a429" text:class-names="">Click to edit Master title style</text:span><text:span text:style-name="a430" text:class-names=""/></text:p>
        </draw:text-box>
        <svg:title/>
        <svg:desc/>
      </draw:frame>
      <draw:frame draw:id="id80" presentation:style-name="a435" draw:name="Fußzeilenplatzhalter 3" svg:x="0.39236in" svg:y="0.51215in" svg:width="2.04861in" svg:height="0.16319in" presentation:class="footer" presentation:placeholder="false">
        <draw:text-box>
          <text:p text:style-name="a434" text:class-names="" text:cond-style-name=""><text:span text:style-name="a433" text:class-names="">Referent, Datum</text:span></text:p>
        </draw:text-box>
        <svg:title/>
        <svg:desc/>
      </draw:frame>
      <presentation:notes style:page-layout-name="pageLayout2" draw:style-name="a467">
        <draw:frame draw:id="id6" presentation:style-name="a438" draw:name="Kopfzeilenplatzhalter 1" svg:x="0in" svg:y="0in" svg:width="3.25in" svg:height="0.5in" presentation:class="header" presentation:placeholder="false">
          <draw:text-box>
            <text:p text:style-name="a437" text:class-names="" text:cond-style-name=""><text:span text:style-name="a436" text:class-names=""/></text:p>
          </draw:text-box>
          <svg:title/>
          <svg:desc/>
        </draw:frame>
        <draw:frame draw:id="id7" presentation:style-name="a442" draw:name="Datumsplatzhalter 2" svg:x="4.24826in" svg:y="0in" svg:width="3.25in" svg:height="0.5in" presentation:class="date-time" presentation:placeholder="false">
          <draw:text-box>
            <text:p text:style-name="a441" text:class-names="" text:cond-style-name=""><text:span text:style-name="a439" text:class-names=""><text:date text:fixed="false" style:data-style-name="a440"/></text:span></text:p>
          </draw:text-box>
          <svg:title/>
          <svg:desc/>
        </draw:frame>
        <draw:page-thumbnail svg:x="1.25in" svg:y="0.75in" svg:width="5in" svg:height="3.75in" presentation:class="page" draw:id="id8" presentation:style-name="a443" draw:name="Folienbildplatzhalter 3">
          <svg:title/>
          <svg:desc/>
        </draw:page-thumbnail>
        <draw:frame draw:id="id9" presentation:style-name="a460" draw:name="Notizenplatzhalter 4" svg:x="0.60069in" svg:y="4.75in" svg:width="6.29861in" svg:height="4.5in" presentation:class="notes" presentation:placeholder="false">
          <draw:text-box>
            <text:list text:style-name="a446">
              <text:list-item>
                <text:p text:style-name="a445" text:class-names="" text:cond-style-name=""><text:span text:style-name="a444" text:class-names="">Textmasterformat bearbeiten</text:span></text:p>
              </text:list-item>
            </text:list>
            <text:list text:style-name="a449">
              <text:list-item>
                <text:list text:style-name="a449">
                  <text:list-item>
                    <text:p text:style-name="a448" text:class-names="" text:cond-style-name=""><text:span text:style-name="a447" text:class-names="">Zweite Ebene</text:span></text:p>
                  </text:list-item>
                </text:list>
              </text:list-item>
            </text:list>
            <text:list text:style-name="a452">
              <text:list-item>
                <text:list text:style-name="a452">
                  <text:list-item>
                    <text:list text:style-name="a452">
                      <text:list-item>
                        <text:p text:style-name="a451" text:class-names="" text:cond-style-name=""><text:span text:style-name="a450" text:class-names="">Dritte Ebene</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Vierte Ebene</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6" text:class-names="">Fünfte Ebene</text:span><text:span text:style-name="a457" text:class-names=""/></text:p>
                              </text:list-item>
                            </text:list>
                          </text:list-item>
                        </text:list>
                      </text:list-item>
                    </text:list>
                  </text:list-item>
                </text:list>
              </text:list-item>
            </text:list>
          </draw:text-box>
          <svg:title/>
          <svg:desc/>
        </draw:frame>
        <draw:frame draw:id="id10" presentation:style-name="a463" draw:name="Fußzeilenplatzhalter 5" svg:x="0in" svg:y="9.49826in" svg:width="3.25in" svg:height="0.5in" presentation:class="footer" presentation:placeholder="false">
          <draw:text-box>
            <text:p text:style-name="a462" text:class-names="" text:cond-style-name=""><text:span text:style-name="a461" text:class-names=""/></text:p>
          </draw:text-box>
          <svg:title/>
          <svg:desc/>
        </draw:frame>
        <draw:frame draw:id="id11" presentation:style-name="a466" draw:name="Foliennummernplatzhalter 6" svg:x="4.24826in" svg:y="9.49826in" svg:width="3.25in" svg:height="0.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6-blank-Leer" style:page-layout-name="pageLayout1" draw:style-name="a468">
      <draw:custom-shape svg:x="0in" svg:y="0in" svg:width="2.5191in" svg:height="4.65625in" draw:id="id81" draw:layer="Master1-bg" draw:style-name="a471" draw:name="Rechteck 8">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82" draw:layer="Master1-bg" draw:style-name="a475" draw:name="Rechteck 7">
        <svg:title/>
        <svg:desc/>
        <text:p text:style-name="a474" text:class-names="" text:cond-style-name=""><text:span text:style-name="a472" text:class-names="">Seite<text:s text:c="1"/></text:span><text:span text:style-name="a473"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83" draw:layer="Master1-bg" draw:style-name="a476" draw:name="Grafik 9" svg:x="0.38194in" svg:y="0.1875in" svg:width="0.77431in" svg:height="0.25in" style:rel-width="scale" style:rel-height="scale">
        <draw:image xlink:href="media/image1.emf" xlink:type="simple" xlink:show="embed" xlink:actuate="onLoad"/>
        <svg:title/>
        <svg:desc/>
      </draw:frame>
      <draw:frame draw:id="id84" presentation:style-name="a479" draw:name="Fußzeilenplatzhalter 2" svg:x="0.39236in" svg:y="0.51215in" svg:width="2.04861in" svg:height="0.16319in" presentation:class="footer" presentation:placeholder="false">
        <draw:text-box>
          <text:p text:style-name="a478" text:class-names="" text:cond-style-name=""><text:span text:style-name="a477" text:class-names="">Referent, Datum</text:span></text:p>
        </draw:text-box>
        <svg:title/>
        <svg:desc/>
      </draw:frame>
      <presentation:notes style:page-layout-name="pageLayout2" draw:style-name="a511">
        <draw:frame draw:id="id6" presentation:style-name="a482" draw:name="Kopfzeilenplatzhalter 1" svg:x="0in" svg:y="0in" svg:width="3.25in" svg:height="0.5in" presentation:class="header" presentation:placeholder="false">
          <draw:text-box>
            <text:p text:style-name="a481" text:class-names="" text:cond-style-name=""><text:span text:style-name="a480" text:class-names=""/></text:p>
          </draw:text-box>
          <svg:title/>
          <svg:desc/>
        </draw:frame>
        <draw:frame draw:id="id7" presentation:style-name="a486" draw:name="Datumsplatzhalter 2" svg:x="4.24826in" svg:y="0in" svg:width="3.25in" svg:height="0.5in" presentation:class="date-time" presentation:placeholder="false">
          <draw:text-box>
            <text:p text:style-name="a485" text:class-names="" text:cond-style-name=""><text:span text:style-name="a483" text:class-names=""><text:date text:fixed="false" style:data-style-name="a484"/></text:span></text:p>
          </draw:text-box>
          <svg:title/>
          <svg:desc/>
        </draw:frame>
        <draw:page-thumbnail svg:x="1.25in" svg:y="0.75in" svg:width="5in" svg:height="3.75in" presentation:class="page" draw:id="id8" presentation:style-name="a487" draw:name="Folienbildplatzhalter 3">
          <svg:title/>
          <svg:desc/>
        </draw:page-thumbnail>
        <draw:frame draw:id="id9" presentation:style-name="a504" draw:name="Notizenplatzhalter 4" svg:x="0.60069in" svg:y="4.75in" svg:width="6.29861in" svg:height="4.5in" presentation:class="notes" presentation:placeholder="false">
          <draw:text-box>
            <text:list text:style-name="a490">
              <text:list-item>
                <text:p text:style-name="a489" text:class-names="" text:cond-style-name=""><text:span text:style-name="a488" text:class-names="">Textmasterformat bearbeiten</text:span></text:p>
              </text:list-item>
            </text:list>
            <text:list text:style-name="a493">
              <text:list-item>
                <text:list text:style-name="a493">
                  <text:list-item>
                    <text:p text:style-name="a492" text:class-names="" text:cond-style-name=""><text:span text:style-name="a491" text:class-names="">Zweite Ebene</text:span></text:p>
                  </text:list-item>
                </text:list>
              </text:list-item>
            </text:list>
            <text:list text:style-name="a496">
              <text:list-item>
                <text:list text:style-name="a496">
                  <text:list-item>
                    <text:list text:style-name="a496">
                      <text:list-item>
                        <text:p text:style-name="a495" text:class-names="" text:cond-style-name=""><text:span text:style-name="a494" text:class-names="">Dritte Ebene</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Vierte Ebene</text:span></text:p>
                          </text:list-item>
                        </text:list>
                      </text:list-item>
                    </text:list>
                  </text:list-item>
                </text:list>
              </text:list-item>
            </text:list>
            <text:list text:style-name="a503">
              <text:list-item>
                <text:list text:style-name="a503">
                  <text:list-item>
                    <text:list text:style-name="a503">
                      <text:list-item>
                        <text:list text:style-name="a503">
                          <text:list-item>
                            <text:list text:style-name="a503">
                              <text:list-item>
                                <text:p text:style-name="a502" text:class-names="" text:cond-style-name=""><text:span text:style-name="a500" text:class-names="">Fünfte Ebene</text:span><text:span text:style-name="a501" text:class-names=""/></text:p>
                              </text:list-item>
                            </text:list>
                          </text:list-item>
                        </text:list>
                      </text:list-item>
                    </text:list>
                  </text:list-item>
                </text:list>
              </text:list-item>
            </text:list>
          </draw:text-box>
          <svg:title/>
          <svg:desc/>
        </draw:frame>
        <draw:frame draw:id="id10" presentation:style-name="a507" draw:name="Fußzeilenplatzhalter 5" svg:x="0in" svg:y="9.49826in" svg:width="3.25in" svg:height="0.5in" presentation:class="footer" presentation:placeholder="false">
          <draw:text-box>
            <text:p text:style-name="a506" text:class-names="" text:cond-style-name=""><text:span text:style-name="a505" text:class-names=""/></text:p>
          </draw:text-box>
          <svg:title/>
          <svg:desc/>
        </draw:frame>
        <draw:frame draw:id="id11" presentation:style-name="a510" draw:name="Foliennummernplatzhalter 6" svg:x="4.24826in" svg:y="9.49826in" svg:width="3.25in" svg:height="0.5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master-page>
    <style:master-page style:name="Master1-Layout7-titleOnly-Ende" style:page-layout-name="pageLayout1" draw:style-name="a512">
      <draw:custom-shape svg:x="0in" svg:y="0in" svg:width="2.5191in" svg:height="4.65625in" draw:id="id85" draw:layer="Master1-bg" draw:style-name="a515" draw:name="Rechteck 8">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86" draw:layer="Master1-bg" draw:style-name="a519" draw:name="Rechteck 7">
        <svg:title/>
        <svg:desc/>
        <text:p text:style-name="a518" text:class-names="" text:cond-style-name=""><text:span text:style-name="a516" text:class-names="">Seite<text:s text:c="1"/></text:span><text:span text:style-name="a517"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87" draw:layer="Master1-bg" draw:style-name="a520" draw:name="Grafik 9" svg:x="0.38194in" svg:y="0.1875in" svg:width="0.77431in" svg:height="0.25in" style:rel-width="scale" style:rel-height="scale">
        <draw:image xlink:href="media/image1.emf" xlink:type="simple" xlink:show="embed" xlink:actuate="onLoad"/>
        <svg:title/>
        <svg:desc/>
      </draw:frame>
      <draw:custom-shape svg:x="0in" svg:y="0in" svg:width="2.5191in" svg:height="4.65625in" draw:id="id88" draw:style-name="a523" draw:name="Rechteck 9">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custom-shape svg:x="0.39236in" svg:y="0.65278in" svg:width="2.04861in" svg:height="0.18403in" draw:id="id89" draw:style-name="a527" draw:name="Rechteck 10">
        <svg:title/>
        <svg:desc/>
        <text:p text:style-name="a526" text:class-names="" text:cond-style-name=""><text:span text:style-name="a524" text:class-names="">Seite<text:s text:c="1"/></text:span><text:span text:style-name="a525" text:class-names=""><text:page-number style:num-format="1" text:fixed="false"/></text:span></text:p>
        <draw:enhanced-geometry xmlns:dr3d="urn:oasis:names:tc:opendocument:xmlns:dr3d:1.0" draw:type="non-primitive" svg:viewBox="0 0 21600 21600" draw:enhanced-path="M 0 0 L 21600 0 21600 21600 0 21600 Z N"/>
      </draw:custom-shape>
      <draw:frame draw:id="id90" draw:style-name="a528" draw:name="Grafik 12" svg:x="0.38194in" svg:y="0.1875in" svg:width="0.77604in" svg:height="0.25174in" style:rel-width="scale" style:rel-height="scale">
        <draw:image xlink:href="media/image3.emf" xlink:type="simple" xlink:show="embed" xlink:actuate="onLoad"/>
        <svg:title/>
        <svg:desc/>
      </draw:frame>
      <draw:frame draw:id="id91" presentation:style-name="a532" draw:name="Titel 1" svg:x="2.70191in" svg:y="2.56877in" svg:width="7.06198in" svg:height="2.15726in" presentation:class="title" presentation:placeholder="false">
        <draw:text-box>
          <text:p text:style-name="a531" text:class-names="" text:cond-style-name=""><text:span text:style-name="a529" text:class-names="">Click to edit Master title style</text:span><text:span text:style-name="a530" text:class-names=""/></text:p>
        </draw:text-box>
        <svg:title/>
        <svg:desc/>
      </draw:frame>
      <draw:frame draw:id="id92" presentation:style-name="a535" draw:name="Fußzeilenplatzhalter 3" svg:x="0.39236in" svg:y="0.51215in" svg:width="2.04861in" svg:height="0.16319in" presentation:class="footer" presentation:placeholder="false">
        <draw:text-box>
          <text:p text:style-name="a534" text:class-names="" text:cond-style-name=""><text:span text:style-name="a533" text:class-names="">Referent, Datum</text:span></text:p>
        </draw:text-box>
        <svg:title/>
        <svg:desc/>
      </draw:frame>
      <presentation:notes style:page-layout-name="pageLayout2" draw:style-name="a567">
        <draw:frame draw:id="id6" presentation:style-name="a538" draw:name="Kopfzeilenplatzhalter 1" svg:x="0in" svg:y="0in" svg:width="3.25in" svg:height="0.5in" presentation:class="header" presentation:placeholder="false">
          <draw:text-box>
            <text:p text:style-name="a537" text:class-names="" text:cond-style-name=""><text:span text:style-name="a536" text:class-names=""/></text:p>
          </draw:text-box>
          <svg:title/>
          <svg:desc/>
        </draw:frame>
        <draw:frame draw:id="id7" presentation:style-name="a542" draw:name="Datumsplatzhalter 2" svg:x="4.24826in" svg:y="0in" svg:width="3.25in" svg:height="0.5in" presentation:class="date-time" presentation:placeholder="false">
          <draw:text-box>
            <text:p text:style-name="a541" text:class-names="" text:cond-style-name=""><text:span text:style-name="a539" text:class-names=""><text:date text:fixed="false" style:data-style-name="a540"/></text:span></text:p>
          </draw:text-box>
          <svg:title/>
          <svg:desc/>
        </draw:frame>
        <draw:page-thumbnail svg:x="1.25in" svg:y="0.75in" svg:width="5in" svg:height="3.75in" presentation:class="page" draw:id="id8" presentation:style-name="a543" draw:name="Folienbildplatzhalter 3">
          <svg:title/>
          <svg:desc/>
        </draw:page-thumbnail>
        <draw:frame draw:id="id9" presentation:style-name="a560" draw:name="Notizenplatzhalter 4" svg:x="0.60069in" svg:y="4.75in" svg:width="6.29861in" svg:height="4.5in" presentation:class="notes" presentation:placeholder="false">
          <draw:text-box>
            <text:list text:style-name="a546">
              <text:list-item>
                <text:p text:style-name="a545" text:class-names="" text:cond-style-name=""><text:span text:style-name="a544" text:class-names="">Textmasterformat bearbeiten</text:span></text:p>
              </text:list-item>
            </text:list>
            <text:list text:style-name="a549">
              <text:list-item>
                <text:list text:style-name="a549">
                  <text:list-item>
                    <text:p text:style-name="a548" text:class-names="" text:cond-style-name=""><text:span text:style-name="a547" text:class-names="">Zweite Ebene</text:span></text:p>
                  </text:list-item>
                </text:list>
              </text:list-item>
            </text:list>
            <text:list text:style-name="a552">
              <text:list-item>
                <text:list text:style-name="a552">
                  <text:list-item>
                    <text:list text:style-name="a552">
                      <text:list-item>
                        <text:p text:style-name="a551" text:class-names="" text:cond-style-name=""><text:span text:style-name="a550" text:class-names="">Dritte Ebene</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Vierte Ebene</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6" text:class-names="">Fünfte Ebene</text:span><text:span text:style-name="a557" text:class-names=""/></text:p>
                              </text:list-item>
                            </text:list>
                          </text:list-item>
                        </text:list>
                      </text:list-item>
                    </text:list>
                  </text:list-item>
                </text:list>
              </text:list-item>
            </text:list>
          </draw:text-box>
          <svg:title/>
          <svg:desc/>
        </draw:frame>
        <draw:frame draw:id="id10" presentation:style-name="a563" draw:name="Fußzeilenplatzhalter 5" svg:x="0in" svg:y="9.49826in" svg:width="3.25in" svg:height="0.5in" presentation:class="footer" presentation:placeholder="false">
          <draw:text-box>
            <text:p text:style-name="a562" text:class-names="" text:cond-style-name=""><text:span text:style-name="a561" text:class-names=""/></text:p>
          </draw:text-box>
          <svg:title/>
          <svg:desc/>
        </draw:frame>
        <draw:frame draw:id="id11" presentation:style-name="a566" draw:name="Foliennummernplatzhalter 6" svg:x="4.24826in" svg:y="9.49826in" svg:width="3.25in" svg:height="0.5in" presentation:class="page-number" presentation:placeholder="false">
          <draw:text-box>
            <text:p text:style-name="a565" text:class-names="" text:cond-style-name=""><text:span text:style-name="a564" text:class-names=""><text:page-number style:num-format="1" text:fixed="false"/></text:span></text:p>
          </draw:text-box>
          <svg:title/>
          <svg:desc/>
        </draw:frame>
      </presentation:notes>
    </style:master-page>
    <style:handout-master style:page-layout-name="pageLayout3" draw:style-name="a568">
      <draw:frame draw:id="id93" presentation:style-name="a571" draw:name="Kopfzeilenplatzhalter 1" svg:x="0in" svg:y="0in" svg:width="3.25in" svg:height="0.5in" presentation:class="header" presentation:placeholder="false">
        <draw:text-box>
          <text:p text:style-name="a570" text:class-names="" text:cond-style-name=""><text:span text:style-name="a569" text:class-names=""/></text:p>
        </draw:text-box>
        <svg:title/>
        <svg:desc/>
      </draw:frame>
      <draw:frame draw:id="id94" presentation:style-name="a575" draw:name="Datumsplatzhalter 2" svg:x="4.24826in" svg:y="0in" svg:width="3.25in" svg:height="0.5in" presentation:class="date-time" presentation:placeholder="false">
        <draw:text-box>
          <text:p text:style-name="a574" text:class-names="" text:cond-style-name=""><text:span text:style-name="a572" text:class-names=""><text:date text:fixed="false" style:data-style-name="a573"/></text:span></text:p>
        </draw:text-box>
        <svg:title/>
        <svg:desc/>
      </draw:frame>
      <draw:frame draw:id="id95" presentation:style-name="a578" draw:name="Fußzeilenplatzhalter 3" svg:x="0in" svg:y="9.49826in" svg:width="3.25in" svg:height="0.5in" presentation:class="footer" presentation:placeholder="false">
        <draw:text-box>
          <text:p text:style-name="a577" text:class-names="" text:cond-style-name=""><text:span text:style-name="a576" text:class-names=""/></text:p>
        </draw:text-box>
        <svg:title/>
        <svg:desc/>
      </draw:frame>
      <draw:frame draw:id="id96" presentation:style-name="a581" draw:name="Foliennummernplatzhalter 4" svg:x="4.24826in" svg:y="9.49826in" svg:width="3.25in" svg:height="0.5in" presentation:class="page-number" presentation:placeholder="false">
        <draw:text-box>
          <text:p text:style-name="a580" text:class-names="" text:cond-style-name=""><text:span text:style-name="a579" text:class-names=""><text:page-number style:num-format="1" text:fixed="false"/></text:span></text:p>
        </draw:text-box>
        <svg:title/>
        <svg:desc/>
      </draw:frame>
      <draw:page-thumbnail draw:page-number="1" svg:x="0.59549in" svg:y="1in" svg:width="2.93229in" svg:height="2.19965in"/>
      <draw:page-thumbnail draw:page-number="2" svg:x="3.97049in" svg:y="1in" svg:width="2.93229in" svg:height="2.19965in"/>
      <draw:page-thumbnail draw:page-number="3" svg:x="0.59549in" svg:y="3.89931in" svg:width="2.93229in" svg:height="2.19965in"/>
      <draw:page-thumbnail draw:page-number="4" svg:x="3.97049in" svg:y="3.89931in" svg:width="2.93229in" svg:height="2.19965in"/>
      <draw:page-thumbnail draw:page-number="5" svg:x="0.59549in" svg:y="6.79861in" svg:width="2.93229in" svg:height="2.19965in"/>
      <draw:page-thumbnail draw:page-number="6" svg:x="3.97049in" svg:y="6.79861in" svg:width="2.9322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commerce Mobil Anwendung</dc:title>
    <meta:initial-creator>la fleur</meta:initial-creator>
    <dc:creator>la fleur</dc:creator>
    <meta:creation-date>2020-11-05T22:56:40Z</meta:creation-date>
    <dc:date>2020-11-06T00:56:34Z</dc:date>
    <meta:template xlink:href="Mastervorlage_HTW_Berlin_Schwerpunkt_Bild" xlink:type="simple"/>
    <meta:editing-cycles>1</meta:editing-cycles>
    <meta:editing-duration>PT0S</meta:editing-duration>
    <meta:document-statistic meta:paragraph-count="19" meta:word-count="65"/>
  </office:meta>
</office:document-meta>
</file>